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105" style:family="table-column">
      <style:table-column-properties fo:break-before="auto" style:column-width="5.928cm"/>
    </style:style>
    <style:style style:name="co106" style:family="table-column">
      <style:table-column-properties fo:break-before="auto" style:column-width="6.897cm"/>
    </style:style>
    <style:style style:name="co107" style:family="table-column">
      <style:table-column-properties fo:break-before="auto" style:column-width="0.958cm"/>
    </style:style>
    <style:style style:name="co108" style:family="table-column">
      <style:table-column-properties fo:break-before="auto" style:column-width="5.154cm"/>
    </style:style>
    <style:style style:name="co109" style:family="table-column">
      <style:table-column-properties fo:break-before="auto" style:column-width="9.641cm"/>
    </style:style>
    <style:style style:name="co110" style:family="table-column">
      <style:table-column-properties fo:break-before="auto" style:column-width="0.893cm"/>
    </style:style>
    <style:style style:name="co111" style:family="table-column">
      <style:table-column-properties fo:break-before="auto" style:column-width="3.348cm"/>
    </style:style>
    <style:style style:name="co112" style:family="table-column">
      <style:table-column-properties fo:break-before="auto" style:column-width="4.225cm"/>
    </style:style>
    <style:style style:name="co113" style:family="table-column">
      <style:table-column-properties fo:break-before="auto" style:column-width="6.175cm"/>
    </style:style>
    <style:style style:name="co114" style:family="table-column">
      <style:table-column-properties fo:break-before="auto" style:column-width="0.764cm"/>
    </style:style>
    <style:style style:name="co115" style:family="table-column">
      <style:table-column-properties fo:break-before="auto" style:column-width="5.599cm"/>
    </style:style>
    <style:style style:name="co116" style:family="table-column">
      <style:table-column-properties fo:break-before="auto" style:column-width="1.9cm"/>
    </style:style>
    <style:style style:name="co117" style:family="table-column">
      <style:table-column-properties fo:break-before="auto" style:column-width="0.907cm"/>
    </style:style>
    <style:style style:name="co118" style:family="table-column">
      <style:table-column-properties fo:break-before="auto" style:column-width="3.993cm"/>
    </style:style>
    <style:style style:name="co28" style:family="table-column">
      <style:table-column-properties fo:break-before="auto" style:column-width="1.15cm"/>
    </style:style>
    <style:style style:name="co98" style:family="table-column">
      <style:table-column-properties fo:break-before="auto" style:column-width="2.464cm"/>
    </style:style>
    <style:style style:name="co99" style:family="table-column">
      <style:table-column-properties fo:break-before="auto" style:column-width="25.853cm"/>
    </style:style>
    <style:style style:name="co119" style:family="table-column">
      <style:table-column-properties fo:break-before="auto" style:column-width="15.376cm"/>
    </style:style>
    <style:style style:name="co37" style:family="table-column">
      <style:table-column-properties fo:break-before="auto" style:column-width="2.411cm"/>
    </style:style>
    <style:style style:name="co38" style:family="table-column">
      <style:table-column-properties fo:break-before="auto" style:column-width="1.859cm"/>
    </style:style>
    <style:style style:name="co39" style:family="table-column">
      <style:table-column-properties fo:break-before="auto" style:column-width="1.101cm"/>
    </style:style>
    <style:style style:name="co40" style:family="table-column">
      <style:table-column-properties fo:break-before="auto" style:column-width="1.099cm"/>
    </style:style>
    <style:style style:name="co42" style:family="table-column">
      <style:table-column-properties fo:break-before="auto" style:column-width="0.526cm"/>
    </style:style>
    <style:style style:name="co43" style:family="table-column">
      <style:table-column-properties fo:break-before="auto" style:column-width="3.999cm"/>
    </style:style>
    <style:style style:name="co44" style:family="table-column">
      <style:table-column-properties fo:break-before="auto" style:column-width="1.256cm"/>
    </style:style>
    <style:style style:name="co45" style:family="table-column">
      <style:table-column-properties fo:break-before="auto" style:column-width="1.275cm"/>
    </style:style>
    <style:style style:name="co46" style:family="table-column">
      <style:table-column-properties fo:break-before="auto" style:column-width="4.93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2.607cm"/>
    </style:style>
    <style:style style:name="co49" style:family="table-column">
      <style:table-column-properties fo:break-before="auto" style:column-width="1.766cm"/>
    </style:style>
    <style:style style:name="co50" style:family="table-column">
      <style:table-column-properties fo:break-before="auto" style:column-width="2.041cm"/>
    </style:style>
    <style:style style:name="co51" style:family="table-column">
      <style:table-column-properties fo:break-before="auto" style:column-width="1.215cm"/>
    </style:style>
    <style:style style:name="co52" style:family="table-column">
      <style:table-column-properties fo:break-before="auto" style:column-width="3.246cm"/>
    </style:style>
    <style:style style:name="co53" style:family="table-column">
      <style:table-column-properties fo:break-before="auto" style:column-width="6.731cm"/>
    </style:style>
    <style:style style:name="co54" style:family="table-column">
      <style:table-column-properties fo:break-before="auto" style:column-width="2.903cm"/>
    </style:style>
    <style:style style:name="co55" style:family="table-column">
      <style:table-column-properties fo:break-before="auto" style:column-width="2.528cm"/>
    </style:style>
    <style:style style:name="co56" style:family="table-column">
      <style:table-column-properties fo:break-before="auto" style:column-width="7.722cm"/>
    </style:style>
    <style:style style:name="co57" style:family="table-column">
      <style:table-column-properties fo:break-before="auto" style:column-width="1.397cm"/>
    </style:style>
    <style:style style:name="co58" style:family="table-column">
      <style:table-column-properties fo:break-before="auto" style:column-width="3.856cm"/>
    </style:style>
    <style:style style:name="co59" style:family="table-column">
      <style:table-column-properties fo:break-before="auto" style:column-width="1.633cm"/>
    </style:style>
    <style:style style:name="co60" style:family="table-column">
      <style:table-column-properties fo:break-before="auto" style:column-width="1.787cm"/>
    </style:style>
    <style:style style:name="co76" style:family="table-column">
      <style:table-column-properties fo:break-before="auto" style:column-width="2.337cm"/>
    </style:style>
    <style:style style:name="co77" style:family="table-column">
      <style:table-column-properties fo:break-before="auto" style:column-width="2.307cm"/>
    </style:style>
    <style:style style:name="co78" style:family="table-column">
      <style:table-column-properties fo:break-before="auto" style:column-width="2.598cm"/>
    </style:style>
    <style:style style:name="co79" style:family="table-column">
      <style:table-column-properties fo:break-before="auto" style:column-width="1.335cm"/>
    </style:style>
    <style:style style:name="co80" style:family="table-column">
      <style:table-column-properties fo:break-before="auto" style:column-width="2.651cm"/>
    </style:style>
    <style:style style:name="co81" style:family="table-column">
      <style:table-column-properties fo:break-before="auto" style:column-width="2.611cm"/>
    </style:style>
    <style:style style:name="co82" style:family="table-column">
      <style:table-column-properties fo:break-before="auto" style:column-width="2.581cm"/>
    </style:style>
    <style:style style:name="co83" style:family="table-column">
      <style:table-column-properties fo:break-before="auto" style:column-width="2.775cm"/>
    </style:style>
    <style:style style:name="co84" style:family="table-column">
      <style:table-column-properties fo:break-before="auto" style:column-width="2.399cm"/>
    </style:style>
    <style:style style:name="co85" style:family="table-column">
      <style:table-column-properties fo:break-before="auto" style:column-width="2.429cm"/>
    </style:style>
    <style:style style:name="co86" style:family="table-column">
      <style:table-column-properties fo:break-before="auto" style:column-width="1.776cm"/>
    </style:style>
    <style:style style:name="co87" style:family="table-column">
      <style:table-column-properties fo:break-before="auto" style:column-width="1.547cm"/>
    </style:style>
    <style:style style:name="co88" style:family="table-column">
      <style:table-column-properties fo:break-before="auto" style:column-width="1.499cm"/>
    </style:style>
    <style:style style:name="co89" style:family="table-column">
      <style:table-column-properties fo:break-before="auto" style:column-width="1.616cm"/>
    </style:style>
    <style:style style:name="co90" style:family="table-column">
      <style:table-column-properties fo:break-before="auto" style:column-width="1.261cm"/>
    </style:style>
    <style:style style:name="co91" style:family="table-column">
      <style:table-column-properties fo:break-before="auto" style:column-width="1.316cm"/>
    </style:style>
    <style:style style:name="co92" style:family="table-column">
      <style:table-column-properties fo:break-before="auto" style:column-width="1.222cm"/>
    </style:style>
    <style:style style:name="co93" style:family="table-column">
      <style:table-column-properties fo:break-before="auto" style:column-width="1.245cm"/>
    </style:style>
    <style:style style:name="co94" style:family="table-column">
      <style:table-column-properties fo:break-before="auto" style:column-width="3.074cm"/>
    </style:style>
    <style:style style:name="co95" style:family="table-column">
      <style:table-column-properties fo:break-before="auto" style:column-width="1.66cm"/>
    </style:style>
    <style:style style:name="co96" style:family="table-column">
      <style:table-column-properties fo:break-before="auto" style:column-width="1.332cm"/>
    </style:style>
    <style:style style:name="co97" style:family="table-column">
      <style:table-column-properties fo:break-before="auto" style:column-width="1.205cm"/>
    </style:style>
    <style:style style:name="co100" style:family="table-column">
      <style:table-column-properties fo:break-before="auto" style:column-width="1.286cm"/>
    </style:style>
    <style:style style:name="co101" style:family="table-column">
      <style:table-column-properties fo:break-before="auto" style:column-width="1.304cm"/>
    </style:style>
    <style:style style:name="co102" style:family="table-column">
      <style:table-column-properties fo:break-before="auto" style:column-width="0.804cm"/>
    </style:style>
    <style:style style:name="co103" style:family="table-column">
      <style:table-column-properties fo:break-before="auto" style:column-width="1.686cm"/>
    </style:style>
    <style:style style:name="co104" style:family="table-column">
      <style:table-column-properties fo:break-before="auto" style:column-width="2.768cm"/>
    </style:style>
    <style:style style:name="co120" style:family="table-column">
      <style:table-column-properties fo:break-before="auto" style:column-width="1.263cm"/>
    </style:style>
    <style:style style:name="co121" style:family="table-column">
      <style:table-column-properties fo:break-before="auto" style:column-width="1.229cm"/>
    </style:style>
    <style:style style:name="co122" style:family="table-column">
      <style:table-column-properties fo:break-before="auto" style:column-width="3.829cm"/>
    </style:style>
    <style:style style:name="co123" style:family="table-column">
      <style:table-column-properties fo:break-before="auto" style:column-width="3.29cm"/>
    </style:style>
    <style:style style:name="co124" style:family="table-column">
      <style:table-column-properties fo:break-before="auto" style:column-width="3.411cm"/>
    </style:style>
    <style:style style:name="co125" style:family="table-column">
      <style:table-column-properties fo:break-before="auto" style:column-width="3.166cm"/>
    </style:style>
    <style:style style:name="co126" style:family="table-column">
      <style:table-column-properties fo:break-before="auto" style:column-width="5.53cm"/>
    </style:style>
    <style:style style:name="co127" style:family="table-column">
      <style:table-column-properties fo:break-before="auto" style:column-width="0.981cm"/>
    </style:style>
    <style:style style:name="co128" style:family="table-column">
      <style:table-column-properties fo:break-before="auto" style:column-width="4.59cm"/>
    </style:style>
    <style:style style:name="co129" style:family="table-column">
      <style:table-column-properties fo:break-before="auto" style:column-width="2.635cm"/>
    </style:style>
    <style:style style:name="co130" style:family="table-column">
      <style:table-column-properties fo:break-before="auto" style:column-width="4.404cm"/>
    </style:style>
    <style:style style:name="co131" style:family="table-column">
      <style:table-column-properties fo:break-before="auto" style:column-width="0.744cm"/>
    </style:style>
    <style:style style:name="co132" style:family="table-column">
      <style:table-column-properties fo:break-before="auto" style:column-width="5.734cm"/>
    </style:style>
    <style:style style:name="co133" style:family="table-column">
      <style:table-column-properties fo:break-before="auto" style:column-width="5.495cm"/>
    </style:style>
    <style:style style:name="co134" style:family="table-column">
      <style:table-column-properties fo:break-before="auto" style:column-width="27.531cm"/>
    </style:style>
    <style:style style:name="co135" style:family="table-column">
      <style:table-column-properties fo:break-before="auto" style:column-width="0.543cm"/>
    </style:style>
    <style:style style:name="co136" style:family="table-column">
      <style:table-column-properties fo:break-before="auto" style:column-width="5.2cm"/>
    </style:style>
    <style:style style:name="co137" style:family="table-column">
      <style:table-column-properties fo:break-before="auto" style:column-width="1.386cm"/>
    </style:style>
    <style:style style:name="co138" style:family="table-column">
      <style:table-column-properties fo:break-before="auto" style:column-width="1.656cm"/>
    </style:style>
    <style:style style:name="co139" style:family="table-column">
      <style:table-column-properties fo:break-before="auto" style:column-width="1.448cm"/>
    </style:style>
    <style:style style:name="co140" style:family="table-column">
      <style:table-column-properties fo:break-before="auto" style:column-width="1.478cm"/>
    </style:style>
    <style:style style:name="co141" style:family="table-column">
      <style:table-column-properties fo:break-before="auto" style:column-width="1.845cm"/>
    </style:style>
    <style:style style:name="co142" style:family="table-column">
      <style:table-column-properties fo:break-before="auto" style:column-width="1.593cm"/>
    </style:style>
    <style:style style:name="co143" style:family="table-column">
      <style:table-column-properties fo:break-before="auto" style:column-width="1.39cm"/>
    </style:style>
    <style:style style:name="co144" style:family="table-column">
      <style:table-column-properties fo:break-before="auto" style:column-width="1.692cm"/>
    </style:style>
    <style:style style:name="co145" style:family="table-column">
      <style:table-column-properties fo:break-before="auto" style:column-width="3.609cm"/>
    </style:style>
    <style:style style:name="co146" style:family="table-column">
      <style:table-column-properties fo:break-before="auto" style:column-width="2.575cm"/>
    </style:style>
    <style:style style:name="co147" style:family="table-column">
      <style:table-column-properties fo:break-before="auto" style:column-width="2.11cm"/>
    </style:style>
    <style:style style:name="co148" style:family="table-column">
      <style:table-column-properties fo:break-before="auto" style:column-width="2.157cm"/>
    </style:style>
    <style:style style:name="co149" style:family="table-column">
      <style:table-column-properties fo:break-before="auto" style:column-width="1.201cm"/>
    </style:style>
    <style:style style:name="co150" style:family="table-column">
      <style:table-column-properties fo:break-before="auto" style:column-width="4.316cm"/>
    </style:style>
    <style:style style:name="co151" style:family="table-column">
      <style:table-column-properties fo:break-before="auto" style:column-width="1.84cm"/>
    </style:style>
    <style:style style:name="co152" style:family="table-column">
      <style:table-column-properties fo:break-before="auto" style:column-width="1.498cm"/>
    </style:style>
    <style:style style:name="ro3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487cm" fo:break-before="auto" style:use-optimal-row-height="true"/>
    </style:style>
    <style:style style:name="ro37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2.731cm" fo:break-before="auto" style:use-optimal-row-height="fals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612cm" fo:break-before="auto" style:use-optimal-row-height="true"/>
    </style:style>
    <style:style style:name="ro32" style:family="table-row">
      <style:table-row-properties style:row-height="0.529cm" fo:break-before="auto" style:use-optimal-row-height="true"/>
    </style:style>
    <style:style style:name="ro34" style:family="table-row">
      <style:table-row-properties style:row-height="0.467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728cm" fo:break-before="auto" style:use-optimal-row-height="tru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57cm" fo:break-before="auto" style:use-optimal-row-height="tru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547cm" fo:break-before="auto" style:use-optimal-row-height="true"/>
    </style:style>
    <style:style style:name="ro43" style:family="table-row">
      <style:table-row-properties style:row-height="0.526cm" fo:break-before="auto" style:use-optimal-row-height="true"/>
    </style:style>
    <style:style style:name="ro44" style:family="table-row">
      <style:table-row-properties style:row-height="1cm" fo:break-before="auto" style:use-optimal-row-height="true"/>
    </style:style>
    <style:style style:name="ro45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5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64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order="none" style:vertical-align="middle"/>
      <style:text-properties style:font-name="Avenir6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5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5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195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61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196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963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1964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196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19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967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19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98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9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98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1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1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1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1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3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23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3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3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2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5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25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25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2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5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489" style:family="table-cell" style:parent-style-name="Default">
      <style:table-cell-properties style:vertical-align="middle"/>
      <style:text-properties style:font-name="Avenir6"/>
    </style:style>
    <style:style style:name="ce5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2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798" style:family="table-cell" style:parent-style-name="Default">
      <style:table-cell-properties fo:background-color="transparent" style:vertical-align="middle"/>
      <style:text-properties style:font-name="Avenir6"/>
    </style:style>
    <style:style style:name="ce8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65" style:family="table-cell" style:parent-style-name="Default">
      <style:table-cell-properties style:vertical-align="middle"/>
    </style:style>
    <style:style style:name="ce879" style:family="table-cell" style:parent-style-name="Default">
      <style:table-cell-properties fo:border="0.74pt solid #000000" style:vertical-align="middle"/>
    </style:style>
    <style:style style:name="ce88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29" style:family="table-cell" style:parent-style-name="Default">
      <style:table-cell-properties fo:border="none" style:vertical-align="middle"/>
    </style:style>
    <style:style style:name="ce19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1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113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style:vertical-align="middle"/>
      <style:text-properties style:font-name="Avenir4"/>
    </style:style>
    <style:style style:name="ce211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11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118" style:family="table-cell" style:parent-style-name="Default">
      <style:table-cell-properties style:vertical-align="middle"/>
      <style:text-properties style:font-name="Avenir"/>
    </style:style>
    <style:style style:name="ce211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1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name-asian="Segoe UI" style:font-size-asian="8pt" style:font-name-complex="Tahoma" style:font-size-complex="8pt"/>
    </style:style>
    <style:style style:name="ce21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41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142" style:family="table-cell" style:parent-style-name="Default">
      <style:table-cell-properties style:vertical-align="middle"/>
      <style:text-properties style:use-window-font-color="true" style:font-name="Avenir4"/>
    </style:style>
    <style:style style:name="ce21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45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150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51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ext-properties fo:font-size="8pt" style:font-size-asian="8pt" style:font-size-complex="8pt"/>
    </style:style>
    <style:style style:name="ce21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1" style:family="table-cell" style:parent-style-name="Default">
      <style:table-cell-properties fo:background-color="transparent" style:vertical-align="middle"/>
      <style:text-properties style:font-name="Avenir4"/>
    </style:style>
    <style:style style:name="ce25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88" style:family="table-cell" style:parent-style-name="Default">
      <style:table-cell-properties fo:wrap-option="no-wrap" style:vertical-align="middle"/>
    </style:style>
    <style:style style:name="ce2589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4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553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66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5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96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60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1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6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6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57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3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73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74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4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7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9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7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94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46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9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5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9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6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2" style:family="table-cell" style:parent-style-name="Default">
      <style:table-cell-properties fo:border="0.74pt solid #000000" style:vertical-align="middle"/>
    </style:style>
    <style:style style:name="ce98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36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10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4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4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8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9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1121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5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4" fo:font-style="normal" style:font-style-asian="normal" style:font-style-complex="normal"/>
    </style:style>
    <style:style style:name="ce1214" style:family="table-cell" style:parent-style-name="Default">
      <style:text-properties style:font-name="Avenir4" fo:font-style="normal" style:font-style-asian="normal" style:font-style-complex="normal"/>
    </style:style>
    <style:style style:name="ce12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42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130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30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3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6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5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60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68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74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750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797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7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0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1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925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926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54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294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30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30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308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309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310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311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31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314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3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32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3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3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3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5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35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6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4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4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1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1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1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1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3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3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3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7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/>
    </style:style>
    <style:style style:name="ce259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2595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59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5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598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0" style:family="table-cell" style:parent-style-name="Default">
      <style:table-cell-properties style:vertical-align="middle"/>
      <style:text-properties style:font-name="Avenir4"/>
    </style:style>
    <style:style style:name="ce2601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602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603" style:family="table-cell" style:parent-style-name="Default">
      <style:table-cell-properties style:vertical-align="middle"/>
      <style:text-properties style:font-name="Avenir"/>
    </style:style>
    <style:style style:name="ce26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0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609" style:family="table-cell" style:parent-style-name="Default">
      <style:table-cell-properties fo:background-color="transparent" style:vertical-align="middle"/>
      <style:text-properties style:font-name="Avenir4"/>
    </style:style>
    <style:style style:name="ce26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6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6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6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6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6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name-asian="Segoe UI" style:font-size-asian="8pt" style:font-name-complex="Tahoma" style:font-size-complex="8pt"/>
    </style:style>
    <style:style style:name="ce26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2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627" style:family="table-cell" style:parent-style-name="Default">
      <style:table-cell-properties style:vertical-align="middle"/>
      <style:text-properties style:use-window-font-color="true" style:font-name="Avenir4"/>
    </style:style>
    <style:style style:name="ce26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9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630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6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635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636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6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8" style:family="table-cell" style:parent-style-name="Default">
      <style:text-properties fo:font-size="8pt" style:font-size-asian="8pt" style:font-size-complex="8pt"/>
    </style:style>
    <style:style style:name="ce26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0" style:family="table-cell" style:parent-style-name="Default">
      <style:table-cell-properties fo:wrap-option="no-wrap" style:vertical-align="middle"/>
    </style:style>
    <style:style style:name="ce2641" style:family="table-cell" style:parent-style-name="Default">
      <style:table-cell-properties fo:wrap-option="wrap" style:vertical-align="middle"/>
    </style:style>
    <style:style style:name="ce2038" style:family="table-cell" style:parent-style-name="Default" style:data-style-name="N100">
      <style:table-cell-properties fo:wrap-option="wrap"/>
      <style:text-properties style:font-name="Avenir6" fo:font-size="10pt" fo:font-weight="bold" style:font-size-asian="10pt" style:font-weight-asian="bold" style:font-size-complex="10pt" style:font-weight-complex="bold"/>
    </style:style>
    <style:style style:name="ce2039" style:family="table-cell" style:parent-style-name="Default">
      <style:text-properties style:use-window-font-color="true" style:font-name="Avenir6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59" style:family="table-cell" style:parent-style-name="Default">
      <style:text-properties fo:font-weight="normal" style:font-weight-asian="normal" style:font-weight-complex="normal"/>
    </style:style>
    <style:style style:name="ce215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6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61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162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16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6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65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Avenir6" fo:font-weight="bold"/>
    </style:style>
    <style:style style:name="ce2167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68" style:family="table-cell" style:parent-style-name="Default" style:data-style-name="N100">
      <style:text-properties style:font-name="Avenir6" fo:font-weight="normal"/>
    </style:style>
    <style:style style:name="ce2169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70" style:family="table-cell" style:parent-style-name="Default" style:data-style-name="N100">
      <style:text-properties fo:color="#ff0000" style:font-name="Avenir6" fo:font-weight="bold"/>
    </style:style>
    <style:style style:name="ce501" style:family="table-cell" style:parent-style-name="Default">
      <style:text-properties style:font-name="Avenir6"/>
    </style:style>
    <style:style style:name="ce2171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72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73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6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6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717" style:family="table-cell" style:parent-style-name="Default">
      <style:table-cell-properties fo:border="0.06pt solid #000000" style:vertical-align="middle"/>
      <style:text-properties style:font-name="Avenir4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7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27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2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6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8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9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9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31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35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158466" loext:opacity="100%"/>
    </style:style>
    <style:style style:name="T3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bf0041" loext:opacity="100%"/>
    </style:style>
    <style:style style:name="T4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/>
    </style:style>
    <style:style style:name="T47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1" style:family="text">
      <style:text-properties fo:font-size="7pt"/>
    </style:style>
    <style:style style:name="T8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9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102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0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05" style:family="text">
      <style:text-properties style:use-window-font-color="true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0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Segoe UI" style:font-name-complex="Tahoma"/>
    </style:style>
    <style:style style:name="T10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1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color="#158466"/>
    </style:style>
    <style:style style:name="T113" style:family="text">
      <style:text-properties fo:color="#bf0041"/>
    </style:style>
    <style:style style:name="T114" style:family="text">
      <style:text-properties style:use-window-font-color="true"/>
    </style:style>
    <style:style style:name="T11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1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2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26" style:family="text">
      <style:text-properties style:text-line-through-type="single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color="#ff0000" fo:font-weight="bold" style:font-weight-asian="bold" style:font-weight-complex="bold"/>
    </style:style>
    <style:style style:name="T1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31" style:family="text">
      <style:text-properties style:font-name="Avenir6"/>
    </style:style>
    <style:style style:name="T132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A15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udó vagy, mágiatradícióval, vagy</text:p>
            <text:p>Papi tradícióval, akkor NEM kell még</text:p>
            <text:p>egyszer felvenned.</text:p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203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4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5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6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7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8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9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10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3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4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6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566"/>
        <table:table-column table:style-name="co38" table:default-cell-style-name="ce566"/>
        <table:table-column table:style-name="co39" table:default-cell-style-name="ce566"/>
        <table:table-column table:style-name="co40" table:default-cell-style-name="ce566"/>
        <table:table-column table:style-name="co5" table:default-cell-style-name="ce566"/>
        <table:table-column table:style-name="co42" table:default-cell-style-name="ce566"/>
        <table:table-column table:style-name="co43" table:default-cell-style-name="ce566"/>
        <table:table-column table:style-name="co28" table:number-columns-repeated="2" table:default-cell-style-name="ce566"/>
        <table:table-column table:style-name="co44" table:default-cell-style-name="ce566"/>
        <table:table-column table:style-name="co45" table:default-cell-style-name="ce566"/>
        <table:table-column table:style-name="co46" table:default-cell-style-name="ce566"/>
        <table:table-column table:style-name="co47" table:default-cell-style-name="ce566"/>
        <table:table-column table:style-name="co48" table:default-cell-style-name="ce566"/>
        <table:table-column table:style-name="co14" table:default-cell-style-name="ce566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74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92" table:content-validation-name="val10" office:value-type="string" calcext:value-type="string" table:number-columns-spanned="4" table:number-rows-spanned="1">
            <text:p>Északi Ember</text:p>
          </table:table-cell>
          <table:covered-table-cell table:style-name="ce592" table:content-validation-name="val23"/>
          <table:covered-table-cell table:number-columns-repeated="2" table:style-name="ce661"/>
          <table:table-cell table:style-name="ce157" table:content-validation-name="val33" table:formula="of:=VLOOKUP([.$C$5];faj_hatterek_miszteriumok;2;0)" office:value-type="string" office:string-value="Faj misztérium: Északi Ember " calcext:value-type="string" table:number-columns-spanned="3" table:number-rows-spanned="1">
            <text:p>Faj misztérium: Északi Ember </text:p>
          </table:table-cell>
          <table:covered-table-cell table:number-columns-repeated="2" table:style-name="ce661" table:content-validation-name="val33"/>
          <table:table-cell table:style-name="ce259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3">
          <table:table-cell table:style-name="ce533" table:number-columns-spanned="11" table:number-rows-spanned="1"/>
          <table:covered-table-cell/>
          <table:covered-table-cell table:number-columns-repeated="9" table:style-name="ce553"/>
          <table:table-cell table:style-name="ce5" table:number-columns-repeated="4"/>
          <table:table-cell/>
        </table:table-row>
        <table:table-row table:style-name="ro22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53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553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96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5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96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96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04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55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54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42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54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42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53"/>
          <table:table-cell table:style-name="ce5"/>
          <table:table-cell table:style-name="ce224" table:number-columns-spanned="5" table:number-rows-spanned="1"/>
          <table:covered-table-cell table:number-columns-repeated="4" table:style-name="ce553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61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75">Harcmodor képzettségek </text:span><text:span text:style-name="T78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42"/>
          <table:covered-table-cell table:style-name="Default"/>
          <table:table-cell table:style-name="ce74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1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4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1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4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1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4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1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4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1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1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1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1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53"/>
          <table:covered-table-cell table:style-name="ce67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96" table:content-validation-name="val22"/>
          <table:table-cell table:style-name="ce67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43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3">
          <table:table-cell table:style-name="ce553" table:number-columns-spanned="5" table:number-rows-spanned="1"/>
          <table:covered-table-cell/>
          <table:covered-table-cell table:number-columns-repeated="3" table:style-name="ce553"/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75">Primer világi képzettségek</text:span><text:span text:style-name="T76"> </text:span><text:span text:style-name="T77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9">Harci fortélyok  </text:span><text:span text:style-name="T80">🅿️</text:span></text:p>
          </table:table-cell>
          <table:covered-table-cell table:style-name="ce47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8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77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43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77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3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77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43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77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3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77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43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77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77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3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8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48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53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35" table:content-validation-name="val77"/>
          <table:covered-table-cell table:style-name="ce946" table:content-validation-name="val77"/>
        </table:table-row>
        <table:table-row table:style-name="ro1">
          <table:table-cell table:style-name="ce559" table:content-validation-name="val6" table:number-columns-spanned="3" table:number-rows-spanned="1"/>
          <table:covered-table-cell table:number-columns-repeated="2" table:style-name="ce578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3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3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833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736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833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number-columns-repeated="6"/>
          <table:table-cell table:style-name="Default" table:number-columns-repeated="9"/>
          <table:table-cell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3" table:number-rows-repeated="2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2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8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2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43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90">
          <table:table-cell table:number-columns-repeated="16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3">
          <table:table-cell table:number-columns-repeated="14"/>
          <table:table-cell table:style-name="Default"/>
          <table:table-cell/>
        </table:table-row>
        <table:table-row table:style-name="ro3" table:number-rows-repeated="1048043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9" table:default-cell-style-name="ce980"/>
        <table:table-column table:style-name="co50" table:default-cell-style-name="ce980"/>
        <table:table-column table:style-name="co14" table:default-cell-style-name="ce980"/>
        <table:table-column table:style-name="co51" table:default-cell-style-name="ce980"/>
        <table:table-column table:style-name="co52" table:default-cell-style-name="ce980"/>
        <table:table-column table:style-name="co53" table:default-cell-style-name="ce980"/>
        <table:table-column table:style-name="co54" table:default-cell-style-name="ce980"/>
        <table:table-column table:style-name="co55" table:default-cell-style-name="ce980"/>
        <table:table-column table:style-name="co56" table:default-cell-style-name="ce980"/>
        <table:table-column table:style-name="co57" table:default-cell-style-name="ce980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53"/>
          <table:covered-table-cell table:number-columns-repeated="6" table:style-name="ce553" table:content-validation-name="val5"/>
          <table:covered-table-cell table:number-columns-repeated="2" table:style-name="ce545"/>
        </table:table-row>
        <table:table-row table:style-name="ro3">
          <table:table-cell table:style-name="ce9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36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2"/>
          <table:covered-table-cell table:style-name="ce998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2"/>
          <table:covered-table-cell table:style-name="ce998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3">
          <table:table-cell table:style-name="ce45" table:number-columns-spanned="3" table:number-rows-spanned="1"/>
          <table:covered-table-cell table:number-columns-repeated="2" table:style-name="Default"/>
          <table:table-cell table:style-name="ce1014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2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3"/>
          <table:covered-table-cell table:style-name="ce359"/>
          <table:covered-table-cell table:style-name="ce372"/>
          <table:covered-table-cell table:number-columns-repeated="4" table:style-name="ce983"/>
          <table:covered-table-cell table:style-name="ce483"/>
          <table:table-cell table:style-name="Default"/>
        </table:table-row>
        <table:table-row table:style-name="ro3">
          <table:table-cell table:style-name="ce95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8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84"/>
          <table:table-cell table:style-name="ce104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content-validation-name="val97" table:number-columns-spanned="3" table:number-rows-spanned="1"/>
          <table:covered-table-cell table:style-name="ce1081" table:content-validation-name="val97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985" table:content-validation-name="val83"/>
          <table:table-cell table:style-name="ce978" table:content-validation-name="val88"/>
          <table:table-cell table:style-name="ce1044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4" table:content-validation-name="val92"/>
          <table:table-cell table:style-name="ce1081" table:number-columns-spanned="3" table:number-rows-spanned="1"/>
          <table:covered-table-cell table:style-name="ce1081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3">
          <table:table-cell table:style-name="ce956" table:content-validation-name="val83" table:number-columns-spanned="3" table:number-rows-spanned="1"/>
          <table:covered-table-cell table:number-columns-repeated="2" table:style-name="ce592" table:content-validation-name="val83"/>
          <table:table-cell table:style-name="ce374" table:content-validation-name="val89"/>
          <table:table-cell table:style-name="ce1048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8" table:content-validation-name="val92"/>
          <table:table-cell table:style-name="ce1083" table:number-columns-spanned="3" table:number-rows-spanned="1"/>
          <table:covered-table-cell table:style-name="ce1083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3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6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54" office:value-type="string" calcext:value-type="string" table:number-columns-spanned="3" table:number-rows-spanned="1">
            <text:p>Kultúrkör</text:p>
          </table:table-cell>
          <table:covered-table-cell table:style-name="ce982"/>
          <table:covered-table-cell table:style-name="ce984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104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61" table:content-validation-name="val84"/>
          <table:covered-table-cell table:style-name="ce978" table:content-validation-name="val84"/>
          <table:table-cell table:style-name="ce985" table:number-columns-spanned="2" table:number-rows-spanned="1"/>
          <table:covered-table-cell table:style-name="ce669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61" table:content-validation-name="val84"/>
          <table:covered-table-cell table:style-name="ce978" table:content-validation-name="val84"/>
          <table:table-cell table:style-name="ce985" table:number-columns-spanned="2" table:number-rows-spanned="1"/>
          <table:covered-table-cell table:style-name="ce669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61" table:content-validation-name="val84"/>
          <table:covered-table-cell table:style-name="ce978" table:content-validation-name="val84"/>
          <table:table-cell table:style-name="ce985" table:number-columns-spanned="2" table:number-rows-spanned="1"/>
          <table:covered-table-cell table:style-name="ce669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61" table:content-validation-name="val84"/>
          <table:covered-table-cell table:style-name="ce978" table:content-validation-name="val84"/>
          <table:table-cell table:style-name="ce985" table:number-columns-spanned="2" table:number-rows-spanned="1"/>
          <table:covered-table-cell table:style-name="ce669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61" table:content-validation-name="val84"/>
          <table:covered-table-cell table:style-name="ce978" table:content-validation-name="val84"/>
          <table:table-cell table:style-name="ce985" table:number-columns-spanned="2" table:number-rows-spanned="1"/>
          <table:covered-table-cell table:style-name="ce669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61" table:content-validation-name="val84"/>
          <table:covered-table-cell table:style-name="ce978" table:content-validation-name="val84"/>
          <table:table-cell table:style-name="ce985" table:number-columns-spanned="2" table:number-rows-spanned="1"/>
          <table:covered-table-cell table:style-name="ce669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61" table:content-validation-name="val84"/>
          <table:covered-table-cell table:style-name="ce978" table:content-validation-name="val84"/>
          <table:table-cell table:style-name="ce985" table:number-columns-spanned="2" table:number-rows-spanned="1"/>
          <table:covered-table-cell table:style-name="ce669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61" table:content-validation-name="val84"/>
          <table:covered-table-cell table:style-name="ce978" table:content-validation-name="val84"/>
          <table:table-cell table:style-name="ce985" table:number-columns-spanned="2" table:number-rows-spanned="1"/>
          <table:covered-table-cell table:style-name="ce669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61" table:content-validation-name="val84"/>
          <table:covered-table-cell table:style-name="ce978" table:content-validation-name="val84"/>
          <table:table-cell table:style-name="ce985" table:number-columns-spanned="2" table:number-rows-spanned="1"/>
          <table:covered-table-cell table:style-name="ce669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">
          <table:table-cell table:style-name="ce961" table:content-validation-name="val84" table:number-columns-spanned="4" table:number-rows-spanned="1"/>
          <table:covered-table-cell table:style-name="ce422" table:content-validation-name="val84"/>
          <table:covered-table-cell table:style-name="ce961" table:content-validation-name="val84"/>
          <table:covered-table-cell table:style-name="ce978" table:content-validation-name="val84"/>
          <table:table-cell table:style-name="ce985" table:number-columns-spanned="2" table:number-rows-spanned="1"/>
          <table:covered-table-cell table:style-name="ce669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">
          <table:table-cell table:style-name="ce948" table:number-columns-spanned="5" table:number-rows-spanned="1"/>
          <table:covered-table-cell table:number-columns-repeated="4" table:style-name="ce547"/>
          <table:table-cell table:style-name="ce209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6"/>
          <table:covered-table-cell table:style-name="ce205"/>
          <table:covered-table-cell table:style-name="ce349"/>
          <table:covered-table-cell table:style-name="ce402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1">
          <table:table-cell table:style-name="ce954" office:value-type="string" calcext:value-type="string" table:number-columns-spanned="3" table:number-rows-spanned="1">
            <text:p>Hely</text:p>
          </table:table-cell>
          <table:covered-table-cell table:style-name="ce982"/>
          <table:covered-table-cell table:style-name="ce984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104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86" table:content-validation-name="val98" table:number-columns-spanned="2" table:number-rows-spanned="1"/>
          <table:covered-table-cell table:style-name="ce1086" table:content-validation-name="val98"/>
          <table:table-cell table:style-name="ce822"/>
          <table:table-cell table:style-name="Default"/>
        </table:table-row>
        <table:table-row table:style-name="ro3">
          <table:table-cell table:style-name="ce963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9"/>
          <table:covered-table-cell table:style-name="ce484"/>
          <table:table-cell table:style-name="Default"/>
        </table:table-row>
        <table:table-row table:style-name="ro32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3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5" table:number-columns-spanned="2" table:number-rows-spanned="1"/>
          <table:covered-table-cell table:style-name="ce669"/>
          <table:table-cell table:style-name="ce9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3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5" table:number-columns-spanned="2" table:number-rows-spanned="1"/>
          <table:covered-table-cell table:style-name="ce669"/>
          <table:table-cell table:style-name="ce1086" table:content-validation-name="val99" table:number-columns-spanned="2" table:number-rows-spanned="1"/>
          <table:covered-table-cell table:style-name="ce1086" table:content-validation-name="val99"/>
          <table:table-cell table:style-name="ce822"/>
          <table:table-cell table:style-name="Default"/>
        </table:table-row>
        <table:table-row table:style-name="ro3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5" table:number-columns-spanned="2" table:number-rows-spanned="1"/>
          <table:covered-table-cell table:style-name="ce669"/>
          <table:table-cell table:style-name="ce1086" table:content-validation-name="val99" table:number-columns-spanned="2" table:number-rows-spanned="1"/>
          <table:covered-table-cell table:style-name="ce1086" table:content-validation-name="val99"/>
          <table:table-cell table:style-name="ce822"/>
          <table:table-cell table:style-name="Default"/>
        </table:table-row>
        <table:table-row table:style-name="ro3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5" table:number-columns-spanned="2" table:number-rows-spanned="1"/>
          <table:covered-table-cell table:style-name="ce669"/>
          <table:table-cell table:style-name="ce1086" table:content-validation-name="val99" table:number-columns-spanned="2" table:number-rows-spanned="1"/>
          <table:covered-table-cell table:style-name="ce1086" table:content-validation-name="val99"/>
          <table:table-cell table:style-name="ce822"/>
          <table:table-cell table:style-name="Default"/>
        </table:table-row>
        <table:table-row table:style-name="ro3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5" table:number-columns-spanned="2" table:number-rows-spanned="1"/>
          <table:covered-table-cell table:style-name="ce669"/>
          <table:table-cell table:style-name="ce1086" table:content-validation-name="val99" table:number-columns-spanned="2" table:number-rows-spanned="1"/>
          <table:covered-table-cell table:style-name="ce1086" table:content-validation-name="val99"/>
          <table:table-cell table:style-name="ce822"/>
          <table:table-cell table:style-name="Default"/>
        </table:table-row>
        <table:table-row table:style-name="ro3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5" table:number-columns-spanned="2" table:number-rows-spanned="1"/>
          <table:covered-table-cell table:style-name="ce669"/>
          <table:table-cell table:style-name="ce1086" table:content-validation-name="val99" table:number-columns-spanned="2" table:number-rows-spanned="1"/>
          <table:covered-table-cell table:style-name="ce1086" table:content-validation-name="val99"/>
          <table:table-cell table:style-name="ce822"/>
          <table:table-cell table:style-name="Default"/>
        </table:table-row>
        <table:table-row table:style-name="ro3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5" table:number-columns-spanned="2" table:number-rows-spanned="1"/>
          <table:covered-table-cell table:style-name="ce669"/>
          <table:table-cell table:style-name="ce1086" table:content-validation-name="val99" table:number-columns-spanned="2" table:number-rows-spanned="1"/>
          <table:covered-table-cell table:style-name="ce1086" table:content-validation-name="val99"/>
          <table:table-cell table:style-name="ce822"/>
          <table:table-cell table:style-name="Default"/>
        </table:table-row>
        <table:table-row table:style-name="ro3">
          <table:table-cell table:style-name="ce96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78" table:content-validation-name="val5"/>
          <table:table-cell table:style-name="ce985" table:number-columns-spanned="2" table:number-rows-spanned="1"/>
          <table:covered-table-cell table:style-name="ce669"/>
          <table:table-cell table:style-name="ce1086" table:content-validation-name="val99" table:number-columns-spanned="2" table:number-rows-spanned="1"/>
          <table:covered-table-cell table:style-name="ce1086" table:content-validation-name="val99"/>
          <table:table-cell table:style-name="ce822"/>
          <table:table-cell table:style-name="Default"/>
        </table:table-row>
        <table:table-row table:style-name="ro3">
          <table:table-cell table:style-name="ce95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92" table:content-validation-name="val5"/>
          <table:table-cell table:style-name="ce644" table:number-columns-spanned="2" table:number-rows-spanned="1"/>
          <table:covered-table-cell table:style-name="ce670"/>
          <table:table-cell table:style-name="ce1090" table:content-validation-name="val99" table:number-columns-spanned="2" table:number-rows-spanned="1"/>
          <table:covered-table-cell table:style-name="ce1090" table:content-validation-name="val99"/>
          <table:table-cell table:style-name="ce823"/>
          <table:table-cell table:style-name="Default"/>
        </table:table-row>
        <table:table-row table:style-name="ro3">
          <table:table-cell table:style-name="Default" table:number-columns-repeated="9"/>
          <table:table-cell/>
        </table:table-row>
        <table:table-row table:style-name="ro32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3">
          <table:table-cell table:style-name="ce97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78"/>
          <table:covered-table-cell table:style-name="ce706"/>
          <table:table-cell table:style-name="ce978" table:content-validation-name="val94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74"/>
          <table:covered-table-cell table:style-name="ce399"/>
          <table:table-cell table:style-name="ce978" table:content-validation-name="val95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978" table:content-validation-name="val86" table:number-columns-spanned="4" table:number-rows-spanned="1"/>
          <table:covered-table-cell table:number-columns-repeated="2" table:style-name="ce978" table:content-validation-name="val86"/>
          <table:covered-table-cell table:style-name="ce706" table:content-validation-name="val86"/>
          <table:table-cell table:style-name="ce97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10">
          <table:table-cell table:style-name="Default" table:number-columns-repeated="8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11">
          <table:table-cell table:number-columns-repeated="10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9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3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3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3" table:number-rows-repeated="6">
          <table:table-cell table:number-columns-repeated="8"/>
          <table:table-cell table:style-name="Default"/>
          <table:table-cell/>
        </table:table-row>
        <table:table-row table:style-name="ro3" table:number-rows-repeated="1048435">
          <table:table-cell table:number-columns-repeated="10"/>
        </table:table-row>
        <table:table-row table:style-name="ro3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8" table:default-cell-style-name="ce1214"/>
        <table:table-column table:style-name="co59" table:default-cell-style-name="ce1214"/>
        <table:table-column table:style-name="co60" table:default-cell-style-name="ce1214"/>
        <table:table-column table:style-name="co76" table:default-cell-style-name="ce1214"/>
        <table:table-column table:style-name="co77" table:default-cell-style-name="ce1214"/>
        <table:table-column table:style-name="co78" table:default-cell-style-name="ce1214"/>
        <table:table-column table:style-name="co77" table:number-columns-repeated="3" table:default-cell-style-name="ce1214"/>
        <table:table-column table:style-name="co79" table:default-cell-style-name="ce1214"/>
        <table:table-column table:style-name="co80" table:default-cell-style-name="ce1214"/>
        <table:table-column table:style-name="co81" table:default-cell-style-name="ce1214"/>
        <table:table-column table:style-name="co82" table:default-cell-style-name="ce1214"/>
        <table:table-column table:style-name="co83" table:default-cell-style-name="ce1214"/>
        <table:table-column table:style-name="co84" table:default-cell-style-name="ce1214"/>
        <table:table-column table:style-name="co85" table:default-cell-style-name="ce1151"/>
        <table:table-column table:style-name="co86" table:default-cell-style-name="ce633"/>
        <table:table-column table:style-name="co87" table:default-cell-style-name="ce641"/>
        <table:table-column table:style-name="co88" table:default-cell-style-name="ce1226"/>
        <table:table-column table:style-name="co89" table:default-cell-style-name="ce641"/>
        <table:table-column table:style-name="co41" table:default-cell-style-name="ce641"/>
        <table:table-column table:style-name="co90" table:default-cell-style-name="ce641"/>
        <table:table-column table:style-name="co91" table:default-cell-style-name="ce641"/>
        <table:table-column table:style-name="co92" table:default-cell-style-name="ce641"/>
        <table:table-column table:style-name="co93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21"/>
          <table:covered-table-cell table:number-columns-repeated="5" table:style-name="ce1226"/>
          <table:covered-table-cell table:number-columns-repeated="2" table:style-name="ce1121"/>
          <table:table-cell table:style-name="ce112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1226"/>
          <table:table-cell table:number-columns-repeated="243"/>
        </table:table-row>
        <table:table-row table:style-name="ro30">
          <table:table-cell table:style-name="ce1121"/>
          <table:table-cell table:style-name="ce1121" table:number-columns-spanned="6" table:number-rows-spanned="1"/>
          <table:covered-table-cell table:number-columns-repeated="5" table:style-name="ce1121"/>
          <table:table-cell table:style-name="ce1121" table:number-columns-repeated="3"/>
          <table:table-cell table:style-name="ce1195" table:number-columns-spanned="5" table:number-rows-spanned="1"/>
          <table:covered-table-cell table:number-columns-repeated="3" table:style-name="ce1121"/>
          <table:covered-table-cell table:style-name="ce1388"/>
          <table:table-cell table:style-name="ce1226"/>
          <table:table-cell table:number-columns-repeated="243"/>
        </table:table-row>
        <table:table-row table:style-name="ro8">
          <table:table-cell table:style-name="ce586"/>
          <table:table-cell table:style-name="ce1215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15" table:content-validation-name="val146" office:value-type="string" calcext:value-type="string">
            <text:p>Módosítók</text:p>
          </table:table-cell>
          <table:table-cell table:style-name="ce1215" table:content-validation-name="val153" office:value-type="string" calcext:value-type="string">
            <text:p>Összesen</text:p>
          </table:table-cell>
          <table:table-cell table:style-name="ce1121"/>
          <table:table-cell table:style-name="ce1369" office:value-type="string" calcext:value-type="string" table:number-columns-spanned="2" table:number-rows-spanned="1">
            <text:p>Összesen felvett HM:</text:p>
          </table:table-cell>
          <table:covered-table-cell table:style-name="ce1121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2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1226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1300" table:content-validation-name="val130" office:value-type="float" office:value="7" calcext:value-type="float">
            <text:p>7</text:p>
          </table:table-cell>
          <table:table-cell table:style-name="ce1300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462" table:content-validation-name="val154" table:formula="of:=[.C4]+[.B4]+[.D4]" office:value-type="float" office:value="7" calcext:value-type="float">
            <text:p>7</text:p>
          </table:table-cell>
          <table:table-cell table:style-name="ce1121"/>
          <table:table-cell table:style-name="ce1369" office:value-type="string" calcext:value-type="string" table:number-columns-spanned="2" table:number-rows-spanned="1">
            <text:p>Max felvehető HM:</text:p>
          </table:table-cell>
          <table:covered-table-cell table:style-name="ce1121"/>
          <table:table-cell table:style-name="ce1668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21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1300" table:content-validation-name="val130" office:value-type="float" office:value="30" calcext:value-type="float">
            <text:p>30</text:p>
          </table:table-cell>
          <table:table-cell table:style-name="ce1300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462" table:content-validation-name="val155" table:formula="of:=[.C5]+[.B5]+[.D5]" office:value-type="float" office:value="30" calcext:value-type="float">
            <text:p>30</text:p>
          </table:table-cell>
          <table:table-cell table:style-name="ce1121" table:number-columns-repeated="5"/>
          <table:table-cell table:style-name="ce1125"/>
          <table:table-cell table:style-name="ce124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3">
          <table:table-cell table:style-name="ce1121" table:number-columns-repeated="6"/>
          <table:table-cell table:style-name="ce1369" office:value-type="string" calcext:value-type="string" table:number-columns-spanned="2" table:number-rows-spanned="1">
            <text:p>Össz felvett CM:</text:p>
          </table:table-cell>
          <table:covered-table-cell table:style-name="ce1121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2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300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462" table:content-validation-name="val156" table:formula="of:=[.C7]+[.B7]+[.D7]" office:value-type="float" office:value="-15" calcext:value-type="float">
            <text:p>-15</text:p>
          </table:table-cell>
          <table:table-cell table:style-name="ce1121"/>
          <table:table-cell table:style-name="ce1369" office:value-type="string" calcext:value-type="string" table:number-columns-spanned="2" table:number-rows-spanned="1">
            <text:p>Max felvehető CM:</text:p>
          </table:table-cell>
          <table:covered-table-cell table:style-name="ce1121"/>
          <table:table-cell table:style-name="ce1668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21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41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797"/>
          <table:table-cell table:style-name="ce1034"/>
          <table:table-cell table:style-name="Default"/>
          <table:table-cell table:number-columns-repeated="243"/>
        </table:table-row>
        <table:table-row table:style-name="ro3">
          <table:table-cell table:style-name="ce1121"/>
          <table:table-cell table:style-name="ce1226" table:number-columns-repeated="4"/>
          <table:table-cell table:style-name="ce112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21"/>
          <table:table-cell table:style-name="ce1369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26"/>
          <table:table-cell table:style-name="ce1369" office:value-type="string" calcext:value-type="string" table:number-columns-spanned="2" table:number-rows-spanned="1">
            <text:p>Átlag HM</text:p>
          </table:table-cell>
          <table:covered-table-cell table:style-name="ce1121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2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43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3">
          <table:table-cell table:style-name="Default" table:number-columns-repeated="5"/>
          <table:table-cell table:style-name="ce1121"/>
          <table:table-cell table:style-name="Default" table:number-columns-repeated="3"/>
          <table:table-cell table:style-name="ce112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3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21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41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797"/>
          <table:table-cell table:style-name="ce1034"/>
          <table:table-cell table:style-name="Default"/>
          <table:table-cell table:number-columns-repeated="243"/>
        </table:table-row>
        <table:table-row table:style-name="ro34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01" table:content-validation-name="val132" office:value-type="string" calcext:value-type="string">
            <text:p>Szint</text:p>
          </table:table-cell>
          <table:table-cell table:style-name="ce1301" office:value-type="string" calcext:value-type="string">
            <text:p>TÉ/CÉ</text:p>
          </table:table-cell>
          <table:table-cell table:style-name="ce1301" office:value-type="string" calcext:value-type="string">
            <text:p>VÉ</text:p>
          </table:table-cell>
          <table:table-cell table:style-name="ce1301" table:content-validation-name="val168" office:value-type="string" calcext:value-type="string">
            <text:p>Harckeret</text:p>
          </table:table-cell>
          <table:table-cell table:style-name="ce1301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854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2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43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50"/>
          <table:covered-table-cell table:style-name="ce1797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2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43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50"/>
          <table:covered-table-cell table:style-name="ce1797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2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21"/>
          <table:table-cell table:style-name="ce1139" table:content-validation-name="val190" office:value-type="float" office:value="0" calcext:value-type="float">
            <text:p>0</text:p>
          </table:table-cell>
          <table:table-cell table:style-name="ce1750" table:number-columns-repeated="2"/>
          <table:table-cell table:style-name="ce1797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1329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2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2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2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21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Default" table:number-columns-repeated="9"/>
          <table:table-cell table:style-name="ce112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3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3">
          <table:table-cell table:style-name="ce115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0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05" office:value-type="string" calcext:value-type="string">
            <text:p>SP</text:p>
          </table:table-cell>
          <table:table-cell table:style-name="ce1305" office:value-type="string" calcext:value-type="string" table:number-columns-spanned="2" table:number-rows-spanned="1">
            <text:p>Komment</text:p>
          </table:table-cell>
          <table:covered-table-cell table:style-name="ce124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306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54"/>
          <table:table-cell table:number-columns-repeated="8"/>
          <table:table-cell table:style-name="Default"/>
          <table:table-cell table:number-columns-repeated="231"/>
        </table:table-row>
        <table:table-row table:style-name="ro36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4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30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4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7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77" table:formula="of:=IF([.$X27] = 1; &quot;/&quot; &amp; ([.$U27] + 2); &quot;&quot;)">
            <text:p/>
          </table:table-cell>
          <table:table-cell table:style-name="ce188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4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30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7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77" table:formula="of:=IF([.$X28] = 1; &quot;/&quot; &amp; ([.$U28] + 2); &quot;&quot;)">
            <text:p/>
          </table:table-cell>
          <table:table-cell table:style-name="ce188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4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30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4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7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77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4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30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4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7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77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4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306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4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7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77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4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4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7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77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55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55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55" table:number-columns-spanned="2" table:number-rows-spanned="1"/>
          <table:covered-table-cell table:style-name="ce1155"/>
          <table:table-cell table:style-name="Default" table:number-columns-repeated="5"/>
          <table:table-cell table:style-name="ce1226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4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7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7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26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46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46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46"/>
          <table:covered-table-cell table:style-name="ce946"/>
          <table:table-cell/>
          <table:table-cell table:style-name="Default"/>
          <table:table-cell table:number-columns-repeated="231"/>
        </table:table-row>
        <table:table-row table:style-name="ro3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42"/>
          <table:table-cell table:style-name="ce1242"/>
          <table:table-cell table:style-name="Default" table:number-columns-repeated="4"/>
          <table:table-cell table:style-name="ce1226"/>
          <table:table-cell table:style-name="Default" table:number-columns-repeated="2"/>
          <table:table-cell table:style-name="ce1521"/>
          <table:table-cell table:style-name="ce1846"/>
          <table:table-cell table:style-name="Default"/>
          <table:table-cell table:style-name="ce1846"/>
          <table:table-cell table:style-name="Default" table:number-columns-repeated="2"/>
          <table:table-cell table:style-name="ce1846"/>
          <table:table-cell table:style-name="Default"/>
          <table:table-cell table:style-name="ce1846"/>
          <table:table-cell table:style-name="ce946"/>
          <table:table-cell/>
          <table:table-cell table:style-name="Default"/>
          <table:table-cell table:number-columns-repeated="231"/>
        </table:table-row>
        <table:table-row table:style-name="ro3">
          <table:table-cell table:style-name="ce115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0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05" office:value-type="string" calcext:value-type="string">
            <text:p>SP</text:p>
          </table:table-cell>
          <table:table-cell table:style-name="ce1305" office:value-type="string" calcext:value-type="string" table:number-columns-spanned="2" table:number-rows-spanned="1">
            <text:p>Hatótáv + Komment</text:p>
          </table:table-cell>
          <table:covered-table-cell table:style-name="ce1242"/>
          <table:table-cell table:style-name="Default" table:number-columns-repeated="6"/>
          <table:table-cell table:style-name="ce1226"/>
          <table:table-cell table:style-name="Default"/>
          <table:table-cell table:style-name="ce1521"/>
          <table:table-cell table:style-name="ce1846"/>
          <table:table-cell table:style-name="Default"/>
          <table:table-cell table:style-name="ce1846"/>
          <table:table-cell table:style-name="Default" table:number-columns-repeated="2"/>
          <table:table-cell table:style-name="ce1846"/>
          <table:table-cell table:style-name="Default"/>
          <table:table-cell table:style-name="ce1846"/>
          <table:table-cell table:style-name="ce946"/>
          <table:table-cell table:style-name="Default"/>
          <table:table-cell table:number-columns-repeated="232"/>
        </table:table-row>
        <table:table-row table:style-name="ro38">
          <table:table-cell table:style-name="ce1154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30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1226"/>
          <table:table-cell table:style-name="Default"/>
          <table:table-cell table:style-name="ce1521"/>
          <table:table-cell table:style-name="ce1846"/>
          <table:table-cell table:style-name="Default"/>
          <table:table-cell table:style-name="ce1846"/>
          <table:table-cell table:style-name="Default" table:number-columns-repeated="2"/>
          <table:table-cell table:style-name="ce1846"/>
          <table:table-cell table:style-name="Default"/>
          <table:table-cell table:style-name="ce1846"/>
          <table:table-cell table:style-name="ce946"/>
          <table:table-cell table:style-name="Default"/>
          <table:table-cell table:number-columns-repeated="232"/>
        </table:table-row>
        <table:table-row table:style-name="ro1">
          <table:table-cell table:style-name="ce1154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30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1226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4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7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8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226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3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2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21"/>
          <table:table-cell table:style-name="ce1226"/>
          <table:table-cell table:style-name="Default" table:number-columns-repeated="10"/>
          <table:table-cell table:number-columns-repeated="233"/>
        </table:table-row>
        <table:table-row table:style-name="ro22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7" office:value-type="string" calcext:value-type="string" table:number-columns-spanned="2" table:number-rows-spanned="1">
            <text:p>Fegyver<text:span text:style-name="T81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2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21"/>
          <table:table-cell table:style-name="ce849"/>
          <table:table-cell table:style-name="ce1226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597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2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2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2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2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2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21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2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2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2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2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1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1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2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17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17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2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17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2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3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21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3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21"/>
          <table:table-cell table:style-name="Default" table:number-columns-repeated="18"/>
          <table:table-cell table:number-columns-repeated="231"/>
        </table:table-row>
        <table:table-row table:style-name="ro22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3">
          <table:table-cell table:style-name="ce535" table:content-validation-name="val110" table:number-columns-spanned="2" table:number-rows-spanned="1"/>
          <table:covered-table-cell table:style-name="ce982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5" table:number-columns-spanned="2" table:number-rows-spanned="1"/>
          <table:covered-table-cell table:style-name="ce1605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3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6" table:number-columns-spanned="2" table:number-rows-spanned="1"/>
          <table:covered-table-cell table:style-name="ce1606"/>
          <table:table-cell table:style-name="Default" table:number-columns-repeated="2"/>
          <table:table-cell table:style-name="ce1151"/>
          <table:table-cell table:style-name="ce1014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3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2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1121"/>
          <table:table-cell table:style-name="Default" table:number-columns-repeated="7"/>
          <table:table-cell table:number-columns-repeated="242"/>
        </table:table-row>
        <table:table-row table:style-name="ro3">
          <table:table-cell table:style-name="Default" table:number-columns-repeated="17"/>
          <table:table-cell table:number-columns-repeated="242"/>
        </table:table-row>
        <table:table-row table:style-name="ro3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54"/>
          <table:table-cell table:number-columns-repeated="7"/>
          <table:table-cell table:style-name="Default"/>
          <table:table-cell table:number-columns-repeated="232"/>
        </table:table-row>
        <table:table-row table:style-name="ro36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95" table:content-validation-name="val140" office:value-type="string" calcext:value-type="string">
            <text:p>Tám/kör</text:p>
          </table:table-cell>
          <table:table-cell table:style-name="ce1495" office:value-type="string" calcext:value-type="string">
            <text:p>TÉ</text:p>
          </table:table-cell>
          <table:table-cell table:style-name="ce149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83" table:content-validation-name="val111" office:value-type="string" calcext:value-type="string">
            <text:p><text:s text:c="3"/>Elsődleges fegyver</text:p>
          </table:table-cell>
          <table:table-cell table:style-name="ce1261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83" table:content-validation-name="val111" office:value-type="string" calcext:value-type="string">
            <text:p><text:s text:c="3"/>Másodlagos fegyver</text:p>
          </table:table-cell>
          <table:table-cell table:style-name="ce1261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3">
          <table:table-cell table:style-name="ce642"/>
          <table:table-cell table:style-name="ce1242" table:number-columns-repeated="3"/>
          <table:table-cell table:style-name="ce63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42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42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71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71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1273" table:number-columns-spanned="2" table:number-rows-spanned="1"/>
          <table:covered-table-cell table:style-name="ce1273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3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299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83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282" table:content-validation-name="val126" table:number-columns-spanned="2" table:number-rows-spanned="1"/>
          <table:covered-table-cell table:style-name="ce751"/>
          <table:table-cell table:style-name="ce845"/>
          <table:table-cell table:style-name="ce1600" table:content-validation-name="val5"/>
          <table:table-cell table:style-name="ce1140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83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282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299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83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282" table:content-validation-name="val128" table:number-columns-spanned="2" table:number-rows-spanned="1"/>
          <table:covered-table-cell table:style-name="ce1282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53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292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292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2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299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21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21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1121"/>
          <table:table-cell table:style-name="Default" table:number-columns-repeated="3"/>
          <table:table-cell table:number-columns-repeated="241"/>
        </table:table-row>
        <table:table-row table:style-name="ro3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21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299" table:formula="of:=VLOOKUP([.$E$73]; pancel_lefedett_csatolt_tagok; 3; 0)" office:value-type="float" office:value="0" calcext:value-type="float">
            <text:p>0</text:p>
          </table:table-cell>
          <table:table-cell table:style-name="ce1121"/>
          <table:table-cell table:style-name="ce1226"/>
          <table:table-cell table:number-columns-repeated="243"/>
        </table:table-row>
        <table:table-row table:style-name="ro3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21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299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21" table:number-columns-repeated="2"/>
          <table:table-cell table:style-name="ce1226"/>
          <table:table-cell table:number-columns-repeated="243"/>
        </table:table-row>
        <table:table-row table:style-name="ro3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21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21"/>
          <table:table-cell table:style-name="Default"/>
          <table:table-cell table:style-name="ce1226"/>
          <table:table-cell table:number-columns-repeated="243"/>
        </table:table-row>
        <table:table-row table:style-name="ro3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21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299" table:formula="of:=[.C89]" office:value-type="float" office:value="0" calcext:value-type="float">
            <text:p>0</text:p>
          </table:table-cell>
          <table:table-cell table:style-name="ce1723"/>
          <table:table-cell table:style-name="ce1121"/>
          <table:table-cell table:style-name="Default"/>
          <table:table-cell table:style-name="ce1226"/>
          <table:table-cell table:number-columns-repeated="243"/>
        </table:table-row>
        <table:table-row table:style-name="ro3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1226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1121"/>
          <table:table-cell table:style-name="Default"/>
          <table:table-cell table:style-name="ce1226"/>
          <table:table-cell table:number-columns-repeated="243"/>
        </table:table-row>
        <table:table-row table:style-name="ro8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95"/>
          <table:table-cell table:style-name="ce1170" table:number-columns-repeated="2"/>
          <table:table-cell table:style-name="Default"/>
          <table:table-cell table:style-name="ce1121"/>
          <table:table-cell table:style-name="Default"/>
          <table:table-cell table:style-name="ce1226"/>
          <table:table-cell table:number-columns-repeated="243"/>
        </table:table-row>
        <table:table-row table:style-name="ro3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4" office:value-type="string" calcext:value-type="string">
            <text:p>Hátrány-1</text:p>
          </table:table-cell>
          <table:table-cell table:style-name="ce1624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21" table:number-columns-repeated="2"/>
          <table:table-cell table:style-name="ce1226"/>
          <table:table-cell table:number-columns-repeated="243"/>
        </table:table-row>
        <table:table-row table:style-name="ro3">
          <table:table-cell table:style-name="Default" table:number-columns-repeated="13"/>
          <table:table-cell table:style-name="ce1121" table:number-columns-repeated="2"/>
          <table:table-cell table:style-name="ce1226"/>
          <table:table-cell table:number-columns-repeated="243"/>
        </table:table-row>
        <table:table-row table:style-name="ro3">
          <table:table-cell table:style-name="ce1121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121"/>
          <table:table-cell table:style-name="Default" table:number-columns-repeated="4"/>
          <table:table-cell table:style-name="ce1121" table:number-columns-repeated="2"/>
          <table:table-cell table:style-name="ce1226"/>
          <table:table-cell table:number-columns-repeated="243"/>
        </table:table-row>
        <table:table-row table:style-name="ro3">
          <table:table-cell table:style-name="Default" table:number-columns-repeated="4"/>
          <table:table-cell table:style-name="ce1036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21" table:number-columns-repeated="3"/>
          <table:table-cell table:style-name="ce1226"/>
          <table:table-cell table:number-columns-repeated="243"/>
        </table:table-row>
        <table:table-row table:style-name="ro3">
          <table:table-cell table:style-name="ce1121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21" table:number-columns-repeated="5"/>
          <table:table-cell table:style-name="ce1226"/>
          <table:table-cell table:number-columns-repeated="243"/>
        </table:table-row>
        <table:table-row table:style-name="ro3">
          <table:table-cell table:style-name="ce1121" table:number-columns-repeated="6"/>
          <table:table-cell table:style-name="Default" table:number-columns-repeated="4"/>
          <table:table-cell table:style-name="ce1121" table:number-columns-repeated="5"/>
          <table:table-cell table:style-name="ce1226"/>
          <table:table-cell table:number-columns-repeated="243"/>
        </table:table-row>
        <table:table-row table:style-name="ro3">
          <table:table-cell table:style-name="Default" table:number-columns-repeated="4"/>
          <table:table-cell table:style-name="ce1121"/>
          <table:table-cell table:style-name="Default" table:number-columns-repeated="5"/>
          <table:table-cell table:style-name="ce1121" table:number-columns-repeated="5"/>
          <table:table-cell table:style-name="ce1226"/>
          <table:table-cell table:number-columns-repeated="243"/>
        </table:table-row>
        <table:table-row table:style-name="ro3">
          <table:table-cell table:style-name="Default" table:number-columns-repeated="11"/>
          <table:table-cell table:style-name="ce1121" table:number-columns-repeated="4"/>
          <table:table-cell table:style-name="ce1226"/>
          <table:table-cell table:number-columns-repeated="243"/>
        </table:table-row>
        <table:table-row table:style-name="ro3">
          <table:table-cell table:style-name="ce1121" table:number-columns-repeated="4"/>
          <table:table-cell table:style-name="Default" table:number-columns-repeated="8"/>
          <table:table-cell table:style-name="ce1121" table:number-columns-repeated="3"/>
          <table:table-cell table:style-name="ce1226"/>
          <table:table-cell table:number-columns-repeated="243"/>
        </table:table-row>
        <table:table-row table:style-name="ro3" table:number-rows-repeated="2">
          <table:table-cell table:style-name="ce1121" table:number-columns-repeated="7"/>
          <table:table-cell table:style-name="Default" table:number-columns-repeated="6"/>
          <table:table-cell table:style-name="ce1121" table:number-columns-repeated="2"/>
          <table:table-cell table:style-name="ce1226"/>
          <table:table-cell table:number-columns-repeated="243"/>
        </table:table-row>
        <table:table-row table:style-name="ro3" table:number-rows-repeated="2">
          <table:table-cell table:style-name="ce1121" table:number-columns-repeated="15"/>
          <table:table-cell table:style-name="ce1226"/>
          <table:table-cell table:number-columns-repeated="243"/>
        </table:table-row>
        <table:table-row table:style-name="ro3" table:number-rows-repeated="2">
          <table:table-cell table:style-name="ce1121" table:number-columns-repeated="6"/>
          <table:table-cell table:style-name="Default"/>
          <table:table-cell table:style-name="ce1121" table:number-columns-repeated="8"/>
          <table:table-cell table:style-name="ce1226"/>
          <table:table-cell table:number-columns-repeated="243"/>
        </table:table-row>
        <table:table-row table:style-name="ro3" table:number-rows-repeated="65449">
          <table:table-cell table:style-name="ce1121" table:number-columns-repeated="15"/>
          <table:table-cell table:style-name="ce1226"/>
          <table:table-cell table:number-columns-repeated="243"/>
        </table:table-row>
        <table:table-row table:style-name="ro3" table:number-rows-repeated="12">
          <table:table-cell table:style-name="ce1121" table:number-columns-repeated="9"/>
          <table:table-cell table:number-columns-repeated="250"/>
        </table:table-row>
        <table:table-row table:style-name="ro3">
          <table:table-cell table:number-columns-repeated="4"/>
          <table:table-cell table:style-name="ce1121" table:number-columns-repeated="5"/>
          <table:table-cell table:number-columns-repeated="250"/>
        </table:table-row>
        <table:table-row table:style-name="ro3">
          <table:table-cell table:number-columns-repeated="4"/>
          <table:table-cell table:style-name="ce1121"/>
          <table:table-cell table:number-columns-repeated="254"/>
        </table:table-row>
        <table:table-row table:style-name="ro3" table:number-rows-repeated="983009">
          <table:table-cell table:number-columns-repeated="259"/>
        </table:table-row>
        <table:table-row table:style-name="ro3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94" table:default-cell-style-name="ce553"/>
        <table:table-column table:style-name="co95" table:default-cell-style-name="ce553"/>
        <table:table-column table:style-name="co96" table:default-cell-style-name="ce553"/>
        <table:table-column table:style-name="co97" table:default-cell-style-name="ce553"/>
        <table:table-column table:style-name="co100" table:default-cell-style-name="ce553"/>
        <table:table-column table:style-name="co101" table:default-cell-style-name="ce553"/>
        <table:table-column table:style-name="co102" table:default-cell-style-name="ce1954"/>
        <table:table-column table:style-name="co103" table:default-cell-style-name="ce553"/>
        <table:table-column table:style-name="co104" table:default-cell-style-name="ce553"/>
        <table:table-column table:style-name="co120" table:number-columns-repeated="4" table:default-cell-style-name="ce553"/>
        <table:table-column table:style-name="co121" table:default-cell-style-name="ce549"/>
        <table:table-column table:style-name="co122" table:default-cell-style-name="ce553"/>
        <table:table-column table:style-name="co41" table:number-columns-repeated="2" table:default-cell-style-name="ce553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1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4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5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5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2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6" office:value-type="float" office:value="3" calcext:value-type="float">
            <text:p>3 →</text:p>
          </table:table-cell>
          <table:table-cell table:style-name="ce1491" table:content-validation-name="val216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25"/>
          <table:covered-table-cell table:style-name="ce1147" table:content-validation-name="val117"/>
          <table:covered-table-cell table:style-name="ce1925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6" calcext:value-type="float">
            <text:p>6 →</text:p>
          </table:table-cell>
          <table:table-cell table:style-name="ce1491" table:content-validation-name="val216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26"/>
          <table:covered-table-cell table:style-name="ce1148" table:content-validation-name="val117"/>
          <table:covered-table-cell table:style-name="ce1926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26"/>
          <table:covered-table-cell table:style-name="ce1148" table:content-validation-name="val117"/>
          <table:covered-table-cell table:style-name="ce1926" table:content-validation-name="val117"/>
          <table:table-cell/>
          <table:table-cell table:style-name="ce1692" table:content-validation-name="val216" office:value-type="float" office:value="9" calcext:value-type="float">
            <text:p>9 →</text:p>
          </table:table-cell>
          <table:table-cell table:style-name="ce1491" table:content-validation-name="val216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6" office:value-type="float" office:value="12" calcext:value-type="float">
            <text:p>12 →</text:p>
          </table:table-cell>
          <table:table-cell table:style-name="ce1491" table:content-validation-name="val216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37">
          <table:table-cell table:style-name="ce1325" office:value-type="string" calcext:value-type="string" table:number-columns-spanned="6" table:number-rows-spanned="1">
            <text:p><text:span text:style-name="T82">Tradíció képzettségek </text:span><text:span text:style-name="T8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8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6" office:value-type="float" office:value="15" calcext:value-type="float">
            <text:p>15 →</text:p>
          </table:table-cell>
          <table:table-cell table:style-name="ce1491" table:content-validation-name="val216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18" calcext:value-type="float">
            <text:p>18 →</text:p>
          </table:table-cell>
          <table:table-cell table:style-name="ce1491" table:content-validation-name="val216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6"/>
          <table:covered-table-cell table:number-columns-repeated="2" table:style-name="ce59" table:content-validation-name="val206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612"/>
          <table:covered-table-cell table:style-name="ce151"/>
          <table:table-cell/>
          <table:table-cell table:style-name="ce1692" table:content-validation-name="val216" office:value-type="float" office:value="21" calcext:value-type="float">
            <text:p>21 →</text:p>
          </table:table-cell>
          <table:table-cell table:style-name="ce1491" table:content-validation-name="val216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6"/>
          <table:covered-table-cell table:number-columns-repeated="2" table:style-name="ce64" table:content-validation-name="val206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6" office:value-type="float" office:value="24" calcext:value-type="float">
            <text:p>24 →</text:p>
          </table:table-cell>
          <table:table-cell table:style-name="ce1491" table:content-validation-name="val216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9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10"/>
          <table:table-cell table:style-name="ce1466" table:content-validation-name="val210" table:formula="of:=[$Data.$C$27]" office:value-type="float" office:value="3" calcext:value-type="float">
            <text:p>3</text:p>
          </table:table-cell>
          <table:table-cell table:style-name="ce1435" table:content-validation-name="val209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27" calcext:value-type="float">
            <text:p>27 →</text:p>
          </table:table-cell>
          <table:table-cell table:style-name="ce1491" table:content-validation-name="val216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37">
          <table:table-cell table:style-name="ce1325" office:value-type="string" calcext:value-type="string" table:number-columns-spanned="6" table:number-rows-spanned="1">
            <text:p><text:span text:style-name="T82">Szféra  / Arkánum képzettségek </text:span><text:span text:style-name="T8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30" calcext:value-type="float">
            <text:p>30 →</text:p>
          </table:table-cell>
          <table:table-cell table:style-name="ce1491" table:content-validation-name="val216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3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553" table:content-validation-name="val202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3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294"/>
          <table:table-cell table:number-columns-repeated="236"/>
        </table:table-row>
        <table:table-row table:style-name="ro3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2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29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3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3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3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902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2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3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902" table:content-validation-name="val205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04" table:content-validation-name="val5" table:number-columns-spanned="13" table:number-rows-spanned="1"/>
          <table:covered-table-cell table:number-columns-repeated="5" table:style-name="ce1904" table:content-validation-name="val5"/>
          <table:covered-table-cell table:style-name="ce1438" table:content-validation-name="val5"/>
          <table:covered-table-cell table:number-columns-repeated="5" table:style-name="ce190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3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3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3">
          <table:table-cell table:number-columns-repeated="13"/>
          <table:table-cell table:style-name="Default"/>
          <table:table-cell table:number-columns-repeated="242"/>
        </table:table-row>
        <table:table-row table:style-name="ro3" table:number-rows-repeated="1047890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307"/>
        <table:table-column table:style-name="co62" table:default-cell-style-name="ce1913"/>
        <table:table-column table:style-name="co63" table:default-cell-style-name="ce1913"/>
        <table:table-column table:style-name="co64" table:default-cell-style-name="ce1913"/>
        <table:table-column table:style-name="co5" table:default-cell-style-name="ce1913"/>
        <table:table-column table:style-name="co65" table:default-cell-style-name="ce1913"/>
        <table:table-column table:style-name="co66" table:default-cell-style-name="ce1913"/>
        <table:table-column table:style-name="co67" table:default-cell-style-name="ce1913"/>
        <table:table-column table:style-name="co68" table:default-cell-style-name="ce1913"/>
        <table:table-column table:style-name="co69" table:default-cell-style-name="ce1913"/>
        <table:table-column table:style-name="co5" table:default-cell-style-name="ce1913"/>
        <table:table-column table:style-name="co70" table:default-cell-style-name="ce1913"/>
        <table:table-column table:style-name="co71" table:default-cell-style-name="ce1913"/>
        <table:table-column table:style-name="co72" table:default-cell-style-name="ce1913"/>
        <table:table-column table:style-name="co73" table:default-cell-style-name="ce1913"/>
        <table:table-column table:style-name="co74" table:default-cell-style-name="ce1913"/>
        <table:table-column table:style-name="co41" table:default-cell-style-name="ce1913"/>
        <table:table-column table:style-name="co41" table:number-columns-repeated="3" table:default-cell-style-name="ce2356"/>
        <table:table-column table:style-name="co41" table:number-columns-repeated="2" table:default-cell-style-name="ce1913"/>
        <table:table-column table:style-name="co75" table:default-cell-style-name="ce2307"/>
        <table:table-column table:style-name="co41" table:number-columns-repeated="241" table:default-cell-style-name="ce553"/>
        <table:table-column table:style-name="co14" table:default-cell-style-name="ce980"/>
        <table:table-row table:style-name="ro3">
          <table:table-cell table:style-name="ce230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5"/>
          <table:table-cell table:style-name="ce1695" table:number-columns-repeated="9"/>
          <table:table-cell table:style-name="ce980" table:number-columns-repeated="248"/>
          <table:table-cell/>
        </table:table-row>
        <table:table-row table:style-name="ro17">
          <table:table-cell table:style-name="ce2305"/>
          <table:table-cell table:style-name="ce2315" office:value-type="string" calcext:value-type="string">
            <text:p>Fegyver</text:p>
          </table:table-cell>
          <table:table-cell table:style-name="ce2345" office:value-type="string" calcext:value-type="string">
            <text:p>TÉ</text:p>
          </table:table-cell>
          <table:table-cell table:style-name="ce2345" office:value-type="string" calcext:value-type="string">
            <text:p>VÉ</text:p>
          </table:table-cell>
          <table:table-cell table:style-name="ce2315" office:value-type="string" calcext:value-type="string">
            <text:p>SP</text:p>
          </table:table-cell>
          <table:table-cell table:style-name="ce2387" office:value-type="string" calcext:value-type="string">
            <text:p>Sebesség</text:p>
          </table:table-cell>
          <table:table-cell table:style-name="ce2402" office:value-type="string" calcext:value-type="string">
            <text:p>Sebzés</text:p>
            <text:p>Módja</text:p>
          </table:table-cell>
          <table:table-cell table:style-name="ce2414" office:value-type="string" calcext:value-type="string">
            <text:p>Pengehossz</text:p>
          </table:table-cell>
          <table:table-cell table:style-name="ce2427" office:value-type="string" calcext:value-type="string">
            <text:p>Forgatás</text:p>
            <text:p>Módja</text:p>
          </table:table-cell>
          <table:table-cell table:style-name="ce2440" office:value-type="string" calcext:value-type="string">
            <text:p>Erőbónusz</text:p>
            <text:p>Max</text:p>
          </table:table-cell>
          <table:table-cell table:style-name="ce2387" office:value-type="string" calcext:value-type="string">
            <text:p>Átütés</text:p>
          </table:table-cell>
          <table:table-cell table:style-name="ce2445" office:value-type="string" calcext:value-type="string">
            <text:p>Íves</text:p>
          </table:table-cell>
          <table:table-cell table:style-name="ce2445" office:value-type="string" calcext:value-type="string">
            <text:p>MK</text:p>
          </table:table-cell>
          <table:table-cell table:style-name="ce2445" office:value-type="string" calcext:value-type="string">
            <text:p>KF</text:p>
          </table:table-cell>
          <table:table-cell table:style-name="ce2476" office:value-type="string" calcext:value-type="string">
            <text:p>Harcmodor</text:p>
          </table:table-cell>
          <table:table-cell table:style-name="ce2493" office:value-type="string" calcext:value-type="string">
            <text:p>Megjegyzés</text:p>
          </table:table-cell>
          <table:table-cell table:style-name="ce2532"/>
          <table:table-cell table:style-name="ce980" table:number-columns-repeated="111"/>
          <table:table-cell table:style-name="ce2307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6" office:value-type="string" calcext:value-type="string">
            <text:p>Közelharci fegyverek</text:p>
          </table:table-cell>
          <table:table-cell table:style-name="ce2316"/>
          <table:table-cell table:style-name="ce2346" table:number-columns-repeated="2"/>
          <table:table-cell table:style-name="ce2316"/>
          <table:table-cell table:style-name="ce2388"/>
          <table:table-cell table:style-name="ce2403"/>
          <table:table-cell table:style-name="ce2388"/>
          <table:table-cell table:style-name="ce2428"/>
          <table:table-cell table:style-name="ce2403"/>
          <table:table-cell table:style-name="ce2388" table:number-columns-repeated="4"/>
          <table:table-cell table:style-name="ce2428"/>
          <table:table-cell table:style-name="ce2494"/>
          <table:table-cell table:style-name="ce2532"/>
          <table:table-cell table:style-name="ce980" table:number-columns-repeated="111"/>
          <table:table-cell table:style-name="ce2533"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317" office:value-type="string" calcext:value-type="string">
            <text:p>Puszta kéz</text:p>
          </table:table-cell>
          <table:table-cell table:number-columns-repeated="2" table:style-name="ce998" office:value-type="float" office:value="-3" calcext:value-type="float">
            <text:p>-3</text:p>
          </table:table-cell>
          <table:table-cell table:style-name="ce2362" office:value-type="float" office:value="-5" calcext:value-type="float">
            <text:p>-5</text:p>
          </table:table-cell>
          <table:table-cell table:style-name="ce2362" office:value-type="float" office:value="6" calcext:value-type="float">
            <text:p>6</text:p>
          </table:table-cell>
          <table:table-cell table:style-name="ce2362" office:value-type="string" calcext:value-type="string">
            <text:p>Z</text:p>
          </table:table-cell>
          <table:table-cell table:style-name="ce2418" office:value-type="float" office:value="0" calcext:value-type="float">
            <text:p>0</text:p>
          </table:table-cell>
          <table:table-cell table:style-name="ce2362" office:value-type="string" calcext:value-type="string">
            <text:p>egykezes</text:p>
          </table:table-cell>
          <table:table-cell table:style-name="ce2362" office:value-type="float" office:value="99" calcext:value-type="float">
            <text:p>99</text:p>
          </table:table-cell>
          <table:table-cell table:style-name="ce2362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86">Páncélkesztyűvel SP:-3 a (-5) helyett.</text:span>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">
          <table:table-cell/>
          <table:table-cell table:style-name="ce2318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363" office:value-type="float" office:value="0" calcext:value-type="float">
            <text:p>0</text:p>
          </table:table-cell>
          <table:table-cell table:style-name="ce2363" office:value-type="float" office:value="6" calcext:value-type="float">
            <text:p>6</text:p>
          </table:table-cell>
          <table:table-cell table:style-name="ce2363" office:value-type="string" calcext:value-type="string">
            <text:p>Z</text:p>
          </table:table-cell>
          <table:table-cell table:style-name="ce2419" office:value-type="float" office:value="0" calcext:value-type="float">
            <text:p>0</text:p>
          </table:table-cell>
          <table:table-cell table:style-name="ce2363" office:value-type="string" calcext:value-type="string">
            <text:p>egykezes</text:p>
          </table:table-cell>
          <table:table-cell table:style-name="ce2363" office:value-type="float" office:value="99" calcext:value-type="float">
            <text:p>99</text:p>
          </table:table-cell>
          <table:table-cell table:number-columns-repeated="4" table:style-name="ce2363" office:value-type="float" office:value="0" calcext:value-type="float">
            <text:p>0</text:p>
          </table:table-cell>
          <table:table-cell table:style-name="ce2478" office:value-type="string" calcext:value-type="string">
            <text:p>közelharc</text:p>
          </table:table-cell>
          <table:table-cell table:style-name="ce2496" office:value-type="string" calcext:value-type="string">
            <text:p>FP sebesülést okoz. 5.FP = 1 ÉP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8"/>
          <table:table-cell table:style-name="ce2319" office:value-type="string" calcext:value-type="string">
            <text:p>Tőr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5" office:value-type="string" calcext:value-type="string">
            <text:p>-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319" office:value-type="string" calcext:value-type="string">
            <text:p>Béltépő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0" calcext:value-type="float">
            <text:p>0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Dzsambia</text:p>
          </table:table-cell>
          <table:table-cell table:number-columns-repeated="2" table:style-name="ce998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number-columns-repeated="2" table:style-name="ce2364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19" office:value-type="string" calcext:value-type="string">
            <text:p>Garott</text:p>
          </table:table-cell>
          <table:table-cell table:number-columns-repeated="2" table:style-name="ce998" office:value-type="float" office:value="0" calcext:value-type="float">
            <text:p>0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-</text:p>
          </table:table-cell>
          <table:table-cell table:style-name="ce2364" office:value-type="string" calcext:value-type="string">
            <text:p>V</text:p>
          </table:table-cell>
          <table:table-cell table:style-name="ce2364" office:value-type="string" calcext:value-type="string">
            <text:p>spec.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8">
          <table:table-cell/>
          <table:table-cell table:style-name="ce2319" office:value-type="string" calcext:value-type="string">
            <text:p>Kés</text:p>
          </table:table-cell>
          <table:table-cell table:number-columns-repeated="2" table:style-name="ce998" office:value-type="float" office:value="1" calcext:value-type="float">
            <text:p>1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-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319" office:value-type="string" calcext:value-type="string">
            <text:p>Kriszkés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8">
          <table:table-cell/>
          <table:table-cell table:style-name="ce2319" office:value-type="string" calcext:value-type="string">
            <text:p>Levéltőr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2365" office:value-type="float" office:value="1" calcext:value-type="float">
            <text:p>1</text:p>
          </table:table-cell>
          <table:table-cell table:style-name="ce2365" office:value-type="float" office:value="6" calcext:value-type="float">
            <text:p>6</text:p>
          </table:table-cell>
          <table:table-cell table:style-name="ce2365" office:value-type="string" calcext:value-type="string">
            <text:p>S/V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5" office:value-type="float" office:value="2" calcext:value-type="float">
            <text:p>2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-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Markolatgomb</text:p>
          </table:table-cell>
          <table:table-cell table:style-name="ce998" office:value-type="float" office:value="-1" calcext:value-type="float">
            <text:p>-1</text:p>
          </table:table-cell>
          <table:table-cell table:style-name="ce998" office:value-type="float" office:value="-2" calcext:value-type="float">
            <text:p>-2</text:p>
          </table:table-cell>
          <table:table-cell table:style-name="ce2365" office:value-type="float" office:value="0" calcext:value-type="float">
            <text:p>0</text:p>
          </table:table-cell>
          <table:table-cell table:style-name="ce2365" office:value-type="float" office:value="6" calcext:value-type="float">
            <text:p>6</text:p>
          </table:table-cell>
          <table:table-cell table:style-name="ce2365" office:value-type="string" calcext:value-type="string">
            <text:p>Z</text:p>
          </table:table-cell>
          <table:table-cell table:style-name="ce2365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5" office:value-type="float" office:value="3" calcext:value-type="float">
            <text:p>3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5" office:value-type="string" calcext:value-type="string">
            <text:p>Ugyanazok az értékei, mint a Vasökölnek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Méregfog</text:p>
          </table:table-cell>
          <table:table-cell table:number-columns-repeated="2" table:style-name="ce998" office:value-type="float" office:value="1" calcext:value-type="float">
            <text:p>1</text:p>
          </table:table-cell>
          <table:table-cell table:style-name="ce2365" office:value-type="float" office:value="0" calcext:value-type="float">
            <text:p>0</text:p>
          </table:table-cell>
          <table:table-cell table:style-name="ce2365" office:value-type="float" office:value="6" calcext:value-type="float">
            <text:p>6</text:p>
          </table:table-cell>
          <table:table-cell table:style-name="ce2365" office:value-type="string" calcext:value-type="string">
            <text:p>S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number-columns-repeated="2" table:style-name="ce2365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5" office:value-type="string" calcext:value-type="string">
            <text:p>Ha sebzést okoz, befecskendezi a benne tárolt mérget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19" office:value-type="string" calcext:value-type="string">
            <text:p>Pugoss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50" office:value-type="string" calcext:value-type="string">
            <text:p>F6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9">
          <table:table-cell/>
          <table:table-cell table:style-name="ce2319" office:value-type="string" calcext:value-type="string">
            <text:p>Ramiera</text:p>
          </table:table-cell>
          <table:table-cell table:number-columns-repeated="2" table:style-name="ce998" office:value-type="float" office:value="3" calcext:value-type="float">
            <text:p>3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50" office:value-type="string" calcext:value-type="string">
            <text:p>F6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<text:span text:style-name="T8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8">
          <table:table-cell/>
          <table:table-cell table:style-name="ce2319" office:value-type="string" calcext:value-type="string">
            <text:p>Tőr, hárító</text:p>
          </table:table-cell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number-columns-repeated="2"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8" office:value-type="string" calcext:value-type="string">
            <text:p><text:span text:style-name="T88">Nagyon</text:span><text:span text:style-name="T89"> drága!</text:span>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19" office:value-type="string" calcext:value-type="string">
            <text:p>Tőr, kígyó</text:p>
          </table:table-cell>
          <table:table-cell table:number-columns-repeated="2" table:style-name="ce998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 office:value-type="string" calcext:value-type="string">
            <text:p>Áldozótőr</text:p>
            <text:p>Vágásnál: +0 SP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9"/>
          <table:table-cell table:style-name="ce2319" office:value-type="string" calcext:value-type="string">
            <text:p>Tőr, ököl</text:p>
          </table:table-cell>
          <table:table-cell table:style-name="ce998" office:value-type="float" office:value="0" calcext:value-type="float">
            <text:p>0</text:p>
          </table:table-cell>
          <table:table-cell table:style-name="ce998" office:value-type="float" office:value="-3" calcext:value-type="float">
            <text:p>-3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</text:p>
          </table:table-cell>
          <table:table-cell table:style-name="ce2364" office:value-type="float" office:value="0" calcext:value-type="float">
            <text:p>0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/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9">
          <table:table-cell/>
          <table:table-cell table:style-name="ce2320" office:value-type="string" calcext:value-type="string">
            <text:p>Tőr, páncélszúró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0" calcext:value-type="float">
            <text:p>0</text:p>
          </table:table-cell>
          <table:table-cell table:style-name="ce2366" office:value-type="float" office:value="1" calcext:value-type="float">
            <text:p>1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0.5" calcext:value-type="float">
            <text:p>0,5</text:p>
          </table:table-cell>
          <table:table-cell table:style-name="ce2366" office:value-type="string" calcext:value-type="string">
            <text:p>egykezes</text:p>
          </table:table-cell>
          <table:table-cell table:style-name="ce2366" office:value-type="float" office:value="5" calcext:value-type="float">
            <text:p>5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49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Tőr, Slan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number-columns-repeated="3" table:style-name="ce2446" office:value-type="float" office:value="0" calcext:value-type="float">
            <text:p>0</text:p>
          </table:table-cell>
          <table:table-cell table:style-name="ce2477" office:value-type="string" calcext:value-type="string">
            <text:p>közelharc</text:p>
          </table:table-cell>
          <table:table-cell table:style-name="ce2497"/>
          <table:table-cell table:style-name="ce2532"/>
          <table:table-cell table:style-name="ce980" table:number-columns-repeated="111"/>
          <table:table-cell table:style-name="ce604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305"/>
          <table:table-cell table:style-name="ce2321" office:value-type="string" calcext:value-type="string">
            <text:p>Vasököl / p.kesztyű</text:p>
          </table:table-cell>
          <table:table-cell table:style-name="ce998" office:value-type="float" office:value="-1" calcext:value-type="float">
            <text:p>-1</text:p>
          </table:table-cell>
          <table:table-cell table:style-name="ce998" office:value-type="float" office:value="-2" calcext:value-type="float">
            <text:p>-2</text:p>
          </table:table-cell>
          <table:table-cell table:style-name="ce2367" office:value-type="float" office:value="0" calcext:value-type="float">
            <text:p>0</text:p>
          </table:table-cell>
          <table:table-cell table:style-name="ce2367" office:value-type="float" office:value="6" calcext:value-type="float">
            <text:p>6</text:p>
          </table:table-cell>
          <table:table-cell table:style-name="ce2367" office:value-type="string" calcext:value-type="string">
            <text:p>Z</text:p>
          </table:table-cell>
          <table:table-cell table:style-name="ce2367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style-name="ce2367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number-columns-repeated="3" table:style-name="ce2448" office:value-type="float" office:value="0" calcext:value-type="float">
            <text:p>0</text:p>
          </table:table-cell>
          <table:table-cell table:style-name="ce2480" office:value-type="string" calcext:value-type="string">
            <text:p>közelharc</text:p>
          </table:table-cell>
          <table:table-cell table:style-name="ce2500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6" office:value-type="string" calcext:value-type="string">
            <text:p>Kardvívó fegyverek</text:p>
          </table:table-cell>
          <table:table-cell table:style-name="ce2322" office:value-type="string" calcext:value-type="string">
            <text:p>Kard, dzsenn szablya</text:p>
          </table:table-cell>
          <table:table-cell table:number-columns-repeated="2" table:style-name="ce1006" office:value-type="float" office:value="5" calcext:value-type="float">
            <text:p>5</text:p>
          </table:table-cell>
          <table:table-cell table:style-name="ce2368" office:value-type="float" office:value="4" calcext:value-type="float">
            <text:p>4</text:p>
          </table:table-cell>
          <table:table-cell table:style-name="ce2368" office:value-type="float" office:value="6" calcext:value-type="float">
            <text:p>6</text:p>
          </table:table-cell>
          <table:table-cell table:style-name="ce2368" office:value-type="string" calcext:value-type="string">
            <text:p>V/S</text:p>
          </table:table-cell>
          <table:table-cell table:style-name="ce2368" office:value-type="float" office:value="1" calcext:value-type="float">
            <text:p>1</text:p>
          </table:table-cell>
          <table:table-cell table:style-name="ce2368" office:value-type="string" calcext:value-type="string">
            <text:p>egykezes</text:p>
          </table:table-cell>
          <table:table-cell table:style-name="ce2368" office:value-type="float" office:value="99" calcext:value-type="float">
            <text:p>99</text:p>
          </table:table-cell>
          <table:table-cell table:style-name="ce2368" office:value-type="float" office:value="0" calcext:value-type="float">
            <text:p>0</text:p>
          </table:table-cell>
          <table:table-cell table:style-name="ce2449" office:value-type="float" office:value="1" calcext:value-type="float">
            <text:p>1</text:p>
          </table:table-cell>
          <table:table-cell table:style-name="ce2452" office:value-type="float" office:value="0" calcext:value-type="float">
            <text:p>0</text:p>
          </table:table-cell>
          <table:table-cell table:style-name="ce2449" office:value-type="string" calcext:value-type="string">
            <text:p>D6</text:p>
          </table:table-cell>
          <table:table-cell table:style-name="ce2481" office:value-type="string" calcext:value-type="string">
            <text:p>kardvívás</text:p>
          </table:table-cell>
          <table:table-cell table:style-name="ce2501"/>
          <table:table-cell table:style-name="ce2532"/>
          <table:table-cell table:style-name="ce980" table:number-columns-repeated="111"/>
          <table:table-cell table:style-name="ce612"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Kard, emrelin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2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319" office:value-type="string" calcext:value-type="string">
            <text:p>Kard, fejvadász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F6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Kard, handzsár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Kard, hiequar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S/V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Elfek használják. Előtörténet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23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369" office:value-type="float" office:value="4" calcext:value-type="float">
            <text:p>4</text:p>
          </table:table-cell>
          <table:table-cell table:style-name="ce2369" office:value-type="float" office:value="7" calcext:value-type="float">
            <text:p>7</text:p>
          </table:table-cell>
          <table:table-cell table:style-name="ce2404" office:value-type="string" calcext:value-type="string">
            <text:p>V/S</text:p>
          </table:table-cell>
          <table:table-cell table:style-name="ce2363" office:value-type="float" office:value="1" calcext:value-type="float">
            <text:p>1</text:p>
          </table:table-cell>
          <table:table-cell table:style-name="ce2369" office:value-type="string" calcext:value-type="string">
            <text:p>egykezes</text:p>
          </table:table-cell>
          <table:table-cell table:style-name="ce2369" office:value-type="float" office:value="99" calcext:value-type="float">
            <text:p>99</text:p>
          </table:table-cell>
          <table:table-cell table:style-name="ce2369" office:value-type="float" office:value="0" calcext:value-type="float">
            <text:p>0</text:p>
          </table:table-cell>
          <table:table-cell table:style-name="ce2363" office:value-type="float" office:value="0" calcext:value-type="float">
            <text:p>0</text:p>
          </table:table-cell>
          <table:table-cell table:number-columns-repeated="2" table:style-name="ce2369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04" office:value-type="string" calcext:value-type="string">
            <text:p>A legelterjedtebb kard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Kard, jatagán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6" calcext:value-type="float">
            <text:p>6</text:p>
          </table:table-cell>
          <table:table-cell table:style-name="ce2405" office:value-type="string" calcext:value-type="string">
            <text:p>V/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9">
          <table:table-cell/>
          <table:table-cell table:style-name="ce2323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369" office:value-type="float" office:value="8" calcext:value-type="float">
            <text:p>8</text:p>
          </table:table-cell>
          <table:table-cell table:style-name="ce2369" office:value-type="float" office:value="9" calcext:value-type="float">
            <text:p>9</text:p>
          </table:table-cell>
          <table:table-cell table:style-name="ce2369" office:value-type="string" calcext:value-type="string">
            <text:p>V/S</text:p>
          </table:table-cell>
          <table:table-cell table:style-name="ce2369" office:value-type="float" office:value="2" calcext:value-type="float">
            <text:p>2</text:p>
          </table:table-cell>
          <table:table-cell table:style-name="ce2369" office:value-type="string" calcext:value-type="string">
            <text:p>kétkezes</text:p>
          </table:table-cell>
          <table:table-cell table:style-name="ce2369" office:value-type="float" office:value="99" calcext:value-type="float">
            <text:p>99</text:p>
          </table:table-cell>
          <table:table-cell table:style-name="ce2369" office:value-type="float" office:value="0" calcext:value-type="float">
            <text:p>0</text:p>
          </table:table-cell>
          <table:table-cell table:style-name="ce2363" office:value-type="float" office:value="0" calcext:value-type="float">
            <text:p>0</text:p>
          </table:table-cell>
          <table:table-cell table:number-columns-repeated="2" table:style-name="ce2369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0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Kard, khossas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Elfek használják. Előtörténet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19" office:value-type="string" calcext:value-type="string">
            <text:p>Kard, kígyó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7" calcext:value-type="float">
            <text:p>7</text:p>
          </table:table-cell>
          <table:table-cell table:style-name="ce2405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Kard, Lagoss 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5" calcext:value-type="float">
            <text:p>5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405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F9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Egyébként Hosszúkard értékei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Kard, lovag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1" calcext:value-type="float">
            <text:p>1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8">
          <table:table-cell/>
          <table:table-cell table:style-name="ce2323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369" office:value-type="float" office:value="5" calcext:value-type="float">
            <text:p>5</text:p>
          </table:table-cell>
          <table:table-cell table:style-name="ce2369" office:value-type="float" office:value="8" calcext:value-type="float">
            <text:p>8</text:p>
          </table:table-cell>
          <table:table-cell table:style-name="ce2369" office:value-type="string" calcext:value-type="string">
            <text:p>V/S</text:p>
          </table:table-cell>
          <table:table-cell table:style-name="ce2369" office:value-type="float" office:value="1.5" calcext:value-type="float">
            <text:p>1,5</text:p>
          </table:table-cell>
          <table:table-cell table:style-name="ce2369" office:value-type="string" calcext:value-type="string">
            <text:p>kétkezes</text:p>
          </table:table-cell>
          <table:table-cell table:style-name="ce2369" office:value-type="float" office:value="99" calcext:value-type="float">
            <text:p>99</text:p>
          </table:table-cell>
          <table:table-cell table:style-name="ce2369" office:value-type="float" office:value="0" calcext:value-type="float">
            <text:p>0</text:p>
          </table:table-cell>
          <table:table-cell table:style-name="ce2363" office:value-type="float" office:value="0" calcext:value-type="float">
            <text:p>0</text:p>
          </table:table-cell>
          <table:table-cell table:number-columns-repeated="2" table:style-name="ce2369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505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8">
          <table:table-cell/>
          <table:table-cell table:style-name="ce2319" office:value-type="string" calcext:value-type="string">
            <text:p>Kard, másfélkezes 1K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8">
          <table:table-cell/>
          <table:table-cell table:style-name="ce2319" office:value-type="string" calcext:value-type="string">
            <text:p>Kard, mesterkard 2K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8">
          <table:table-cell/>
          <table:table-cell table:style-name="ce2319" office:value-type="string" calcext:value-type="string">
            <text:p>Kard, mesterkard 1K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Kard, Pugoss </text:p>
          </table:table-cell>
          <table:table-cell table:number-columns-repeated="2" table:style-name="ce998" office:value-type="float" office:value="4" calcext:value-type="float">
            <text:p>4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F6</text:p>
          </table:table-cell>
          <table:table-cell table:style-name="ce2477" office:value-type="string" calcext:value-type="string">
            <text:p>kardvív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19" office:value-type="string" calcext:value-type="string">
            <text:p>Kard, rapír</text:p>
          </table:table-cell>
          <table:table-cell table:number-columns-repeated="2" table:style-name="ce998" office:value-type="float" office:value="4" calcext:value-type="float">
            <text:p>4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Kard, rövid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S/V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-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19" office:value-type="string" calcext:value-type="string">
            <text:p>Kard, Slan 2K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4" calcext:value-type="float">
            <text:p>4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number-columns-repeated="2" table:style-name="ce2364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S6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9">
          <table:table-cell/>
          <table:table-cell table:style-name="ce2319" office:value-type="string" calcext:value-type="string">
            <text:p>Kard, Slan 1K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6" calcext:value-type="float">
            <text:p>6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number-columns-repeated="2" table:style-name="ce2364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style-name="ce2451" office:value-type="string" calcext:value-type="string">
            <text:p>S6</text:p>
          </table:table-cell>
          <table:table-cell table:style-name="ce2477" office:value-type="string" calcext:value-type="string">
            <text:p>kardvívás</text:p>
          </table:table-cell>
          <table:table-cell table:style-name="ce250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Kard, Slan rövid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S6</text:p>
          </table:table-cell>
          <table:table-cell table:style-name="ce2477" office:value-type="string" calcext:value-type="string">
            <text:p>kardvívás</text:p>
          </table:table-cell>
          <table:table-cell table:style-name="ce2503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19" office:value-type="string" calcext:value-type="string">
            <text:p>Kard, Slan csatakard</text:p>
          </table:table-cell>
          <table:table-cell table:style-name="ce998" office:value-type="float" office:value="8" calcext:value-type="float">
            <text:p>8</text:p>
          </table:table-cell>
          <table:table-cell table:style-name="ce998" office:value-type="float" office:value="7" calcext:value-type="float">
            <text:p>7</text:p>
          </table:table-cell>
          <table:table-cell table:number-columns-repeated="2" table:style-name="ce2364" office:value-type="float" office:value="9" calcext:value-type="float">
            <text:p>9</text:p>
          </table:table-cell>
          <table:table-cell table:style-name="ce2364" office:value-type="string" calcext:value-type="string">
            <text:p>V/S</text:p>
          </table:table-cell>
          <table:table-cell table:style-name="ce2364" office:value-type="float" office:value="2" calcext:value-type="float">
            <text:p>2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S9</text:p>
          </table:table-cell>
          <table:table-cell table:style-name="ce2477" office:value-type="string" calcext:value-type="string">
            <text:p>kardvívás</text:p>
          </table:table-cell>
          <table:table-cell table:style-name="ce2503" office:value-type="string" calcext:value-type="string">
            <text:p>Hihetetlen drága és ritka.</text:p>
            <text:p>Csak két kézzel forgatható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Kard, szablya</text:p>
          </table:table-cell>
          <table:table-cell table:number-columns-repeated="2" table:style-name="ce998" office:value-type="float" office:value="4" calcext:value-type="float">
            <text:p>4</text:p>
          </table:table-cell>
          <table:table-cell table:style-name="ce2364" office:value-type="float" office:value="3" calcext:value-type="float">
            <text:p>3</text:p>
          </table:table-cell>
          <table:table-cell table:style-name="ce2364" office:value-type="float" office:value="9" calcext:value-type="float">
            <text:p>9</text:p>
          </table:table-cell>
          <table:table-cell table:style-name="ce2364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0" calcext:value-type="float">
            <text:p>0</text:p>
          </table:table-cell>
          <table:table-cell table:style-name="ce2447" office:value-type="float" office:value="1" calcext:value-type="float">
            <text:p>1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3"/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9"/>
          <table:table-cell table:style-name="ce2320" office:value-type="string" calcext:value-type="string">
            <text:p>Mara-sequor 1K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4" calcext:value-type="float">
            <text:p>4</text:p>
          </table:table-cell>
          <table:table-cell table:style-name="ce2366" office:value-type="float" office:value="6" calcext:value-type="float">
            <text:p>6</text:p>
          </table:table-cell>
          <table:table-cell table:style-name="ce2366" office:value-type="float" office:value="7" calcext:value-type="float">
            <text:p>7</text:p>
          </table:table-cell>
          <table:table-cell table:style-name="ce2366"/>
          <table:table-cell table:style-name="ce2366" office:value-type="float" office:value="1.5" calcext:value-type="float">
            <text:p>1,5</text:p>
          </table:table-cell>
          <table:table-cell table:style-name="ce2366" office:value-type="string" calcext:value-type="string">
            <text:p>egykezes</text:p>
          </table:table-cell>
          <table:table-cell table:style-name="ce2366" table:number-columns-repeated="2"/>
          <table:table-cell table:style-name="ce2446" office:value-type="float" office:value="0" calcext:value-type="float">
            <text:p>0</text:p>
          </table:table-cell>
          <table:table-cell table:style-name="ce2451" office:value-type="float" office:value="1" calcext:value-type="float">
            <text:p>1</text:p>
          </table:table-cell>
          <table:table-cell table:style-name="ce2451" office:value-type="string" calcext:value-type="string">
            <text:p>F9</text:p>
          </table:table-cell>
          <table:table-cell table:style-name="ce2479" office:value-type="string" calcext:value-type="string">
            <text:p>kardvívás</text:p>
          </table:table-cell>
          <table:table-cell table:style-name="ce2506" office:value-type="string" calcext:value-type="string">
            <text:p>Mágikus fém jellege már benne van a harcértékekben.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9"/>
          <table:table-cell table:style-name="ce2320" office:value-type="string" calcext:value-type="string">
            <text:p>Mara-sequor 2K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5" calcext:value-type="float">
            <text:p>5</text:p>
          </table:table-cell>
          <table:table-cell table:style-name="ce2366" office:value-type="float" office:value="6" calcext:value-type="float">
            <text:p>6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V/S</text:p>
          </table:table-cell>
          <table:table-cell table:style-name="ce2366" office:value-type="float" office:value="1.5" calcext:value-type="float">
            <text:p>1,5</text:p>
          </table:table-cell>
          <table:table-cell table:style-name="ce2366" office:value-type="string" calcext:value-type="string">
            <text:p>két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F9</text:p>
          </table:table-cell>
          <table:table-cell table:style-name="ce2479" office:value-type="string" calcext:value-type="string">
            <text:p>kardvívás</text:p>
          </table:table-cell>
          <table:table-cell table:style-name="ce2506" office:value-type="string" calcext:value-type="string">
            <text:p>Mágikus fém jellege már benne van a harcértékekben.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7">
          <table:table-cell table:style-name="ce2309"/>
          <table:table-cell table:style-name="ce2320" office:value-type="string" calcext:value-type="string">
            <text:p>Meneth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V</text:p>
          </table:table-cell>
          <table:table-cell table:style-name="ce2366" office:value-type="float" office:value="0.5" calcext:value-type="float">
            <text:p>0,5</text:p>
          </table:table-cell>
          <table:table-cell table:style-name="ce2366" office:value-type="string" calcext:value-type="string">
            <text:p>egykezes</text:p>
          </table:table-cell>
          <table:table-cell table:number-columns-repeated="2" table:style-name="ce2366" office:value-type="float" office:value="0" calcext:value-type="float">
            <text:p>0</text:p>
          </table:table-cell>
          <table:table-cell table:style-name="ce2450" office:value-type="float" office:value="1" calcext:value-type="float">
            <text:p>1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A3</text:p>
          </table:table-cell>
          <table:table-cell table:style-name="ce2479" office:value-type="string" calcext:value-type="string">
            <text:p>kardvívás</text:p>
          </table:table-cell>
          <table:table-cell table:style-name="ce250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Predoci egyeneskard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4" calcext:value-type="float">
            <text:p>4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V/S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6" office:value-type="string" calcext:value-type="string">
            <text:p>-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Sequor 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3" calcext:value-type="float">
            <text:p>3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6" calcext:value-type="float">
            <text:p>6</text:p>
          </table:table-cell>
          <table:table-cell table:style-name="ce2366" office:value-type="string" calcext:value-type="string">
            <text:p>V/S</text:p>
          </table:table-cell>
          <table:table-cell table:style-name="ce2366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51" office:value-type="float" office:value="1" calcext:value-type="float">
            <text:p>1</text:p>
          </table:table-cell>
          <table:table-cell table:style-name="ce2465" office:value-type="float" office:value="0" calcext:value-type="float">
            <text:p>0</text:p>
          </table:table-cell>
          <table:table-cell table:style-name="ce2451" office:value-type="string" calcext:value-type="string">
            <text:p>F9</text:p>
          </table:table-cell>
          <table:table-cell table:style-name="ce2477" office:value-type="string" calcext:value-type="string">
            <text:p>kardvívás</text:p>
          </table:table-cell>
          <table:table-cell table:style-name="ce2507"/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8">
          <table:table-cell/>
          <table:table-cell table:style-name="ce2319" office:value-type="string" calcext:value-type="string">
            <text:p>Vívóbot</text:p>
          </table:table-cell>
          <table:table-cell table:number-columns-repeated="2" table:style-name="ce998" office:value-type="float" office:value="4" calcext:value-type="float">
            <text:p>4</text:p>
          </table:table-cell>
          <table:table-cell table:style-name="ce2366" office:value-type="float" office:value="-5" calcext:value-type="float">
            <text:p>-5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1" calcext:value-type="float">
            <text:p>1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kardvívás</text:p>
          </table:table-cell>
          <table:table-cell table:style-name="ce2507" office:value-type="string" calcext:value-type="string">
            <text:p>Fából készült gyakorlófegyver.</text:p>
          </table:table-cell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20">
          <table:table-cell table:style-name="ce2305"/>
          <table:table-cell table:style-name="ce2324" office:value-type="string" calcext:value-type="string">
            <text:p>Tőrkard</text:p>
          </table:table-cell>
          <table:table-cell table:number-columns-repeated="2" table:style-name="ce998" office:value-type="float" office:value="4" calcext:value-type="float">
            <text:p>4</text:p>
          </table:table-cell>
          <table:table-cell table:style-name="ce2370" office:value-type="float" office:value="2" calcext:value-type="float">
            <text:p>2</text:p>
          </table:table-cell>
          <table:table-cell table:style-name="ce2370" office:value-type="float" office:value="6" calcext:value-type="float">
            <text:p>6</text:p>
          </table:table-cell>
          <table:table-cell table:style-name="ce2370" office:value-type="string" calcext:value-type="string">
            <text:p>S</text:p>
          </table:table-cell>
          <table:table-cell table:style-name="ce2370" office:value-type="float" office:value="1" calcext:value-type="float">
            <text:p>1</text:p>
          </table:table-cell>
          <table:table-cell table:style-name="ce2370" office:value-type="string" calcext:value-type="string">
            <text:p>egykezes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48" office:value-type="float" office:value="0" calcext:value-type="float">
            <text:p>0</text:p>
          </table:table-cell>
          <table:table-cell table:number-columns-repeated="2" table:style-name="ce2466" office:value-type="float" office:value="0" calcext:value-type="float">
            <text:p>0</text:p>
          </table:table-cell>
          <table:table-cell table:style-name="ce2482" office:value-type="string" calcext:value-type="string">
            <text:p>kardvívás</text:p>
          </table:table-cell>
          <table:table-cell table:style-name="ce2508" office:value-type="string" calcext:value-type="string">
            <text:p>- Az áldozat Páncéldobás: -1 büntetés</text:p>
            <text:p><text:span text:style-name="T90">- Területre/Pontra támadás manőver: Ellenpróba: -2</text:span></text:p>
            <text:p>- Ha az ellenfél is tőrkardos, mindketten: VÉ csökkentés: Kiskocka.</text:p>
            <text:p><text:span text:style-name="T90">- Könnyebb ellene a </text:span><text:span text:style-name="T90"><text:a xlink:href="https://github.com/kaktusztea/szilankrpg/blob/master/md/066_05_altalanos_manoverek.md#lefegyverzés--fegyvertörés" xlink:type="simple">Fegyvertörés</text:a></text:span><text:span text:style-name="T90"> manőver: Ellenpróba: -2</text:span></text:p>
            <text:p>- Zúzó fegyverek ellen: VÉ veszteség duplázódik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6" office:value-type="string" calcext:value-type="string">
            <text:p>Lándzsavívó fegyverek</text:p>
          </table:table-cell>
          <table:table-cell table:style-name="ce2325" office:value-type="string" calcext:value-type="string">
            <text:p>Alabárd SV</text:p>
          </table:table-cell>
          <table:table-cell table:number-columns-repeated="2" table:style-name="ce2347" office:value-type="float" office:value="10" calcext:value-type="float">
            <text:p>10</text:p>
          </table:table-cell>
          <table:table-cell table:style-name="ce2371" office:value-type="float" office:value="4" calcext:value-type="float">
            <text:p>4</text:p>
          </table:table-cell>
          <table:table-cell table:style-name="ce2371" office:value-type="float" office:value="9" calcext:value-type="float">
            <text:p>9</text:p>
          </table:table-cell>
          <table:table-cell table:style-name="ce2371" office:value-type="string" calcext:value-type="string">
            <text:p>S+V</text:p>
          </table:table-cell>
          <table:table-cell table:style-name="ce2371" office:value-type="float" office:value="3" calcext:value-type="float">
            <text:p>3</text:p>
          </table:table-cell>
          <table:table-cell table:style-name="ce2371" office:value-type="string" calcext:value-type="string">
            <text:p>kétkezes</text:p>
          </table:table-cell>
          <table:table-cell table:style-name="ce2371" office:value-type="float" office:value="99" calcext:value-type="float">
            <text:p>99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3" table:style-name="ce2452" office:value-type="float" office:value="0" calcext:value-type="float">
            <text:p>0</text:p>
          </table:table-cell>
          <table:table-cell table:style-name="ce2483" office:value-type="string" calcext:value-type="string">
            <text:p>lándzsavívás</text:p>
          </table:table-cell>
          <table:table-cell table:style-name="ce2509" office:value-type="string" calcext:value-type="string">
            <text:p>Szúró és Vágó módban</text:p>
          </table:table-cell>
          <table:table-cell table:style-name="ce2532"/>
          <table:table-cell table:style-name="ce980" table:number-columns-repeated="111"/>
          <table:table-cell table:style-name="ce2535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10"/>
          <table:table-cell table:style-name="ce2326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372" office:value-type="float" office:value="4" calcext:value-type="float">
            <text:p>4</text:p>
          </table:table-cell>
          <table:table-cell table:style-name="ce2372" office:value-type="float" office:value="9" calcext:value-type="float">
            <text:p>9</text:p>
          </table:table-cell>
          <table:table-cell table:style-name="ce2372" office:value-type="string" calcext:value-type="string">
            <text:p>Z</text:p>
          </table:table-cell>
          <table:table-cell table:style-name="ce2366" office:value-type="float" office:value="3" calcext:value-type="float">
            <text:p>3</text:p>
          </table:table-cell>
          <table:table-cell table:style-name="ce2372" office:value-type="string" calcext:value-type="string">
            <text:p>kétkezes</text:p>
          </table:table-cell>
          <table:table-cell table:style-name="ce2372" office:value-type="float" office:value="99" calcext:value-type="float">
            <text:p>99</text:p>
          </table:table-cell>
          <table:table-cell table:style-name="ce2372" office:value-type="float" office:value="5" calcext:value-type="float">
            <text:p>5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510" office:value-type="string" calcext:value-type="string">
            <text:p>Zúzó módban. Talán a legjobb a páncélok ellen az Átütéssel.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309"/>
          <table:table-cell table:style-name="ce2320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373" office:value-type="float" office:value="1" calcext:value-type="float">
            <text:p>1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2" calcext:value-type="float">
            <text:p>2</text:p>
          </table:table-cell>
          <table:table-cell table:style-name="ce2366" office:value-type="string" calcext:value-type="string">
            <text:p>kétkezes</text:p>
          </table:table-cell>
          <table:table-cell table:style-name="ce2373" office:value-type="float" office:value="2" calcext:value-type="float">
            <text:p>2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309" office:value-type="string" calcext:value-type="string">
            <text:p>Könnyű és fürge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309"/>
          <table:table-cell table:style-name="ce2320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373" office:value-type="float" office:value="10" calcext:value-type="float">
            <text:p>10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string" calcext:value-type="string">
            <text:p>kétkezes</text:p>
          </table:table-cell>
          <table:table-cell table:style-name="ce2373" office:value-type="float" office:value="0" calcext:value-type="float">
            <text:p>0</text:p>
          </table:table-cell>
          <table:table-cell table:style-name="ce2366" office:value-type="float" office:value="5" calcext:value-type="float">
            <text:p>5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309" office:value-type="string" calcext:value-type="string">
            <text:p>Csak lovon használható.Csak Lovas rohamból használható.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8">
          <table:table-cell table:style-name="ce2309"/>
          <table:table-cell table:style-name="ce2320" office:value-type="string" calcext:value-type="string">
            <text:p>Lándzsa, keskeny hegy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374" office:value-type="float" office:value="2" calcext:value-type="float">
            <text:p>2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string" calcext:value-type="string">
            <text:p>kétkezes</text:p>
          </table:table-cell>
          <table:table-cell table:style-name="ce2374" office:value-type="float" office:value="99" calcext:value-type="float">
            <text:p>99</text:p>
          </table:table-cell>
          <table:table-cell table:style-name="ce2366" office:value-type="float" office:value="4" calcext:value-type="float">
            <text:p>4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499" office:value-type="string" calcext:value-type="string">
            <text:p>Kis területet roncsol, de páncélokat jól üti át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8">
          <table:table-cell table:style-name="ce2309"/>
          <table:table-cell table:style-name="ce2320" office:value-type="string" calcext:value-type="string">
            <text:p>Lándzsa, széles hegy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374" office:value-type="float" office:value="4" calcext:value-type="float">
            <text:p>4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string" calcext:value-type="string">
            <text:p>kétkezes</text:p>
          </table:table-cell>
          <table:table-cell table:style-name="ce2374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499" office:value-type="string" calcext:value-type="string">
            <text:p>Nagy területet roncsol, de nehezebben megy át a páncélokon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8">
          <table:table-cell table:style-name="ce2309"/>
          <table:table-cell table:style-name="ce2320" office:value-type="string" calcext:value-type="string">
            <text:p>Pika, keskeny hegy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374" office:value-type="float" office:value="2" calcext:value-type="float">
            <text:p>2</text:p>
          </table:table-cell>
          <table:table-cell table:style-name="ce2366" office:value-type="float" office:value="10" calcext:value-type="float">
            <text:p>10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5" calcext:value-type="float">
            <text:p>5</text:p>
          </table:table-cell>
          <table:table-cell table:style-name="ce2366" office:value-type="string" calcext:value-type="string">
            <text:p>kétkezes</text:p>
          </table:table-cell>
          <table:table-cell table:style-name="ce2374" office:value-type="float" office:value="3" calcext:value-type="float">
            <text:p>3</text:p>
          </table:table-cell>
          <table:table-cell table:style-name="ce2366" office:value-type="float" office:value="4" calcext:value-type="float">
            <text:p>4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499" office:value-type="string" calcext:value-type="string">
            <text:p>Kis területet roncsol, de páncélokat jól üti át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8">
          <table:table-cell table:style-name="ce2309"/>
          <table:table-cell table:style-name="ce2320" office:value-type="string" calcext:value-type="string">
            <text:p>Pika, széles hegy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374" office:value-type="float" office:value="4" calcext:value-type="float">
            <text:p>4</text:p>
          </table:table-cell>
          <table:table-cell table:style-name="ce2366" office:value-type="float" office:value="10" calcext:value-type="float">
            <text:p>10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5" calcext:value-type="float">
            <text:p>5</text:p>
          </table:table-cell>
          <table:table-cell table:style-name="ce2366" office:value-type="string" calcext:value-type="string">
            <text:p>kétkezes</text:p>
          </table:table-cell>
          <table:table-cell table:style-name="ce2374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499" office:value-type="string" calcext:value-type="string">
            <text:p>Nagy területet roncsol, de nehezebben megy át a páncélokon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9"/>
          <table:table-cell table:style-name="ce2320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366" office:value-type="float" office:value="2" calcext:value-type="float">
            <text:p>2</text:p>
          </table:table-cell>
          <table:table-cell table:style-name="ce2366" office:value-type="float" office:value="8" calcext:value-type="float">
            <text:p>8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2" calcext:value-type="float">
            <text:p>2</text:p>
          </table:table-cell>
          <table:table-cell table:style-name="ce2366" office:value-type="string" calcext:value-type="string">
            <text:p>egykezes</text:p>
          </table:table-cell>
          <table:table-cell table:style-name="ce2366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309"/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5"/>
          <table:table-cell table:style-name="ce2320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9" calcext:value-type="float">
            <text:p>9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float" office:value="3" calcext:value-type="float">
            <text:p>3</text:p>
          </table:table-cell>
          <table:table-cell table:style-name="ce2366" office:value-type="string" calcext:value-type="string">
            <text:p>két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lándzsavívás</text:p>
          </table:table-cell>
          <table:table-cell table:style-name="ce2309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6" office:value-type="string" calcext:value-type="string">
            <text:p>Aprító fegyverek</text:p>
          </table:table-cell>
          <table:table-cell table:style-name="ce2327" office:value-type="string" calcext:value-type="string">
            <text:p>Balta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0" calcext:value-type="float">
            <text:p>0</text:p>
          </table:table-cell>
          <table:table-cell table:style-name="ce2353" office:value-type="float" office:value="2" calcext:value-type="float">
            <text:p>2</text:p>
          </table:table-cell>
          <table:table-cell table:style-name="ce2371" office:value-type="float" office:value="7" calcext:value-type="float">
            <text:p>7</text:p>
          </table:table-cell>
          <table:table-cell table:style-name="ce2371" office:value-type="string" calcext:value-type="string">
            <text:p>Z</text:p>
          </table:table-cell>
          <table:table-cell table:style-name="ce2368" office:value-type="float" office:value="0" calcext:value-type="float">
            <text:p>0</text:p>
          </table:table-cell>
          <table:table-cell table:style-name="ce2368" office:value-type="string" calcext:value-type="string">
            <text:p>egykezes</text:p>
          </table:table-cell>
          <table:table-cell table:style-name="ce2353" office:value-type="float" office:value="99" calcext:value-type="float">
            <text:p>99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3" table:style-name="ce2452" office:value-type="float" office:value="0" calcext:value-type="float">
            <text:p>0</text:p>
          </table:table-cell>
          <table:table-cell table:style-name="ce2481" office:value-type="string" calcext:value-type="string">
            <text:p>rombolás</text:p>
          </table:table-cell>
          <table:table-cell table:style-name="ce2511"/>
          <table:table-cell table:style-name="ce2532"/>
          <table:table-cell table:style-name="ce980" table:number-columns-repeated="111"/>
          <table:table-cell table:style-name="ce612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10"/>
          <table:table-cell table:style-name="ce2317" office:value-type="string" calcext:value-type="string">
            <text:p>Bot, rövid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72" office:value-type="float" office:value="-3" calcext:value-type="float">
            <text:p>-3</text:p>
          </table:table-cell>
          <table:table-cell table:style-name="ce2372" office:value-type="float" office:value="6" calcext:value-type="float">
            <text:p>6</text:p>
          </table:table-cell>
          <table:table-cell table:style-name="ce2372" office:value-type="string" calcext:value-type="string">
            <text:p>Z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2" office:value-type="string" calcext:value-type="string">
            <text:p>egykezes</text:p>
          </table:table-cell>
          <table:table-cell table:number-columns-repeated="2" table:style-name="ce2372" office:value-type="float" office:value="0" calcext:value-type="float">
            <text:p>0</text:p>
          </table:table-cell>
          <table:table-cell table:number-columns-repeated="2" table:style-name="ce2446" office:value-type="float" office:value="0" calcext:value-type="float">
            <text:p>0</text:p>
          </table:table-cell>
          <table:table-cell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499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Bot, furkós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-1" calcext:value-type="float">
            <text:p>-1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2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2" calcext:value-type="float">
            <text:p>2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">
          <table:table-cell/>
          <table:table-cell table:style-name="ce2319" office:value-type="string" calcext:value-type="string">
            <text:p>Buzogány, egykezes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7" calcext:value-type="float">
            <text:p>7</text:p>
          </table:table-cell>
          <table:table-cell table:style-name="ce2406" office:value-type="string" calcext:value-type="string">
            <text:p>Z</text:p>
          </table:table-cell>
          <table:table-cell table:style-name="ce2372" office:value-type="float" office:value="1" calcext:value-type="float">
            <text:p>1</text:p>
          </table:table-cell>
          <table:table-cell table:style-name="ce2366" office:value-type="string" calcext:value-type="string">
            <text:p>egykezes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Buzogány, kétkezes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8" calcext:value-type="float">
            <text:p>8</text:p>
          </table:table-cell>
          <table:table-cell table:style-name="ce2366" office:value-type="float" office:value="9" calcext:value-type="float">
            <text:p>9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1.5" calcext:value-type="float">
            <text:p>1,5</text:p>
          </table:table-cell>
          <table:table-cell table:style-name="ce2366" office:value-type="string" calcext:value-type="string">
            <text:p>két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5" calcext:value-type="float">
            <text:p>5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Buzogány, láncos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0" calcext:value-type="float">
            <text:p>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 office:value-type="string" calcext:value-type="string">
            <text:p>Ellene az ellenfél Pajzs VÉ fele számít csak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Buzogány, shadleki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3" calcext:value-type="float">
            <text:p>3</text:p>
          </table:table-cell>
          <table:table-cell table:style-name="ce2366" office:value-type="float" office:value="5" calcext:value-type="float">
            <text:p>5</text:p>
          </table:table-cell>
          <table:table-cell table:style-name="ce2366" office:value-type="float" office:value="7" calcext:value-type="float">
            <text:p>7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1" calcext:value-type="float">
            <text:p>1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99" calcext:value-type="float">
            <text:p>99</text:p>
          </table:table-cell>
          <table:table-cell table:style-name="ce2366" office:value-type="float" office:value="3" calcext:value-type="float">
            <text:p>3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Buzogány, tollas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1" calcext:value-type="float">
            <text:p>1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6" calcext:value-type="float">
            <text:p>6</text:p>
          </table:table-cell>
          <table:table-cell table:style-name="ce2366" office:value-type="string" calcext:value-type="string">
            <text:p>Z</text:p>
          </table:table-cell>
          <table:table-cell table:style-name="ce2366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6" office:value-type="float" office:value="4" calcext:value-type="float">
            <text:p>4</text:p>
          </table:table-cell>
          <table:table-cell table:style-name="ce2366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Csatabárd, egykezes</text:p>
          </table:table-cell>
          <table:table-cell table:style-name="ce998" office:value-type="float" office:value="4" calcext:value-type="float">
            <text:p>4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7" calcext:value-type="float">
            <text:p>7</text:p>
          </table:table-cell>
          <table:table-cell table:style-name="ce2407" office:value-type="string" calcext:value-type="string">
            <text:p>V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4" calcext:value-type="float">
            <text:p>4</text:p>
          </table:table-cell>
          <table:table-cell table:style-name="ce2364" office:value-type="float" office:value="2" calcext:value-type="float">
            <text:p>2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Csatabárd, kétkezes</text:p>
          </table:table-cell>
          <table:table-cell table:style-name="ce998" office:value-type="float" office:value="6" calcext:value-type="float">
            <text:p>6</text:p>
          </table:table-cell>
          <table:table-cell table:style-name="ce998" office:value-type="float" office:value="3" calcext:value-type="float">
            <text:p>3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float" office:value="9" calcext:value-type="float">
            <text:p>9</text:p>
          </table:table-cell>
          <table:table-cell table:style-name="ce2364" office:value-type="string" calcext:value-type="string">
            <text:p>V</text:p>
          </table:table-cell>
          <table:table-cell table:style-name="ce2364" office:value-type="float" office:value="1.5" calcext:value-type="float">
            <text:p>1,5</text:p>
          </table:table-cell>
          <table:table-cell table:style-name="ce2364" office:value-type="string" calcext:value-type="string">
            <text:p>két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4" calcext:value-type="float">
            <text:p>4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3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Csatacsákány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2" calcext:value-type="float">
            <text:p>2</text:p>
          </table:table-cell>
          <table:table-cell table:style-name="ce2364" office:value-type="float" office:value="5" calcext:value-type="float">
            <text:p>5</text:p>
          </table:table-cell>
          <table:table-cell table:style-name="ce2364" office:value-type="float" office:value="8" calcext:value-type="float">
            <text:p>8</text:p>
          </table:table-cell>
          <table:table-cell table:style-name="ce2364" office:value-type="string" calcext:value-type="string">
            <text:p>S</text:p>
          </table:table-cell>
          <table:table-cell table:style-name="ce2364" office:value-type="float" office:value="0.5" calcext:value-type="float">
            <text:p>0,5</text:p>
          </table:table-cell>
          <table:table-cell table:style-name="ce2364" office:value-type="string" calcext:value-type="string">
            <text:p>egykezes</text:p>
          </table:table-cell>
          <table:table-cell table:style-name="ce2364" office:value-type="float" office:value="99" calcext:value-type="float">
            <text:p>99</text:p>
          </table:table-cell>
          <table:table-cell table:style-name="ce2364" office:value-type="float" office:value="10" calcext:value-type="float">
            <text:p>10</text:p>
          </table:table-cell>
          <table:table-cell table:style-name="ce2446" office:value-type="float" office:value="0" calcext:value-type="float">
            <text:p>0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7" office:value-type="string" calcext:value-type="string">
            <text:p>rombolás</text:p>
          </table:table-cell>
          <table:table-cell table:style-name="ce2503" office:value-type="string" calcext:value-type="string">
            <text:p>Nagyon vérzik; 50%: beragad és nem lehet kihúzni harc közben</text:p>
          </table:table-cell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5"/>
          <table:table-cell table:style-name="ce2324" office:value-type="string" calcext:value-type="string">
            <text:p>Harci kalapács</text:p>
          </table:table-cell>
          <table:table-cell table:style-name="ce998" office:value-type="float" office:value="7" calcext:value-type="float">
            <text:p>7</text:p>
          </table:table-cell>
          <table:table-cell table:style-name="ce998" office:value-type="float" office:value="2" calcext:value-type="float">
            <text:p>2</text:p>
          </table:table-cell>
          <table:table-cell table:style-name="ce2375" office:value-type="float" office:value="7" calcext:value-type="float">
            <text:p>7</text:p>
          </table:table-cell>
          <table:table-cell table:style-name="ce2375" office:value-type="float" office:value="9" calcext:value-type="float">
            <text:p>9</text:p>
          </table:table-cell>
          <table:table-cell table:style-name="ce2375" office:value-type="string" calcext:value-type="string">
            <text:p>Z</text:p>
          </table:table-cell>
          <table:table-cell table:style-name="ce2375" office:value-type="float" office:value="1.5" calcext:value-type="float">
            <text:p>1,5</text:p>
          </table:table-cell>
          <table:table-cell table:style-name="ce2375" office:value-type="string" calcext:value-type="string">
            <text:p>kétkezes</text:p>
          </table:table-cell>
          <table:table-cell table:style-name="ce2375" office:value-type="float" office:value="99" calcext:value-type="float">
            <text:p>99</text:p>
          </table:table-cell>
          <table:table-cell table:style-name="ce2375" office:value-type="float" office:value="0" calcext:value-type="float">
            <text:p>0</text:p>
          </table:table-cell>
          <table:table-cell table:style-name="ce2448" office:value-type="float" office:value="0" calcext:value-type="float">
            <text:p>0</text:p>
          </table:table-cell>
          <table:table-cell table:number-columns-repeated="2" table:style-name="ce2466" office:value-type="float" office:value="0" calcext:value-type="float">
            <text:p>0</text:p>
          </table:table-cell>
          <table:table-cell table:style-name="ce2484" office:value-type="string" calcext:value-type="string">
            <text:p>rombolás</text:p>
          </table:table-cell>
          <table:table-cell table:style-name="ce2512" office:value-type="string" calcext:value-type="string">
            <text:p>Erő követelmény: +2</text:p>
          </table:table-cell>
          <table:table-cell table:style-name="ce2532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6" office:value-type="string" calcext:value-type="string">
            <text:p>Ostorharcos fegyverek</text:p>
          </table:table-cell>
          <table:table-cell table:style-name="ce2325" office:value-type="string" calcext:value-type="string">
            <text:p>Korbács</text:p>
          </table:table-cell>
          <table:table-cell table:style-name="ce1006" office:value-type="float" office:value="3" calcext:value-type="float">
            <text:p>3</text:p>
          </table:table-cell>
          <table:table-cell table:style-name="ce1006" office:value-type="float" office:value="0" calcext:value-type="float">
            <text:p>0</text:p>
          </table:table-cell>
          <table:table-cell table:style-name="ce2371" office:value-type="float" office:value="-1" calcext:value-type="float">
            <text:p>-1</text:p>
          </table:table-cell>
          <table:table-cell table:style-name="ce2371" office:value-type="float" office:value="6" calcext:value-type="float">
            <text:p>6</text:p>
          </table:table-cell>
          <table:table-cell table:style-name="ce2371" office:value-type="string" calcext:value-type="string">
            <text:p>Z</text:p>
          </table:table-cell>
          <table:table-cell table:style-name="ce2368" office:value-type="float" office:value="1" calcext:value-type="float">
            <text:p>1</text:p>
          </table:table-cell>
          <table:table-cell table:style-name="ce2371" office:value-type="string" calcext:value-type="string">
            <text:p>egykezes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449" office:value-type="float" office:value="1" calcext:value-type="float">
            <text:p>1</text:p>
          </table:table-cell>
          <table:table-cell table:number-columns-repeated="2" table:style-name="ce2452" office:value-type="float" office:value="0" calcext:value-type="float">
            <text:p>0</text:p>
          </table:table-cell>
          <table:table-cell table:style-name="ce2483" office:value-type="string" calcext:value-type="string">
            <text:p>ostorharc</text:p>
          </table:table-cell>
          <table:table-cell table:style-name="ce2513"/>
          <table:table-cell table:style-name="ce2532"/>
          <table:table-cell table:style-name="ce980" table:number-columns-repeated="111"/>
          <table:table-cell table:style-name="ce2535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10"/>
          <table:table-cell table:style-name="ce2320" office:value-type="string" calcext:value-type="string">
            <text:p>Ostor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2" calcext:value-type="float">
            <text:p>2</text:p>
          </table:table-cell>
          <table:table-cell table:style-name="ce2366" office:value-type="float" office:value="1" calcext:value-type="float">
            <text:p>1</text:p>
          </table:table-cell>
          <table:table-cell table:style-name="ce2366" office:value-type="float" office:value="8" calcext:value-type="float">
            <text:p>8</text:p>
          </table:table-cell>
          <table:table-cell table:style-name="ce2366" office:value-type="string" calcext:value-type="string">
            <text:p>Z</text:p>
          </table:table-cell>
          <table:table-cell table:style-name="ce2364" office:value-type="float" office:value="3" calcext:value-type="float">
            <text:p>3</text:p>
          </table:table-cell>
          <table:table-cell table:style-name="ce2366" office:value-type="string" calcext:value-type="string">
            <text:p>egykezes</text:p>
          </table:table-cell>
          <table:table-cell table:style-name="ce2366" office:value-type="float" office:value="3" calcext:value-type="float">
            <text:p>3</text:p>
          </table:table-cell>
          <table:table-cell table:style-name="ce2366" office:value-type="float" office:value="0" calcext:value-type="float">
            <text:p>0</text:p>
          </table:table-cell>
          <table:table-cell table:style-name="ce2451" office:value-type="float" office:value="1" calcext:value-type="float">
            <text:p>1</text:p>
          </table:table-cell>
          <table:table-cell table:number-columns-repeated="2" table:style-name="ce2465" office:value-type="float" office:value="0" calcext:value-type="float">
            <text:p>0</text:p>
          </table:table-cell>
          <table:table-cell table:style-name="ce2479" office:value-type="string" calcext:value-type="string">
            <text:p>ostorharc</text:p>
          </table:table-cell>
          <table:table-cell table:style-name="ce2309"/>
          <table:table-cell table:style-name="ce2532"/>
          <table:table-cell table:style-name="ce980" table:number-columns-repeated="111"/>
          <table:table-cell table:style-name="ce604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5"/>
          <table:table-cell table:style-name="ce2328" office:value-type="string" calcext:value-type="string">
            <text:p>Ostorkard</text:p>
          </table:table-cell>
          <table:table-cell table:number-columns-repeated="2" table:style-name="ce998" office:value-type="float" office:value="10" calcext:value-type="float">
            <text:p>10</text:p>
          </table:table-cell>
          <table:table-cell table:style-name="ce2376" office:value-type="float" office:value="3" calcext:value-type="float">
            <text:p>3</text:p>
          </table:table-cell>
          <table:table-cell table:style-name="ce2389" office:value-type="float" office:value="8" calcext:value-type="float">
            <text:p>8</text:p>
          </table:table-cell>
          <table:table-cell table:style-name="ce2376" office:value-type="string" calcext:value-type="string">
            <text:p>V</text:p>
          </table:table-cell>
          <table:table-cell table:style-name="ce2376" office:value-type="float" office:value="3" calcext:value-type="float">
            <text:p>3</text:p>
          </table:table-cell>
          <table:table-cell table:style-name="ce2429" office:value-type="string" calcext:value-type="string">
            <text:p>egykezes</text:p>
          </table:table-cell>
          <table:table-cell table:style-name="ce2376" office:value-type="float" office:value="2" calcext:value-type="float">
            <text:p>2</text:p>
          </table:table-cell>
          <table:table-cell table:style-name="ce2376" office:value-type="float" office:value="0" calcext:value-type="float">
            <text:p>0</text:p>
          </table:table-cell>
          <table:table-cell table:style-name="ce2453" office:value-type="float" office:value="1" calcext:value-type="float">
            <text:p>1</text:p>
          </table:table-cell>
          <table:table-cell table:number-columns-repeated="2" table:style-name="ce2455" office:value-type="float" office:value="0" calcext:value-type="float">
            <text:p>0</text:p>
          </table:table-cell>
          <table:table-cell table:style-name="ce2485" office:value-type="string" calcext:value-type="string">
            <text:p>ostorharc</text:p>
          </table:table-cell>
          <table:table-cell table:style-name="ce2514" office:value-type="string" calcext:value-type="string">
            <text:p>Önveszélyes, lásd a leírását. </text:p>
          </table:table-cell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6" office:value-type="string" calcext:value-type="string">
            <text:p>Hárítófegyverek</text:p>
          </table:table-cell>
          <table:table-cell table:style-name="ce2329" office:value-type="string" calcext:value-type="string">
            <text:p>Hárító: Alkarvédő</text:p>
          </table:table-cell>
          <table:table-cell table:style-name="ce2348" office:value-type="float" office:value="0" calcext:value-type="float">
            <text:p>0</text:p>
          </table:table-cell>
          <table:table-cell table:style-name="ce2348" office:value-type="string" calcext:value-type="string">
            <text:p>3/2/0</text:p>
          </table:table-cell>
          <table:table-cell table:style-name="ce2377" office:value-type="string" calcext:value-type="string">
            <text:p>-</text:p>
          </table:table-cell>
          <table:table-cell table:style-name="ce2390" office:value-type="float" office:value="99" calcext:value-type="float">
            <text:p>99</text:p>
          </table:table-cell>
          <table:table-cell table:style-name="ce2377" office:value-type="string" calcext:value-type="string">
            <text:p>-</text:p>
          </table:table-cell>
          <table:table-cell table:style-name="ce2377" office:value-type="float" office:value="0" calcext:value-type="float">
            <text:p>0</text:p>
          </table:table-cell>
          <table:table-cell table:style-name="ce2430" office:value-type="string" calcext:value-type="string">
            <text:p>egykezes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number-columns-repeated="3" table:style-name="ce2454" office:value-type="float" office:value="0" calcext:value-type="float">
            <text:p>0</text:p>
          </table:table-cell>
          <table:table-cell table:style-name="ce2486" office:value-type="string" calcext:value-type="string">
            <text:p>közelharci</text:p>
          </table:table-cell>
          <table:table-cell table:style-name="ce2515"/>
          <table:table-cell table:style-name="ce2532"/>
          <table:table-cell table:style-name="ce980" table:number-columns-repeated="111"/>
          <table:table-cell table:style-name="ce2294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10"/>
          <table:table-cell table:style-name="ce2328" office:value-type="string" calcext:value-type="string">
            <text:p>Hárító: Csatakesztyű</text:p>
          </table:table-cell>
          <table:table-cell table:style-name="ce2349" office:value-type="float" office:value="0" calcext:value-type="float">
            <text:p>0</text:p>
          </table:table-cell>
          <table:table-cell table:style-name="ce2349" office:value-type="float" office:value="2" calcext:value-type="float">
            <text:p>2</text:p>
          </table:table-cell>
          <table:table-cell table:style-name="ce2376" office:value-type="string" calcext:value-type="string">
            <text:p>-</text:p>
          </table:table-cell>
          <table:table-cell table:style-name="ce2389" office:value-type="float" office:value="99" calcext:value-type="float">
            <text:p>99</text:p>
          </table:table-cell>
          <table:table-cell table:style-name="ce2376" office:value-type="string" calcext:value-type="string">
            <text:p>-</text:p>
          </table:table-cell>
          <table:table-cell table:style-name="ce2376" office:value-type="float" office:value="0" calcext:value-type="float">
            <text:p>0</text:p>
          </table:table-cell>
          <table:table-cell table:style-name="ce2431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number-columns-repeated="3" table:style-name="ce2455" office:value-type="float" office:value="0" calcext:value-type="float">
            <text:p>0</text:p>
          </table:table-cell>
          <table:table-cell table:style-name="ce2485" office:value-type="string" calcext:value-type="string">
            <text:p>kardvívás</text:p>
          </table:table-cell>
          <table:table-cell table:style-name="ce2311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11"/>
          <table:table-cell table:style-name="ce2328" office:value-type="string" calcext:value-type="string">
            <text:p>Hárító: Köpeny</text:p>
          </table:table-cell>
          <table:table-cell table:style-name="ce2349" office:value-type="float" office:value="0" calcext:value-type="float">
            <text:p>0</text:p>
          </table:table-cell>
          <table:table-cell table:style-name="ce2349" office:value-type="float" office:value="3" calcext:value-type="float">
            <text:p>3</text:p>
          </table:table-cell>
          <table:table-cell table:style-name="ce2376" office:value-type="string" calcext:value-type="string">
            <text:p>-</text:p>
          </table:table-cell>
          <table:table-cell table:style-name="ce2389" office:value-type="float" office:value="99" calcext:value-type="float">
            <text:p>99</text:p>
          </table:table-cell>
          <table:table-cell table:style-name="ce2376" office:value-type="string" calcext:value-type="string">
            <text:p>-</text:p>
          </table:table-cell>
          <table:table-cell table:style-name="ce2376" office:value-type="float" office:value="0" calcext:value-type="float">
            <text:p>0</text:p>
          </table:table-cell>
          <table:table-cell table:style-name="ce2431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number-columns-repeated="3" table:style-name="ce2455" office:value-type="float" office:value="0" calcext:value-type="float">
            <text:p>0</text:p>
          </table:table-cell>
          <table:table-cell table:style-name="ce2485" office:value-type="string" calcext:value-type="string">
            <text:p>kardvívás</text:p>
          </table:table-cell>
          <table:table-cell table:style-name="ce2311" office:value-type="string" calcext:value-type="string">
            <text:p>Legfeljebb 1 penge hosszú fegyverek ellen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11"/>
          <table:table-cell table:style-name="ce2328" office:value-type="string" calcext:value-type="string">
            <text:p>Hárító: Tonfa</text:p>
          </table:table-cell>
          <table:table-cell table:style-name="ce2349" office:value-type="float" office:value="0" calcext:value-type="float">
            <text:p>0</text:p>
          </table:table-cell>
          <table:table-cell table:style-name="ce2349" office:value-type="string" calcext:value-type="string">
            <text:p>3/2/0</text:p>
          </table:table-cell>
          <table:table-cell table:style-name="ce2376" office:value-type="float" office:value="-3" calcext:value-type="float">
            <text:p>-3</text:p>
          </table:table-cell>
          <table:table-cell table:style-name="ce2389" office:value-type="float" office:value="6" calcext:value-type="float">
            <text:p>6</text:p>
          </table:table-cell>
          <table:table-cell table:style-name="ce2376" office:value-type="string" calcext:value-type="string">
            <text:p>Z</text:p>
          </table:table-cell>
          <table:table-cell table:style-name="ce2376" office:value-type="float" office:value="0" calcext:value-type="float">
            <text:p>0</text:p>
          </table:table-cell>
          <table:table-cell table:style-name="ce2431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number-columns-repeated="3" table:style-name="ce2455" office:value-type="float" office:value="0" calcext:value-type="float">
            <text:p>0</text:p>
          </table:table-cell>
          <table:table-cell table:style-name="ce2485" office:value-type="string" calcext:value-type="string">
            <text:p>közelharci</text:p>
          </table:table-cell>
          <table:table-cell table:style-name="ce2311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5"/>
          <table:table-cell table:style-name="ce980" table:number-columns-repeated="15"/>
          <table:table-cell table:style-name="ce2532"/>
          <table:table-cell table:style-name="ce980" table:number-columns-repeated="247"/>
          <table:table-cell/>
        </table:table-row>
        <table:table-row table:style-name="ro17">
          <table:table-cell table:style-name="ce2306" office:value-type="string" calcext:value-type="string">
            <text:p>Pajzsok</text:p>
          </table:table-cell>
          <table:table-cell table:style-name="ce2330" office:value-type="string" calcext:value-type="string">
            <text:p>Pajzs típus</text:p>
          </table:table-cell>
          <table:table-cell table:style-name="ce2351" office:value-type="string" calcext:value-type="string">
            <text:p>TÉ</text:p>
          </table:table-cell>
          <table:table-cell table:style-name="ce2351" office:value-type="string" calcext:value-type="string">
            <text:p>VÉ</text:p>
          </table:table-cell>
          <table:table-cell table:style-name="ce2330" office:value-type="string" calcext:value-type="string">
            <text:p>SP</text:p>
          </table:table-cell>
          <table:table-cell table:style-name="ce2391" office:value-type="string" calcext:value-type="string">
            <text:p>Sebesség</text:p>
          </table:table-cell>
          <table:table-cell table:style-name="ce2408" office:value-type="string" calcext:value-type="string">
            <text:p>Sebzés</text:p>
            <text:p>Módja</text:p>
          </table:table-cell>
          <table:table-cell table:style-name="ce2420" office:value-type="string" calcext:value-type="string">
            <text:p>Pengehossz</text:p>
          </table:table-cell>
          <table:table-cell table:style-name="ce2432" office:value-type="string" calcext:value-type="string">
            <text:p>Típus</text:p>
          </table:table-cell>
          <table:table-cell table:style-name="ce2441" office:value-type="string" calcext:value-type="string">
            <text:p>Erőbónusz</text:p>
            <text:p>Max</text:p>
          </table:table-cell>
          <table:table-cell table:style-name="ce2391" office:value-type="string" calcext:value-type="string">
            <text:p>Átütés</text:p>
          </table:table-cell>
          <table:table-cell table:style-name="ce2456" office:value-type="string" calcext:value-type="string">
            <text:p>Íves</text:p>
          </table:table-cell>
          <table:table-cell table:style-name="ce2456" office:value-type="string" calcext:value-type="string">
            <text:p>MF</text:p>
          </table:table-cell>
          <table:table-cell table:style-name="ce2456" office:value-type="string" calcext:value-type="string">
            <text:p>KF</text:p>
          </table:table-cell>
          <table:table-cell table:style-name="ce2487" office:value-type="string" calcext:value-type="string">
            <text:p>Harcmodor</text:p>
          </table:table-cell>
          <table:table-cell table:style-name="ce2515"/>
          <table:table-cell table:style-name="ce2532"/>
          <table:table-cell table:style-name="ce980" table:number-columns-repeated="111"/>
          <table:table-cell table:style-name="ce612" table:number-columns-repeated="129"/>
          <table:table-cell table:style-name="ce983" table:number-columns-repeated="8"/>
        </table:table-row>
        <table:table-row table:style-name="ro3">
          <table:table-cell table:style-name="ce2305"/>
          <table:table-cell table:style-name="ce2331" office:value-type="string" calcext:value-type="string">
            <text:p>Kis pajzs</text:p>
          </table:table-cell>
          <table:table-cell table:style-name="ce2352" office:value-type="float" office:value="1" calcext:value-type="float">
            <text:p>1</text:p>
          </table:table-cell>
          <table:table-cell table:style-name="ce2352" office:value-type="float" office:value="3" calcext:value-type="float">
            <text:p>3</text:p>
          </table:table-cell>
          <table:table-cell table:style-name="ce2352" office:value-type="float" office:value="0" calcext:value-type="float">
            <text:p>0</text:p>
          </table:table-cell>
          <table:table-cell table:style-name="ce2392" office:value-type="float" office:value="6" calcext:value-type="float">
            <text:p>6</text:p>
          </table:table-cell>
          <table:table-cell table:style-name="ce2409" office:value-type="string" calcext:value-type="string">
            <text:p>Z</text:p>
          </table:table-cell>
          <table:table-cell table:style-name="ce2409" office:value-type="float" office:value="0" calcext:value-type="float">
            <text:p>0</text:p>
          </table:table-cell>
          <table:table-cell table:style-name="ce2433" office:value-type="string" calcext:value-type="string">
            <text:p>egykezes</text:p>
          </table:table-cell>
          <table:table-cell table:style-name="ce2352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 table:style-name="ce2467" office:value-type="float" office:value="0" calcext:value-type="float">
            <text:p>0</text:p>
          </table:table-cell>
          <table:table-cell table:style-name="ce2477" office:value-type="string" calcext:value-type="string">
            <text:p>zúzás</text:p>
          </table:table-cell>
          <table:table-cell table:style-name="ce2514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8"/>
          <table:table-cell table:style-name="ce2331" office:value-type="string" calcext:value-type="string">
            <text:p>Közepes pajzs</text:p>
          </table:table-cell>
          <table:table-cell table:style-name="ce2352" office:value-type="float" office:value="1" calcext:value-type="float">
            <text:p>1</text:p>
          </table:table-cell>
          <table:table-cell table:style-name="ce2352" office:value-type="float" office:value="10" calcext:value-type="float">
            <text:p>10</text:p>
          </table:table-cell>
          <table:table-cell table:style-name="ce2352" office:value-type="float" office:value="0" calcext:value-type="float">
            <text:p>0</text:p>
          </table:table-cell>
          <table:table-cell table:style-name="ce2392" office:value-type="float" office:value="7" calcext:value-type="float">
            <text:p>7</text:p>
          </table:table-cell>
          <table:table-cell table:style-name="ce2409" office:value-type="string" calcext:value-type="string">
            <text:p>Z</text:p>
          </table:table-cell>
          <table:table-cell table:style-name="ce2409" office:value-type="float" office:value="0" calcext:value-type="float">
            <text:p>0</text:p>
          </table:table-cell>
          <table:table-cell table:style-name="ce2433" office:value-type="string" calcext:value-type="string">
            <text:p>egykezes</text:p>
          </table:table-cell>
          <table:table-cell table:style-name="ce2352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 table:style-name="ce2467" office:value-type="float" office:value="0" calcext:value-type="float">
            <text:p>0</text:p>
          </table:table-cell>
          <table:table-cell table:style-name="ce2477" office:value-type="string" calcext:value-type="string">
            <text:p>zúzás</text:p>
          </table:table-cell>
          <table:table-cell table:style-name="ce2514" office:value-type="string" calcext:value-type="string">
            <text:p>Erő követelmény: +1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9">
          <table:table-cell/>
          <table:table-cell table:style-name="ce2331" office:value-type="string" calcext:value-type="string">
            <text:p>Nagy pajzs</text:p>
          </table:table-cell>
          <table:table-cell table:style-name="ce2352" office:value-type="float" office:value="1" calcext:value-type="float">
            <text:p>1</text:p>
          </table:table-cell>
          <table:table-cell table:style-name="ce2352" office:value-type="float" office:value="16" calcext:value-type="float">
            <text:p>16</text:p>
          </table:table-cell>
          <table:table-cell table:style-name="ce2352" office:value-type="float" office:value="0" calcext:value-type="float">
            <text:p>0</text:p>
          </table:table-cell>
          <table:table-cell table:style-name="ce2392" office:value-type="float" office:value="9" calcext:value-type="float">
            <text:p>9</text:p>
          </table:table-cell>
          <table:table-cell table:style-name="ce2409" office:value-type="string" calcext:value-type="string">
            <text:p>Z</text:p>
          </table:table-cell>
          <table:table-cell table:style-name="ce2409" office:value-type="float" office:value="0" calcext:value-type="float">
            <text:p>0</text:p>
          </table:table-cell>
          <table:table-cell table:style-name="ce2433" office:value-type="string" calcext:value-type="string">
            <text:p>egykezes</text:p>
          </table:table-cell>
          <table:table-cell table:style-name="ce2352" office:value-type="float" office:value="4" calcext:value-type="float">
            <text:p>4</text:p>
          </table:table-cell>
          <table:table-cell table:style-name="ce2409" office:value-type="float" office:value="0" calcext:value-type="float">
            <text:p>0</text:p>
          </table:table-cell>
          <table:table-cell table:style-name="ce2457" office:value-type="float" office:value="0" calcext:value-type="float">
            <text:p>0</text:p>
          </table:table-cell>
          <table:table-cell table:number-columns-repeated="2" table:style-name="ce2467" office:value-type="float" office:value="0" calcext:value-type="float">
            <text:p>0</text:p>
          </table:table-cell>
          <table:table-cell table:style-name="ce2477" office:value-type="string" calcext:value-type="string">
            <text:p>zúzás</text:p>
          </table:table-cell>
          <table:table-cell table:style-name="ce251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5"/>
          <table:table-cell table:style-name="ce980" table:number-columns-repeated="15"/>
          <table:table-cell table:style-name="ce2532"/>
          <table:table-cell table:style-name="ce980" table:number-columns-repeated="247"/>
          <table:table-cell/>
        </table:table-row>
        <table:table-row table:style-name="ro3">
          <table:table-cell table:number-columns-repeated="16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 table:style-name="ce2305"/>
          <table:table-cell table:style-name="ce2332" office:value-type="string" calcext:value-type="string">
            <text:p>Fegyver</text:p>
          </table:table-cell>
          <table:table-cell table:style-name="ce2332" office:value-type="string" calcext:value-type="string">
            <text:p>CÉ</text:p>
          </table:table-cell>
          <table:table-cell table:style-name="ce2332" office:value-type="string" calcext:value-type="string">
            <text:p>Osztó</text:p>
          </table:table-cell>
          <table:table-cell table:style-name="ce2332" office:value-type="string" calcext:value-type="string">
            <text:p>SP</text:p>
          </table:table-cell>
          <table:table-cell table:style-name="ce2393" office:value-type="string" calcext:value-type="string">
            <text:p>Sebesség</text:p>
          </table:table-cell>
          <table:table-cell table:style-name="ce2393" office:value-type="string" calcext:value-type="string">
            <text:p>Sebzés</text:p>
            <text:p>Módja</text:p>
          </table:table-cell>
          <table:table-cell table:style-name="ce2393" office:value-type="string" calcext:value-type="string">
            <text:p>Hatótáv</text:p>
          </table:table-cell>
          <table:table-cell table:style-name="ce2332" office:value-type="string" calcext:value-type="string">
            <text:p>Tipus</text:p>
          </table:table-cell>
          <table:table-cell table:style-name="ce2442" office:value-type="string" calcext:value-type="string">
            <text:p>Erőbónusz</text:p>
            <text:p>Max</text:p>
          </table:table-cell>
          <table:table-cell table:style-name="ce2393" office:value-type="string" calcext:value-type="string">
            <text:p>Átütés</text:p>
          </table:table-cell>
          <table:table-cell table:style-name="ce2332" table:number-columns-repeated="3"/>
          <table:table-cell table:style-name="ce2393" office:value-type="string" calcext:value-type="string">
            <text:p>Harcmodor</text:p>
          </table:table-cell>
          <table:table-cell table:style-name="ce2516" office:value-type="string" calcext:value-type="string">
            <text:p>Megjegyzés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12" office:value-type="string" calcext:value-type="string">
            <text:p>Hajítófegyverek</text:p>
          </table:table-cell>
          <table:table-cell table:style-name="ce2333"/>
          <table:table-cell table:style-name="ce2353" table:number-columns-repeated="2"/>
          <table:table-cell table:style-name="ce2327" table:number-columns-repeated="11"/>
          <table:table-cell table:style-name="ce2511"/>
          <table:table-cell table:style-name="ce2532"/>
          <table:table-cell table:style-name="ce980" table:number-columns-repeated="111"/>
          <table:table-cell table:style-name="ce2294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5"/>
          <table:table-cell table:style-name="ce2334" office:value-type="string" calcext:value-type="string">
            <text:p>Alkalmatlan tárgy</text:p>
          </table:table-cell>
          <table:table-cell table:style-name="ce2354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354" office:value-type="float" office:value="-5" calcext:value-type="float">
            <text:p>-5</text:p>
          </table:table-cell>
          <table:table-cell table:style-name="ce2354" office:value-type="float" office:value="11" calcext:value-type="float">
            <text:p>11</text:p>
          </table:table-cell>
          <table:table-cell table:style-name="ce2354" office:value-type="string" calcext:value-type="string">
            <text:p>Z</text:p>
          </table:table-cell>
          <table:table-cell table:style-name="ce2421" office:value-type="string" calcext:value-type="string">
            <text:p>5m +(Erő x 3)</text:p>
          </table:table-cell>
          <table:table-cell table:style-name="ce2434" office:value-type="string" calcext:value-type="string">
            <text:p>egykezes</text:p>
          </table:table-cell>
          <table:table-cell table:style-name="ce2354" office:value-type="float" office:value="3" calcext:value-type="float">
            <text:p>3</text:p>
          </table:table-cell>
          <table:table-cell table:style-name="ce2354" office:value-type="float" office:value="0" calcext:value-type="float">
            <text:p>0</text:p>
          </table:table-cell>
          <table:table-cell table:style-name="ce2354" table:number-columns-repeated="3"/>
          <table:table-cell table:style-name="ce2488" office:value-type="string" calcext:value-type="string">
            <text:p>hajítás</text:p>
          </table:table-cell>
          <table:table-cell table:style-name="ce2517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11"/>
          <table:table-cell table:style-name="ce2335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998" office:value-type="float" office:value="2" calcext:value-type="float">
            <text:p>2</text:p>
          </table:table-cell>
          <table:table-cell table:style-name="ce2378" office:value-type="string" calcext:value-type="string">
            <text:p>-</text:p>
          </table:table-cell>
          <table:table-cell table:style-name="ce2394" office:value-type="float" office:value="11" calcext:value-type="float">
            <text:p>11</text:p>
          </table:table-cell>
          <table:table-cell table:style-name="ce2378" office:value-type="string" calcext:value-type="string">
            <text:p>-</text:p>
          </table:table-cell>
          <table:table-cell table:style-name="ce2378" office:value-type="string" calcext:value-type="string">
            <text:p>20m</text:p>
          </table:table-cell>
          <table:table-cell table:style-name="ce2435" office:value-type="string" calcext:value-type="string">
            <text:p>egykezes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458"/>
          <table:table-cell table:style-name="ce2468" table:number-columns-repeated="2"/>
          <table:table-cell table:style-name="ce2477" office:value-type="string" calcext:value-type="string">
            <text:p>hajítás</text:p>
          </table:table-cell>
          <table:table-cell table:style-name="ce2518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36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357" office:value-type="float" office:value="3" calcext:value-type="float">
            <text:p>3</text:p>
          </table:table-cell>
          <table:table-cell table:style-name="ce2376" office:value-type="float" office:value="3" calcext:value-type="float">
            <text:p>3</text:p>
          </table:table-cell>
          <table:table-cell table:style-name="ce2389" office:value-type="float" office:value="9" calcext:value-type="float">
            <text:p>9</text:p>
          </table:table-cell>
          <table:table-cell table:style-name="ce2376" office:value-type="string" calcext:value-type="string">
            <text:p>S</text:p>
          </table:table-cell>
          <table:table-cell table:style-name="ce2422" office:value-type="string" calcext:value-type="string">
            <text:p>5m</text:p>
            <text:p>+(Erő x 3)</text:p>
          </table:table-cell>
          <table:table-cell table:style-name="ce2436" office:value-type="string" calcext:value-type="string">
            <text:p>egykezes</text:p>
          </table:table-cell>
          <table:table-cell table:style-name="ce2376" office:value-type="float" office:value="99" calcext:value-type="float">
            <text:p>99</text:p>
          </table:table-cell>
          <table:table-cell table:style-name="ce2376" office:value-type="float" office:value="3" calcext:value-type="float">
            <text:p>3</text:p>
          </table:table-cell>
          <table:table-cell table:style-name="ce2455" table:number-columns-repeated="3"/>
          <table:table-cell table:style-name="ce2485" office:value-type="string" calcext:value-type="string">
            <text:p>hajítás</text:p>
          </table:table-cell>
          <table:table-cell table:style-name="ce251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32"/>
          <table:table-cell table:style-name="ce980" table:number-columns-repeated="111"/>
          <table:table-cell table:style-name="ce604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5"/>
          <table:table-cell table:style-name="ce2337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2379" office:value-type="float" office:value="-3" calcext:value-type="float">
            <text:p>-3</text:p>
          </table:table-cell>
          <table:table-cell table:style-name="ce2395" office:value-type="float" office:value="5" calcext:value-type="float">
            <text:p>5</text:p>
          </table:table-cell>
          <table:table-cell table:style-name="ce2379" office:value-type="string" calcext:value-type="string">
            <text:p>S</text:p>
          </table:table-cell>
          <table:table-cell table:style-name="ce2379" office:value-type="string" calcext:value-type="string">
            <text:p>15m</text:p>
          </table:table-cell>
          <table:table-cell table:style-name="ce2385" office:value-type="string" calcext:value-type="string">
            <text:p>egykezes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hajítás</text:p>
          </table:table-cell>
          <table:table-cell table:style-name="ce2520"/>
          <table:table-cell table:style-name="ce2532"/>
          <table:table-cell table:style-name="ce980" table:number-columns-repeated="111"/>
          <table:table-cell table:style-name="ce1036"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35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998" office:value-type="float" office:value="2" calcext:value-type="float">
            <text:p>2</text:p>
          </table:table-cell>
          <table:table-cell table:style-name="ce2378" office:value-type="string" calcext:value-type="string">
            <text:p>-</text:p>
          </table:table-cell>
          <table:table-cell table:style-name="ce2394" office:value-type="float" office:value="11" calcext:value-type="float">
            <text:p>11</text:p>
          </table:table-cell>
          <table:table-cell table:style-name="ce2378" office:value-type="string" calcext:value-type="string">
            <text:p>-</text:p>
          </table:table-cell>
          <table:table-cell table:style-name="ce2378" office:value-type="string" calcext:value-type="string">
            <text:p>4m +Erő</text:p>
          </table:table-cell>
          <table:table-cell table:style-name="ce2429" office:value-type="string" calcext:value-type="string">
            <text:p>egykezes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458"/>
          <table:table-cell table:style-name="ce2468" table:number-columns-repeated="2"/>
          <table:table-cell table:style-name="ce2477" office:value-type="string" calcext:value-type="string">
            <text:p>hajítás</text:p>
          </table:table-cell>
          <table:table-cell table:style-name="ce2518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1">
          <table:table-cell table:style-name="ce2308"/>
          <table:table-cell table:style-name="ce2337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357" office:value-type="float" office:value="3" calcext:value-type="float">
            <text:p>3</text:p>
          </table:table-cell>
          <table:table-cell table:style-name="ce2379" office:value-type="float" office:value="2" calcext:value-type="float">
            <text:p>2</text:p>
          </table:table-cell>
          <table:table-cell table:style-name="ce2395" office:value-type="float" office:value="7" calcext:value-type="float">
            <text:p>7</text:p>
          </table:table-cell>
          <table:table-cell table:style-name="ce2379" office:value-type="string" calcext:value-type="string">
            <text:p>Z</text:p>
          </table:table-cell>
          <table:table-cell table:style-name="ce2423" office:value-type="string" calcext:value-type="string">
            <text:p><text:span text:style-name="T84">20m</text:span></text:p>
            <text:p><text:span text:style-name="T85">+(Erő x 4) </text:span></text:p>
          </table:table-cell>
          <table:table-cell table:style-name="ce2429" office:value-type="string" calcext:value-type="string">
            <text:p>egykezes</text:p>
          </table:table-cell>
          <table:table-cell table:style-name="ce2379" office:value-type="float" office:value="3" calcext:value-type="float">
            <text:p>3</text:p>
          </table:table-cell>
          <table:table-cell table:style-name="ce2379" office:value-type="float" office:value="0" calcext:value-type="float">
            <text:p>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hajítás</text:p>
          </table:table-cell>
          <table:table-cell table:style-name="ce2521" office:value-type="string" calcext:value-type="string">
            <text:p>Pajzsba dobva csökkenti annak Védő Értékét a dobott SP értékkel</text:p>
          </table:table-cell>
          <table:table-cell table:style-name="ce2532"/>
          <table:table-cell table:style-name="ce980" table:number-columns-repeated="111"/>
          <table:table-cell table:style-name="ce612"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38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358" office:value-type="float" office:value="3" calcext:value-type="float">
            <text:p>3</text:p>
          </table:table-cell>
          <table:table-cell table:style-name="ce2380" office:value-type="float" office:value="0" calcext:value-type="float">
            <text:p>0</text:p>
          </table:table-cell>
          <table:table-cell table:style-name="ce2396" office:value-type="float" office:value="6" calcext:value-type="float">
            <text:p>6</text:p>
          </table:table-cell>
          <table:table-cell table:style-name="ce2380" office:value-type="string" calcext:value-type="string">
            <text:p>S</text:p>
          </table:table-cell>
          <table:table-cell table:style-name="ce2380" office:value-type="string" calcext:value-type="string">
            <text:p>15m</text:p>
          </table:table-cell>
          <table:table-cell table:style-name="ce2437" office:value-type="string" calcext:value-type="string">
            <text:p>egykezes</text:p>
          </table:table-cell>
          <table:table-cell table:style-name="ce2380" office:value-type="float" office:value="1" calcext:value-type="float">
            <text:p>1</text:p>
          </table:table-cell>
          <table:table-cell table:style-name="ce2380" office:value-type="float" office:value="0" calcext:value-type="float">
            <text:p>0</text:p>
          </table:table-cell>
          <table:table-cell table:style-name="ce2380"/>
          <table:table-cell table:style-name="ce2469" table:number-columns-repeated="2"/>
          <table:table-cell table:style-name="ce2489" office:value-type="string" calcext:value-type="string">
            <text:p>hajítás</text:p>
          </table:table-cell>
          <table:table-cell table:style-name="ce252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1">
          <table:table-cell table:style-name="ce2311"/>
          <table:table-cell table:style-name="ce2337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2379" office:value-type="float" office:value="-10" calcext:value-type="float">
            <text:p>-10</text:p>
          </table:table-cell>
          <table:table-cell table:style-name="ce2395" office:value-type="float" office:value="6" calcext:value-type="float">
            <text:p>6</text:p>
          </table:table-cell>
          <table:table-cell table:style-name="ce2379" office:value-type="string" calcext:value-type="string">
            <text:p>Z</text:p>
          </table:table-cell>
          <table:table-cell table:style-name="ce2424" office:value-type="string" calcext:value-type="string">
            <text:p>20m</text:p>
            <text:p>+(Erő x 5) </text:p>
          </table:table-cell>
          <table:table-cell table:style-name="ce2385" office:value-type="string" calcext:value-type="string">
            <text:p>egykezes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460"/>
          <table:table-cell table:style-name="ce2470" table:number-columns-repeated="2"/>
          <table:table-cell table:style-name="ce2477" office:value-type="string" calcext:value-type="string">
            <text:p>hajítás</text:p>
          </table:table-cell>
          <table:table-cell table:style-name="ce2520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28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998" office:value-type="float" office:value="1" calcext:value-type="float">
            <text:p>1</text:p>
          </table:table-cell>
          <table:table-cell table:style-name="ce2376" office:value-type="string" calcext:value-type="string">
            <text:p>-</text:p>
          </table:table-cell>
          <table:table-cell table:style-name="ce2389" office:value-type="float" office:value="10" calcext:value-type="float">
            <text:p>10</text:p>
          </table:table-cell>
          <table:table-cell table:style-name="ce2376" office:value-type="string" calcext:value-type="string">
            <text:p>-</text:p>
          </table:table-cell>
          <table:table-cell table:style-name="ce2376" office:value-type="string" calcext:value-type="string">
            <text:p>10m</text:p>
          </table:table-cell>
          <table:table-cell table:style-name="ce2429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455" table:number-columns-repeated="3"/>
          <table:table-cell table:style-name="ce2485" office:value-type="string" calcext:value-type="string">
            <text:p>hajítás</text:p>
          </table:table-cell>
          <table:table-cell table:style-name="ce2523" office:value-type="string" calcext:value-type="string">
            <text:p>Sebesülés az esés következtében lehet.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8">
          <table:table-cell/>
          <table:table-cell table:style-name="ce2328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357" office:value-type="float" office:value="3" calcext:value-type="float">
            <text:p>3</text:p>
          </table:table-cell>
          <table:table-cell table:style-name="ce2376" office:value-type="float" office:value="2" calcext:value-type="float">
            <text:p>2</text:p>
          </table:table-cell>
          <table:table-cell table:style-name="ce2389" office:value-type="float" office:value="10" calcext:value-type="float">
            <text:p>10</text:p>
          </table:table-cell>
          <table:table-cell table:style-name="ce2376" office:value-type="string" calcext:value-type="string">
            <text:p>Z</text:p>
          </table:table-cell>
          <table:table-cell table:style-name="ce2376" office:value-type="string" calcext:value-type="string">
            <text:p>70m</text:p>
          </table:table-cell>
          <table:table-cell table:style-name="ce2429" office:value-type="string" calcext:value-type="string">
            <text:p>egykezes</text:p>
          </table:table-cell>
          <table:table-cell table:style-name="ce2376" office:value-type="float" office:value="2" calcext:value-type="float">
            <text:p>2</text:p>
          </table:table-cell>
          <table:table-cell table:style-name="ce2376" office:value-type="float" office:value="0" calcext:value-type="float">
            <text:p>0</text:p>
          </table:table-cell>
          <table:table-cell table:style-name="ce2455"/>
          <table:table-cell table:style-name="ce2471" table:number-columns-repeated="2"/>
          <table:table-cell table:style-name="ce2485" office:value-type="string" calcext:value-type="string">
            <text:p>hajítás</text:p>
          </table:table-cell>
          <table:table-cell table:style-name="ce2524" office:value-type="string" calcext:value-type="string">
            <text:p>SFÉ duplán számít ellene</text:p>
          </table:table-cell>
          <table:table-cell table:style-name="ce2532"/>
          <table:table-cell table:style-name="ce980" table:number-columns-repeated="111"/>
          <table:table-cell table:style-name="ce2294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11"/>
          <table:table-cell table:style-name="ce2337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998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5" office:value-type="float" office:value="7" calcext:value-type="float">
            <text:p>7</text:p>
          </table:table-cell>
          <table:table-cell table:style-name="ce2379" office:value-type="string" calcext:value-type="string">
            <text:p>S</text:p>
          </table:table-cell>
          <table:table-cell table:style-name="ce2379" office:value-type="string" calcext:value-type="string">
            <text:p>10m</text:p>
          </table:table-cell>
          <table:table-cell table:style-name="ce2385" office:value-type="string" calcext:value-type="string">
            <text:p>egykezes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hajítás</text:p>
          </table:table-cell>
          <table:table-cell table:style-name="ce2521"/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05"/>
          <table:table-cell table:style-name="ce2328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2376" office:value-type="float" office:value="0" calcext:value-type="float">
            <text:p>0</text:p>
          </table:table-cell>
          <table:table-cell table:style-name="ce2389" office:value-type="float" office:value="7" calcext:value-type="float">
            <text:p>7</text:p>
          </table:table-cell>
          <table:table-cell table:style-name="ce2376" office:value-type="string" calcext:value-type="string">
            <text:p>S</text:p>
          </table:table-cell>
          <table:table-cell table:style-name="ce2376" office:value-type="string" calcext:value-type="string">
            <text:p>10m</text:p>
          </table:table-cell>
          <table:table-cell table:style-name="ce2429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455" table:number-columns-repeated="3"/>
          <table:table-cell table:style-name="ce2485" office:value-type="string" calcext:value-type="string">
            <text:p>hajítás</text:p>
          </table:table-cell>
          <table:table-cell table:style-name="ce2514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 table:style-name="ce2312" office:value-type="string" calcext:value-type="string">
            <text:p>Íjász lőfegyverek</text:p>
          </table:table-cell>
          <table:table-cell table:style-name="ce2329" office:value-type="string" calcext:value-type="string">
            <text:p>Rövid íj</text:p>
          </table:table-cell>
          <table:table-cell table:style-name="ce2347" office:value-type="float" office:value="3" calcext:value-type="float">
            <text:p>3</text:p>
          </table:table-cell>
          <table:table-cell table:style-name="ce2359" office:value-type="float" office:value="4" calcext:value-type="float">
            <text:p>4</text:p>
          </table:table-cell>
          <table:table-cell table:style-name="ce2377" office:value-type="float" office:value="1" calcext:value-type="float">
            <text:p>1</text:p>
          </table:table-cell>
          <table:table-cell table:style-name="ce2390" office:value-type="float" office:value="6" calcext:value-type="float">
            <text:p>6</text:p>
          </table:table-cell>
          <table:table-cell table:style-name="ce2377" office:value-type="string" calcext:value-type="string">
            <text:p>S</text:p>
          </table:table-cell>
          <table:table-cell table:style-name="ce2377" office:value-type="string" calcext:value-type="string">
            <text:p>60m</text:p>
          </table:table-cell>
          <table:table-cell table:style-name="ce2438" office:value-type="string" calcext:value-type="string">
            <text:p>kétkezes</text:p>
          </table:table-cell>
          <table:table-cell table:style-name="ce2377" office:value-type="float" office:value="2" calcext:value-type="float">
            <text:p>2</text:p>
          </table:table-cell>
          <table:table-cell table:style-name="ce2444" office:value-type="float" office:value="0" calcext:value-type="float">
            <text:p>0</text:p>
          </table:table-cell>
          <table:table-cell table:style-name="ce2461"/>
          <table:table-cell table:style-name="ce2472" table:number-columns-repeated="2"/>
          <table:table-cell table:style-name="ce2486" office:value-type="string" calcext:value-type="string">
            <text:p>íjászat</text:p>
          </table:table-cell>
          <table:table-cell table:style-name="ce2525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39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358" office:value-type="float" office:value="4" calcext:value-type="float">
            <text:p>4</text:p>
          </table:table-cell>
          <table:table-cell table:style-name="ce2381" office:value-type="float" office:value="3" calcext:value-type="float">
            <text:p>3</text:p>
          </table:table-cell>
          <table:table-cell table:style-name="ce2397" office:value-type="float" office:value="8" calcext:value-type="float">
            <text:p>8</text:p>
          </table:table-cell>
          <table:table-cell table:style-name="ce2381" office:value-type="string" calcext:value-type="string">
            <text:p>S</text:p>
          </table:table-cell>
          <table:table-cell table:style-name="ce2381" office:value-type="string" calcext:value-type="string">
            <text:p>120m</text:p>
          </table:table-cell>
          <table:table-cell table:style-name="ce2381" office:value-type="string" calcext:value-type="string">
            <text:p>kétkezes</text:p>
          </table:table-cell>
          <table:table-cell table:style-name="ce2381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style-name="ce2381"/>
          <table:table-cell table:style-name="ce2473" table:number-columns-repeated="2"/>
          <table:table-cell table:style-name="ce2490" office:value-type="string" calcext:value-type="string">
            <text:p>íjászat</text:p>
          </table:table-cell>
          <table:table-cell table:style-name="ce252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37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2379" office:value-type="float" office:value="4" calcext:value-type="float">
            <text:p>4</text:p>
          </table:table-cell>
          <table:table-cell table:style-name="ce2395" office:value-type="float" office:value="8" calcext:value-type="float">
            <text:p>8</text:p>
          </table:table-cell>
          <table:table-cell table:style-name="ce2379" office:value-type="string" calcext:value-type="string">
            <text:p>S</text:p>
          </table:table-cell>
          <table:table-cell table:style-name="ce2379" office:value-type="string" calcext:value-type="string">
            <text:p>160m</text:p>
          </table:table-cell>
          <table:table-cell table:style-name="ce2385" office:value-type="string" calcext:value-type="string">
            <text:p>kétkezes</text:p>
          </table:table-cell>
          <table:table-cell table:style-name="ce2379" office:value-type="float" office:value="4" calcext:value-type="float">
            <text:p>4</text:p>
          </table:table-cell>
          <table:table-cell table:style-name="ce2379" office:value-type="float" office:value="3" calcext:value-type="float">
            <text:p>3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íjászat</text:p>
          </table:table-cell>
          <table:table-cell table:style-name="ce252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37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998" office:value-type="float" office:value="5" calcext:value-type="float">
            <text:p>5</text:p>
          </table:table-cell>
          <table:table-cell table:style-name="ce2379" office:value-type="float" office:value="4" calcext:value-type="float">
            <text:p>4</text:p>
          </table:table-cell>
          <table:table-cell table:style-name="ce2395" office:value-type="float" office:value="7" calcext:value-type="float">
            <text:p>7</text:p>
          </table:table-cell>
          <table:table-cell table:style-name="ce2379" office:value-type="string" calcext:value-type="string">
            <text:p>S</text:p>
          </table:table-cell>
          <table:table-cell table:style-name="ce2379" office:value-type="string" calcext:value-type="string">
            <text:p>120m</text:p>
          </table:table-cell>
          <table:table-cell table:style-name="ce2385" office:value-type="string" calcext:value-type="string">
            <text:p>kétkezes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íjászat</text:p>
          </table:table-cell>
          <table:table-cell table:style-name="ce252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32"/>
          <table:table-cell table:style-name="ce980" table:number-columns-repeated="111"/>
          <table:table-cell table:style-name="ce604"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28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357" office:value-type="float" office:value="3" calcext:value-type="float">
            <text:p>3</text:p>
          </table:table-cell>
          <table:table-cell table:style-name="ce2376" office:value-type="string" calcext:value-type="string">
            <text:p>spec</text:p>
          </table:table-cell>
          <table:table-cell table:style-name="ce2389" office:value-type="float" office:value="9" calcext:value-type="float">
            <text:p>9</text:p>
          </table:table-cell>
          <table:table-cell table:style-name="ce2376" office:value-type="string" calcext:value-type="string">
            <text:p>S</text:p>
          </table:table-cell>
          <table:table-cell table:style-name="ce2376" office:value-type="string" calcext:value-type="string">
            <text:p>16m</text:p>
          </table:table-cell>
          <table:table-cell table:style-name="ce2429" office:value-type="string" calcext:value-type="string">
            <text:p>egykezes</text:p>
          </table:table-cell>
          <table:table-cell table:number-columns-repeated="2" table:style-name="ce2376" office:value-type="float" office:value="0" calcext:value-type="float">
            <text:p>0</text:p>
          </table:table-cell>
          <table:table-cell table:style-name="ce2455"/>
          <table:table-cell table:style-name="ce2471" table:number-columns-repeated="2"/>
          <table:table-cell table:style-name="ce2485" office:value-type="string" calcext:value-type="string">
            <text:p>íjászat</text:p>
          </table:table-cell>
          <table:table-cell table:style-name="ce2523" office:value-type="string" calcext:value-type="string">
            <text:p>k20 dobásnál: 20-as dobás: 1 ÉP, különben 0 ÉP</text:p>
          </table:table-cell>
          <table:table-cell table:style-name="ce2532"/>
          <table:table-cell table:style-name="ce980" table:number-columns-repeated="111"/>
          <table:table-cell table:style-name="ce2534"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41" office:value-type="string" calcext:value-type="string">
            <text:p>Fúvócső, vadász</text:p>
          </table:table-cell>
          <table:table-cell table:style-name="ce2355" office:value-type="float" office:value="3" calcext:value-type="float">
            <text:p>3</text:p>
          </table:table-cell>
          <table:table-cell table:style-name="ce2360" office:value-type="float" office:value="4" calcext:value-type="float">
            <text:p>4</text:p>
          </table:table-cell>
          <table:table-cell table:style-name="ce2382" office:value-type="float" office:value="-10" calcext:value-type="float">
            <text:p>-10</text:p>
          </table:table-cell>
          <table:table-cell table:style-name="ce2398" office:value-type="float" office:value="10" calcext:value-type="float">
            <text:p>10</text:p>
          </table:table-cell>
          <table:table-cell table:style-name="ce2382" office:value-type="string" calcext:value-type="string">
            <text:p>S</text:p>
          </table:table-cell>
          <table:table-cell table:style-name="ce2382" office:value-type="string" calcext:value-type="string">
            <text:p>30m</text:p>
          </table:table-cell>
          <table:table-cell table:style-name="ce2439" office:value-type="string" calcext:value-type="string">
            <text:p>kétkezes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462" table:number-columns-repeated="3"/>
          <table:table-cell table:style-name="ce2491" office:value-type="string" calcext:value-type="string">
            <text:p>íjászat</text:p>
          </table:table-cell>
          <table:table-cell table:style-name="ce2527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 table:style-name="ce2312" office:value-type="string" calcext:value-type="string">
            <text:p>Lövész lőfegyverek</text:p>
          </table:table-cell>
          <table:table-cell table:style-name="ce2342" office:value-type="string" calcext:value-type="string">
            <text:p>Kézi nyílpuska</text:p>
          </table:table-cell>
          <table:table-cell table:style-name="ce2347" office:value-type="float" office:value="3" calcext:value-type="float">
            <text:p>3</text:p>
          </table:table-cell>
          <table:table-cell table:style-name="ce1006" office:value-type="float" office:value="4" calcext:value-type="float">
            <text:p>4</text:p>
          </table:table-cell>
          <table:table-cell table:style-name="ce2383" office:value-type="float" office:value="0" calcext:value-type="float">
            <text:p>0</text:p>
          </table:table-cell>
          <table:table-cell table:style-name="ce2399" office:value-type="float" office:value="10" calcext:value-type="float">
            <text:p>10</text:p>
          </table:table-cell>
          <table:table-cell table:style-name="ce2383" office:value-type="string" calcext:value-type="string">
            <text:p>S</text:p>
          </table:table-cell>
          <table:table-cell table:style-name="ce2425" office:value-type="string" calcext:value-type="string">
            <text:p>20m</text:p>
          </table:table-cell>
          <table:table-cell table:style-name="ce2383" office:value-type="string" calcext:value-type="string">
            <text:p>egykezes</text:p>
          </table:table-cell>
          <table:table-cell table:number-columns-repeated="2" table:style-name="ce2383" office:value-type="float" office:value="0" calcext:value-type="float">
            <text:p>0</text:p>
          </table:table-cell>
          <table:table-cell table:style-name="ce2463"/>
          <table:table-cell table:style-name="ce2474" table:number-columns-repeated="2"/>
          <table:table-cell table:style-name="ce2481" office:value-type="string" calcext:value-type="string">
            <text:p>lövészet</text:p>
          </table:table-cell>
          <table:table-cell table:style-name="ce2528" office:value-type="string" calcext:value-type="string">
            <text:p>A kézi nyílpuska kevésbé pontos fegyver kis mérete miatt.</text:p>
          </table:table-cell>
          <table:table-cell table:style-name="ce2532"/>
          <table:table-cell table:style-name="ce980" table:number-columns-repeated="111"/>
          <table:table-cell table:style-name="ce2307"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43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384" office:value-type="float" office:value="6" calcext:value-type="float">
            <text:p>6</text:p>
          </table:table-cell>
          <table:table-cell table:style-name="ce2400" office:value-type="float" office:value="13" calcext:value-type="float">
            <text:p>13</text:p>
          </table:table-cell>
          <table:table-cell table:style-name="ce2384" office:value-type="string" calcext:value-type="string">
            <text:p>S</text:p>
          </table:table-cell>
          <table:table-cell table:style-name="ce2384" office:value-type="string" calcext:value-type="string">
            <text:p>50m</text:p>
          </table:table-cell>
          <table:table-cell table:style-name="ce2384" office:value-type="string" calcext:value-type="string">
            <text:p>kétkezes</text:p>
          </table:table-cell>
          <table:table-cell table:style-name="ce2384" office:value-type="float" office:value="0" calcext:value-type="float">
            <text:p>0</text:p>
          </table:table-cell>
          <table:table-cell table:style-name="ce2384" office:value-type="float" office:value="8" calcext:value-type="float">
            <text:p>8</text:p>
          </table:table-cell>
          <table:table-cell table:style-name="ce2384"/>
          <table:table-cell table:style-name="ce2475" table:number-columns-repeated="2"/>
          <table:table-cell table:style-name="ce2478" office:value-type="string" calcext:value-type="string">
            <text:p>lövészet</text:p>
          </table:table-cell>
          <table:table-cell table:style-name="ce2529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3">
          <table:table-cell/>
          <table:table-cell table:style-name="ce2337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998" office:value-type="float" office:value="5" calcext:value-type="float">
            <text:p>5</text:p>
          </table:table-cell>
          <table:table-cell table:style-name="ce2385" office:value-type="float" office:value="14" calcext:value-type="float">
            <text:p>14</text:p>
          </table:table-cell>
          <table:table-cell table:style-name="ce2395" office:value-type="float" office:value="16" calcext:value-type="float">
            <text:p>16</text:p>
          </table:table-cell>
          <table:table-cell table:style-name="ce2385" office:value-type="string" calcext:value-type="string">
            <text:p>S</text:p>
          </table:table-cell>
          <table:table-cell table:style-name="ce2379" office:value-type="string" calcext:value-type="string">
            <text:p>80m</text:p>
          </table:table-cell>
          <table:table-cell table:style-name="ce2385" office:value-type="string" calcext:value-type="string">
            <text:p>kétkezes</text:p>
          </table:table-cell>
          <table:table-cell table:style-name="ce2385" office:value-type="float" office:value="0" calcext:value-type="float">
            <text:p>0</text:p>
          </table:table-cell>
          <table:table-cell table:style-name="ce2379" office:value-type="float" office:value="15" calcext:value-type="float">
            <text:p>15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lövészet</text:p>
          </table:table-cell>
          <table:table-cell table:style-name="ce2521"/>
          <table:table-cell table:style-name="ce2532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337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998" office:value-type="float" office:value="6" calcext:value-type="float">
            <text:p>6</text:p>
          </table:table-cell>
          <table:table-cell table:style-name="ce2385" office:value-type="float" office:value="20" calcext:value-type="float">
            <text:p>20</text:p>
          </table:table-cell>
          <table:table-cell table:style-name="ce2395" office:value-type="string" calcext:value-type="string">
            <text:p>-</text:p>
          </table:table-cell>
          <table:table-cell table:style-name="ce2385" office:value-type="string" calcext:value-type="string">
            <text:p>Z</text:p>
          </table:table-cell>
          <table:table-cell table:style-name="ce2379" office:value-type="string" calcext:value-type="string">
            <text:p>120m</text:p>
          </table:table-cell>
          <table:table-cell table:style-name="ce2385" office:value-type="string" calcext:value-type="string">
            <text:p>kétkezes</text:p>
          </table:table-cell>
          <table:table-cell table:style-name="ce2385" office:value-type="float" office:value="0" calcext:value-type="float">
            <text:p>0</text:p>
          </table:table-cell>
          <table:table-cell table:style-name="ce2379" office:value-type="float" office:value="20" calcext:value-type="float">
            <text:p>2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lövészet</text:p>
          </table:table-cell>
          <table:table-cell table:style-name="ce2521" office:value-type="string" calcext:value-type="string">
            <text:p>- Újratöltés: 1 emberrel: 3 kör, 2 emberrel: 1 kör</text:p>
            <text:p>- Páncéltörő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3">
          <table:table-cell/>
          <table:table-cell table:style-name="ce2337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998" office:value-type="float" office:value="4" calcext:value-type="float">
            <text:p>4</text:p>
          </table:table-cell>
          <table:table-cell table:style-name="ce2385" office:value-type="float" office:value="3" calcext:value-type="float">
            <text:p>3</text:p>
          </table:table-cell>
          <table:table-cell table:style-name="ce2395" office:value-type="float" office:value="6" calcext:value-type="float">
            <text:p>6</text:p>
          </table:table-cell>
          <table:table-cell table:style-name="ce2385" office:value-type="string" calcext:value-type="string">
            <text:p>S</text:p>
          </table:table-cell>
          <table:table-cell table:style-name="ce2379" office:value-type="string" calcext:value-type="string">
            <text:p>50m</text:p>
          </table:table-cell>
          <table:table-cell table:style-name="ce2385" office:value-type="string" calcext:value-type="string">
            <text:p>egykezes</text:p>
          </table:table-cell>
          <table:table-cell table:number-columns-repeated="2" table:style-name="ce2385" office:value-type="float" office:value="0" calcext:value-type="float">
            <text:p>0</text:p>
          </table:table-cell>
          <table:table-cell table:style-name="ce2459"/>
          <table:table-cell table:style-name="ce2468" table:number-columns-repeated="2"/>
          <table:table-cell table:style-name="ce2477" office:value-type="string" calcext:value-type="string">
            <text:p>lövészet</text:p>
          </table:table-cell>
          <table:table-cell table:style-name="ce2521" office:value-type="string" calcext:value-type="string">
            <text:p>Míg ki nem fogy a tár. Újratöltés: 1 kör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8">
          <table:table-cell table:style-name="ce2313"/>
          <table:table-cell table:style-name="ce2344" office:value-type="string" calcext:value-type="string">
            <text:p>Aquir nyílpuska</text:p>
          </table:table-cell>
          <table:table-cell table:style-name="ce2355" office:value-type="float" office:value="6" calcext:value-type="float">
            <text:p>6</text:p>
          </table:table-cell>
          <table:table-cell table:style-name="ce2361" office:value-type="float" office:value="5" calcext:value-type="float">
            <text:p>5</text:p>
          </table:table-cell>
          <table:table-cell table:style-name="ce2386" office:value-type="string" calcext:value-type="string">
            <text:p>💀/+6</text:p>
          </table:table-cell>
          <table:table-cell table:style-name="ce2401" office:value-type="float" office:value="7" calcext:value-type="float">
            <text:p>7</text:p>
          </table:table-cell>
          <table:table-cell table:style-name="ce2386" office:value-type="string" calcext:value-type="string">
            <text:p>S</text:p>
          </table:table-cell>
          <table:table-cell table:style-name="ce2426" office:value-type="string" calcext:value-type="string">
            <text:p>50m</text:p>
          </table:table-cell>
          <table:table-cell table:style-name="ce2386" office:value-type="string" calcext:value-type="string">
            <text:p>egykezes</text:p>
          </table:table-cell>
          <table:table-cell table:style-name="ce2386" office:value-type="float" office:value="0" calcext:value-type="float">
            <text:p>0</text:p>
          </table:table-cell>
          <table:table-cell table:style-name="ce2386" office:value-type="float" office:value="20" calcext:value-type="float">
            <text:p>20</text:p>
          </table:table-cell>
          <table:table-cell table:style-name="ce2464" table:number-columns-repeated="3"/>
          <table:table-cell table:style-name="ce2482" office:value-type="string" calcext:value-type="string">
            <text:p>lövészet</text:p>
          </table:table-cell>
          <table:table-cell table:style-name="ce2530" office:value-type="string" calcext:value-type="string">
            <text:p>Halálos hatása és Átütés értéke csak aquir kézben érvényesül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3">
          <table:table-cell table:style-name="ce2314" office:value-type="string" calcext:value-type="string">
            <text:p>Mágikus lövedékek</text:p>
          </table:table-cell>
          <table:table-cell table:style-name="ce982" office:value-type="string" calcext:value-type="string">
            <text:p>Mágiatáv I</text:p>
          </table:table-cell>
          <table:table-cell table:number-columns-repeated="2" table:style-name="ce998" office:value-type="float" office:value="1" calcext:value-type="float">
            <text:p>1</text:p>
          </table:table-cell>
          <table:table-cell table:number-columns-repeated="5" table:style-name="ce998" office:value-type="string" calcext:value-type="string">
            <text:p>spec</text:p>
          </table:table-cell>
          <table:table-cell table:style-name="ce998" office:value-type="float" office:value="99" calcext:value-type="float">
            <text:p>99</text:p>
          </table:table-cell>
          <table:table-cell table:style-name="ce998" office:value-type="string" calcext:value-type="string">
            <text:p>spec</text:p>
          </table:table-cell>
          <table:table-cell table:style-name="ce2455"/>
          <table:table-cell table:style-name="ce2471" table:number-columns-repeated="2"/>
          <table:table-cell table:style-name="ce2492" office:value-type="string" calcext:value-type="string">
            <text:p>mágikus célzás</text:p>
          </table:table-cell>
          <table:table-cell table:style-name="ce2531"/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305"/>
          <table:table-cell table:style-name="ce982" office:value-type="string" calcext:value-type="string">
            <text:p>Mágiatáv II</text:p>
          </table:table-cell>
          <table:table-cell table:number-columns-repeated="2" table:style-name="ce998" office:value-type="float" office:value="2" calcext:value-type="float">
            <text:p>2</text:p>
          </table:table-cell>
          <table:table-cell table:number-columns-repeated="5" table:style-name="ce998" office:value-type="string" calcext:value-type="string">
            <text:p>spec</text:p>
          </table:table-cell>
          <table:table-cell table:style-name="ce998" office:value-type="float" office:value="99" calcext:value-type="float">
            <text:p>99</text:p>
          </table:table-cell>
          <table:table-cell table:style-name="ce998" office:value-type="string" calcext:value-type="string">
            <text:p>spec</text:p>
          </table:table-cell>
          <table:table-cell table:style-name="ce2455" table:number-columns-repeated="3"/>
          <table:table-cell table:style-name="ce2492" office:value-type="string" calcext:value-type="string">
            <text:p>mágikus célzás</text:p>
          </table:table-cell>
          <table:table-cell table:style-name="ce2531" office:value-type="string" calcext:value-type="string">
            <text:p><text:span text:style-name="T9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305"/>
          <table:table-cell table:style-name="ce982" office:value-type="string" calcext:value-type="string">
            <text:p>Mágiatáv III</text:p>
          </table:table-cell>
          <table:table-cell table:style-name="ce998" office:value-type="float" office:value="3" calcext:value-type="float">
            <text:p>3</text:p>
          </table:table-cell>
          <table:table-cell table:style-name="ce2357" office:value-type="float" office:value="3" calcext:value-type="float">
            <text:p>3</text:p>
          </table:table-cell>
          <table:table-cell table:number-columns-repeated="5" table:style-name="ce998" office:value-type="string" calcext:value-type="string">
            <text:p>spec</text:p>
          </table:table-cell>
          <table:table-cell table:style-name="ce998" office:value-type="float" office:value="99" calcext:value-type="float">
            <text:p>99</text:p>
          </table:table-cell>
          <table:table-cell table:style-name="ce998" office:value-type="string" calcext:value-type="string">
            <text:p>spec</text:p>
          </table:table-cell>
          <table:table-cell table:style-name="ce2455" table:number-columns-repeated="3"/>
          <table:table-cell table:style-name="ce2492" office:value-type="string" calcext:value-type="string">
            <text:p>mágikus célzás</text:p>
          </table:table-cell>
          <table:table-cell table:style-name="ce2531" office:value-type="string" calcext:value-type="string">
            <text:p><text:span text:style-name="T9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305"/>
          <table:table-cell table:style-name="ce982" office:value-type="string" calcext:value-type="string">
            <text:p>Mágiatáv IV</text:p>
          </table:table-cell>
          <table:table-cell table:style-name="ce998" office:value-type="float" office:value="4" calcext:value-type="float">
            <text:p>4</text:p>
          </table:table-cell>
          <table:table-cell table:style-name="ce2357" office:value-type="float" office:value="4" calcext:value-type="float">
            <text:p>4</text:p>
          </table:table-cell>
          <table:table-cell table:number-columns-repeated="5" table:style-name="ce998" office:value-type="string" calcext:value-type="string">
            <text:p>spec</text:p>
          </table:table-cell>
          <table:table-cell table:style-name="ce998" office:value-type="float" office:value="99" calcext:value-type="float">
            <text:p>99</text:p>
          </table:table-cell>
          <table:table-cell table:style-name="ce998" office:value-type="string" calcext:value-type="string">
            <text:p>spec</text:p>
          </table:table-cell>
          <table:table-cell table:style-name="ce2455" table:number-columns-repeated="3"/>
          <table:table-cell table:style-name="ce2492" office:value-type="string" calcext:value-type="string">
            <text:p>mágikus célzás</text:p>
          </table:table-cell>
          <table:table-cell table:style-name="ce982" office:value-type="string" calcext:value-type="string">
            <text:p><text:span text:style-name="T9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32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3">
          <table:table-cell table:number-columns-repeated="2"/>
          <table:table-cell table:style-name="ce2356" table:number-columns-repeated="14"/>
          <table:table-cell table:style-name="ce2532"/>
          <table:table-cell table:style-name="ce980" table:number-columns-repeated="111"/>
          <table:table-cell table:number-columns-repeated="137"/>
        </table:table-row>
        <table:table-row table:style-name="ro3" table:number-rows-repeated="3">
          <table:table-cell/>
          <table:table-cell table:style-name="ce1695" table:number-columns-repeated="13"/>
          <table:table-cell/>
          <table:table-cell table:style-name="ce1624"/>
          <table:table-cell table:style-name="ce980" table:number-columns-repeated="112"/>
          <table:table-cell table:number-columns-repeated="137"/>
        </table:table-row>
        <table:table-row table:style-name="ro3">
          <table:table-cell table:number-columns-repeated="9"/>
          <table:table-cell table:style-name="ce1695" table:number-columns-repeated="4"/>
          <table:table-cell table:number-columns-repeated="2"/>
          <table:table-cell table:style-name="ce2356"/>
          <table:table-cell table:style-name="ce980" table:number-columns-repeated="112"/>
          <table:table-cell table:number-columns-repeated="137"/>
        </table:table-row>
        <table:table-row table:style-name="ro3" table:number-rows-repeated="101">
          <table:table-cell table:number-columns-repeated="16"/>
          <table:table-cell table:style-name="ce980" table:number-columns-repeated="112"/>
          <table:table-cell table:number-columns-repeated="137"/>
        </table:table-row>
        <table:table-row table:style-name="ro3">
          <table:table-cell table:number-columns-repeated="16"/>
          <table:table-cell table:style-name="ce980"/>
          <table:table-cell table:number-columns-repeated="4"/>
          <table:table-cell table:style-name="ce2356"/>
          <table:table-cell table:number-columns-repeated="243"/>
        </table:table-row>
        <table:table-row table:style-name="ro3" table:number-rows-repeated="65317">
          <table:table-cell table:number-columns-repeated="21"/>
          <table:table-cell table:style-name="ce2356"/>
          <table:table-cell table:number-columns-repeated="243"/>
        </table:table-row>
        <table:table-row table:style-name="ro3" table:number-rows-repeated="983032">
          <table:table-cell table:number-columns-repeated="265"/>
        </table:table-row>
        <table:table-row table:style-name="ro3">
          <table:table-cell table:number-columns-repeated="265"/>
        </table:table-row>
      </table:table>
      <table:table table:name="Képzettséglista" table:style-name="ta5">
        <office:forms form:automatic-focus="false" form:apply-design-mode="false"/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43" table:default-cell-style-name="Default"/>
        <table:table-column table:style-name="co132" table:default-cell-style-name="Default"/>
        <table:table-column table:style-name="co133" table:default-cell-style-name="Default"/>
        <table:table-row table:style-name="ro3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579"/>
          <table:covered-table-cell table:style-name="ce1421"/>
          <table:table-cell table:style-name="ce907"/>
          <table:table-cell table:number-columns-repeated="3"/>
        </table:table-row>
        <table:table-row table:style-name="ro22">
          <table:table-cell table:style-name="ce1464"/>
          <table:table-cell table:style-name="ce1413"/>
          <table:table-cell table:style-name="ce907"/>
          <table:table-cell table:style-name="ce1413"/>
          <table:table-cell table:style-name="ce2579"/>
          <table:table-cell table:style-name="ce1413"/>
          <table:table-cell table:style-name="ce90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592" office:value-type="string" calcext:value-type="string">
            <text:p>Faj misztériumok</text:p>
          </table:table-cell>
          <table:table-cell table:style-name="ce2595" office:value-type="string" calcext:value-type="string">
            <text:p>Faj arkánum</text:p>
          </table:table-cell>
        </table:table-row>
        <table:table-row table:style-name="ro1">
          <table:table-cell table:style-name="ce1745"/>
          <table:table-cell table:style-name="ce1480"/>
          <table:table-cell table:style-name="ce254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946" office:value-type="string" calcext:value-type="string">
            <text:p>Asztrálmágia</text:p>
          </table:table-cell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Harcmodorok </text:span><text:span text:style-name="T94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946" office:value-type="string" calcext:value-type="string">
            <text:p>Természetes anyagok mágiáj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946" office:value-type="string" calcext:value-type="string">
            <text:p>Belső síkok lényeinek idézése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946" office:value-type="string" calcext:value-type="string">
            <text:p>Mentálmágia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946" office:value-type="string" calcext:value-type="string">
            <text:p>Aur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946" office:value-type="string" calcext:value-type="string">
            <text:p>Természeti jelenségek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eszaki_ember.md" xlink:type="simple">Északi Ember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eszaki_ember.md" xlink:type="simple">Faj misztérium: Északi Ember</text:a> </text:p>
          </table:table-cell>
          <table:table-cell table:style-name="ce946" office:value-type="string" calcext:value-type="string">
            <text:p>Életerő Manipulálás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deli_ember.md" xlink:type="simple">Déli Ember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deli_ember.md" xlink:type="simple">Faj misztérium: Déli Ember</text:a></text:p>
          </table:table-cell>
          <table:table-cell table:style-name="ce946" office:value-type="string" calcext:value-type="string">
            <text:p>Elemi mági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946" office:value-type="string" calcext:value-type="string">
            <text:p>Belső síkok lényeinek idézése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946" office:value-type="string" calcext:value-type="string">
            <text:p>Elemi mágia (levegő)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946" office:value-type="string" calcext:value-type="string">
            <text:p>Illúziók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946" office:value-type="string" calcext:value-type="string">
            <text:p>Belső síkok lényeinek idézése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yikleny.md" xlink:type="simple">Gyíklény (snil)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946" office:value-type="string" calcext:value-type="string">
            <text:p>Térmágia</text:p>
          </table:table-cell>
        </table:table-row>
        <table:table-row table:style-name="ro1">
          <table:table-cell table:style-name="ce1395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946" office:value-type="string" calcext:value-type="string">
            <text:p>Elemi mágia (víz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2078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946" office:value-type="string" calcext:value-type="string">
            <text:p>Elemi mágia (föld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946" office:value-type="string" calcext:value-type="string">
            <text:p>Külső síkok lényeinek idézése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style-name="ce2078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946" office:value-type="string" calcext:value-type="string">
            <text:p>Pszi vagy Aura ?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/>
          <table:table-cell table:style-name="ce2078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946" office:value-type="string" calcext:value-type="string">
            <text:p>Természeti mágia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/>
          <table:table-cell table:style-name="ce2078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946" office:value-type="string" calcext:value-type="string">
            <text:p>Sors befolyásolás</text:p>
          </table:table-cell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946" office:value-type="string" calcext:value-type="string">
            <text:p>Nekromancia</text:p>
          </table:table-cell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4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946" office:value-type="string" calcext:value-type="string">
            <text:p>Természeti mágia</text:p>
          </table:table-cell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946" office:value-type="string" calcext:value-type="string">
            <text:p>Természetes anyagok mágiája</text:p>
          </table:table-cell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946" office:value-type="string" calcext:value-type="string">
            <text:p>Elemi mágia (tűz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946" office:value-type="string" calcext:value-type="string">
            <text:p>Aura</text:p>
          </table:table-cell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594" office:value-type="string" calcext:value-type="string">
            <text:p>válassz a két faj misztériumából</text:p>
          </table:table-cell>
          <table:table-cell table:style-name="ce1797" office:value-type="string" calcext:value-type="string">
            <text:p>válassz a két faj arkánumai közül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8"><text:a xlink:href="https://github.com/kaktusztea/szilankrpg/blob/master/md/kepzettsegek.primer.misztikus/osi_nyelv_ismerete.md" xlink:type="simple">Ősi nyelv ismerete</text:a></text:span><text:span text:style-name="T9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4"/>
        </table:table-row>
        <table:table-row table:style-name="ro3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Anyag szféra </text:span><text:span text:style-name="T94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3" table:number-rows-repeated="4">
          <table:table-cell table:style-name="Default" table:number-columns-repeated="3"/>
          <table:table-cell table:number-columns-repeated="7"/>
        </table:table-row>
        <table:table-row table:style-name="ro3" table:number-rows-repeated="3">
          <table:table-cell table:style-name="Default" table:number-columns-repeated="2"/>
          <table:table-cell table:number-columns-repeated="8"/>
        </table:table-row>
        <table:table-row table:style-name="ro3" table:number-rows-repeated="1048510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105" table:default-cell-style-name="ce2600"/>
        <table:table-column table:style-name="co65" table:default-cell-style-name="ce2610"/>
        <table:table-column table:style-name="co106" table:default-cell-style-name="ce2619"/>
        <table:table-column table:style-name="co107" table:default-cell-style-name="ce2600"/>
        <table:table-column table:style-name="co108" table:default-cell-style-name="ce2627"/>
        <table:table-column table:style-name="co109" table:default-cell-style-name="ce2600"/>
        <table:table-column table:style-name="co110" table:default-cell-style-name="ce2600"/>
        <table:table-column table:style-name="co111" table:default-cell-style-name="ce2600"/>
        <table:table-column table:style-name="co112" table:default-cell-style-name="ce2636"/>
        <table:table-column table:style-name="co113" table:default-cell-style-name="ce2600"/>
        <table:table-column table:style-name="co114" table:default-cell-style-name="ce2600"/>
        <table:table-column table:style-name="co115" table:default-cell-style-name="Default"/>
        <table:table-column table:style-name="co116" table:default-cell-style-name="ce2600"/>
        <table:table-column table:style-name="co117" table:default-cell-style-name="ce2600"/>
        <table:table-column table:style-name="co118" table:default-cell-style-name="ce2600"/>
        <table:table-column table:style-name="co28" table:default-cell-style-name="Default"/>
        <table:table-row table:style-name="ro22">
          <table:table-cell table:style-name="ce259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08"/>
          <table:covered-table-cell table:style-name="ce2618"/>
          <table:covered-table-cell table:style-name="ce2609"/>
          <table:covered-table-cell table:style-name="ce2626"/>
          <table:covered-table-cell table:number-columns-repeated="3" table:style-name="ce2609"/>
          <table:covered-table-cell table:style-name="ce2635"/>
          <table:covered-table-cell table:number-columns-repeated="2" table:style-name="ce2609"/>
          <table:covered-table-cell/>
          <table:covered-table-cell table:style-name="ce2609"/>
          <table:covered-table-cell table:number-columns-repeated="3"/>
        </table:table-row>
        <table:table-row table:style-name="ro22">
          <table:table-cell table:style-name="ce2597"/>
          <table:table-cell table:style-name="ce2608"/>
          <table:table-cell table:style-name="ce2618"/>
          <table:table-cell table:style-name="ce2609"/>
          <table:table-cell table:number-columns-repeated="12"/>
        </table:table-row>
        <table:table-row table:style-name="ro3">
          <table:table-cell table:style-name="ce2598" office:value-type="string" calcext:value-type="string">
            <text:p>Kiemelt Fortélyok</text:p>
          </table:table-cell>
          <table:table-cell table:style-name="ce2609"/>
          <table:table-cell table:style-name="ce2600"/>
          <table:table-cell table:style-name="ce2609"/>
          <table:table-cell table:style-name="ce2598" office:value-type="string" calcext:value-type="string">
            <text:p>Szabad Fortélyok</text:p>
          </table:table-cell>
          <table:table-cell table:style-name="ce2629" office:value-type="string" calcext:value-type="string">
            <text:p>Kiterjeszti</text:p>
          </table:table-cell>
          <table:table-cell/>
          <table:table-cell table:style-name="ce2598" office:value-type="string" calcext:value-type="string">
            <text:p>Faj Hátterek</text:p>
          </table:table-cell>
          <table:table-cell table:style-name="ce2598" office:value-type="string" calcext:value-type="string">
            <text:p>Karma Hátterek</text:p>
          </table:table-cell>
          <table:table-cell table:style-name="ce2598" office:value-type="string" calcext:value-type="string">
            <text:p>Leíró Hátterek</text:p>
          </table:table-cell>
          <table:table-cell/>
          <table:table-cell table:style-name="ce2601" office:value-type="string" calcext:value-type="string">
            <text:p>Nyelvek</text:p>
          </table:table-cell>
          <table:table-cell table:style-name="ce2598" office:value-type="string" calcext:value-type="string">
            <text:p>Rövidítés</text:p>
          </table:table-cell>
          <table:table-cell table:style-name="Default"/>
          <table:table-cell table:style-name="ce2601" office:value-type="string" calcext:value-type="string">
            <text:p>Varázslási módszerek</text:p>
          </table:table-cell>
          <table:table-cell table:style-name="ce2600"/>
        </table:table-row>
        <table:table-row table:style-name="ro3">
          <table:table-cell table:style-name="Default"/>
          <table:table-cell table:style-name="ce2609"/>
          <table:table-cell table:style-name="ce2600"/>
          <table:table-cell table:style-name="ce2609"/>
          <table:table-cell table:style-name="ce2602"/>
          <table:table-cell table:style-name="ce2630"/>
          <table:table-cell/>
          <table:table-cell table:style-name="ce2602"/>
          <table:table-cell table:style-name="ce2600"/>
          <table:table-cell table:style-name="Default"/>
          <table:table-cell/>
          <table:table-cell table:style-name="ce2627"/>
          <table:table-cell/>
          <table:table-cell table:style-name="Default"/>
          <table:table-cell/>
          <table:table-cell table:style-name="ce2600"/>
        </table:table-row>
        <table:table-row table:style-name="ro37">
          <table:table-cell table:style-name="ce259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09"/>
          <table:table-cell table:style-name="ce2600"/>
          <table:table-cell table:style-name="ce2609"/>
          <table:table-cell table:style-name="ce2599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23" office:value-type="string" calcext:value-type="string">
            <text:p><text:span text:style-name="T112">🟩</text:span> Befolyásolás, Emberismeret</text:p>
          </table:table-cell>
          <table:table-cell/>
          <table:table-cell table:style-name="ce2633" office:value-type="string" calcext:value-type="string">
            <text:p>Lásd Képzettséglista oldal</text:p>
          </table:table-cell>
          <table:table-cell table:style-name="ce259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39" office:value-type="string" calcext:value-type="string">
            <text:p><text:span text:style-name="T92">➖➖➖ </text:span><text:span text:style-name="T120">Származás </text:span><text:span text:style-name="T121">➖➖➖</text:span></text:p>
          </table:table-cell>
          <table:table-cell/>
          <table:table-cell table:style-name="ce2627" office:value-type="string" calcext:value-type="string">
            <text:p><text:span text:style-name="T92">➖➖➖ </text:span><text:span text:style-name="T122">Godoni nyelvek </text:span><text:span text:style-name="T123">➖➖➖</text:span></text:p>
          </table:table-cell>
          <table:table-cell/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09"/>
          <table:table-cell table:style-name="ce2600"/>
          <table:table-cell table:style-name="ce2609"/>
          <table:table-cell table:style-name="ce2605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23" office:value-type="string" calcext:value-type="string">
            <text:p><text:span text:style-name="T113">🟥</text:span> Kvantikum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99" office:value-type="string" calcext:value-type="string">
            <text:p>Apród</text:p>
          </table:table-cell>
          <table:table-cell/>
          <table:table-cell table:style-name="ce262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span text:style-name="T99"><text:a xlink:href="https://github.com/kaktusztea/km100/blob/master/md/fortelyok.kiemelt/nyelvismeret.md" xlink:type="simple">Nyelvismeret</text:a></text:span><text:span text:style-name="T99"> 🔁</text:span></text:p>
          </table:table-cell>
          <table:table-cell table:style-name="ce2609"/>
          <table:table-cell table:style-name="ce2600"/>
          <table:table-cell table:style-name="ce2609"/>
          <table:table-cell table:style-name="ce2599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23" office:value-type="string" calcext:value-type="string">
            <text:p><text:span text:style-name="T105">🟥 Előadóművészet, 🟩 </text:span><text:span text:style-name="T114">Befolyásolás, Lopás</text:span>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99" office:value-type="string" calcext:value-type="string">
            <text:p>Árva</text:p>
          </table:table-cell>
          <table:table-cell/>
          <table:table-cell table:style-name="ce262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605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23" office:value-type="string" calcext:value-type="string">
            <text:p><text:span text:style-name="T102">🟥</text:span><text:span text:style-name="T108"> Előadóművészet, </text:span><text:span text:style-name="T115">🟩 </text:span>Művészetismeret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99" office:value-type="string" calcext:value-type="string">
            <text:p>Erdőlakó</text:p>
          </table:table-cell>
          <table:table-cell/>
          <table:table-cell table:style-name="ce262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601" office:value-type="string" calcext:value-type="string">
            <text:p>Általános fortélyok</text:p>
          </table:table-cell>
          <table:table-cell table:style-name="ce2611" office:value-type="string" calcext:value-type="string">
            <text:p>Max fok</text:p>
          </table:table-cell>
          <table:table-cell table:style-name="ce2611" office:value-type="string" calcext:value-type="string">
            <text:p>Kiterjeszti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23" office:value-type="string" calcext:value-type="string">
            <text:p><text:span text:style-name="T111">🟩 </text:span>Művészetismeret, Értékebecslés;  <text:span text:style-name="T102">🟥 </text:span><text:span text:style-name="T108">Képzőművészet</text:span>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99" office:value-type="string" calcext:value-type="string">
            <text:p>Fejvadász</text:p>
          </table:table-cell>
          <table:table-cell/>
          <table:table-cell table:style-name="ce262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602"/>
          <table:table-cell table:style-name="ce2612"/>
          <table:table-cell table:style-name="ce2620"/>
          <table:table-cell/>
          <table:table-cell table:style-name="ce2599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23" office:value-type="string" calcext:value-type="string">
            <text:p><text:span text:style-name="T111">🟩 </text:span><text:span text:style-name="T108">Kvantikum</text:span>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99" office:value-type="string" calcext:value-type="string">
            <text:p>Gladiátor</text:p>
          </table:table-cell>
          <table:table-cell/>
          <table:table-cell table:style-name="ce262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00">➖➖➖ Tudományos ➖➖➖</text:span></text:p>
          </table:table-cell>
          <table:table-cell table:style-name="ce2613" office:value-type="float" office:value="0" calcext:value-type="float">
            <text:p>0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23" office:value-type="string" calcext:value-type="string">
            <text:p><text:span text:style-name="T111">🟩</text:span><text:span text:style-name="T108"> </text:span>Hadászat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99" office:value-type="string" calcext:value-type="string">
            <text:p>Harcművész</text:p>
          </table:table-cell>
          <table:table-cell/>
          <table:table-cell table:style-name="ce262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<text:span text:style-name="T103">Lexikum, </text:span>Nyomozás, Nekromancia arkánum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23"/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9" office:value-type="string" calcext:value-type="string">
            <text:p>Jobbágy</text:p>
          </table:table-cell>
          <table:table-cell/>
          <table:table-cell table:style-name="ce262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14" office:value-type="float" office:value="2" calcext:value-type="float">
            <text:p>2</text:p>
          </table:table-cell>
          <table:table-cell office:value-type="string" calcext:value-type="string">
            <text:p><text:span text:style-name="T102">🟥 </text:span><text:span text:style-name="T103">Kvantikum;  </text:span><text:span text:style-name="T104">🟩</text:span><text:span text:style-name="T103"> </text:span>Nyomozás, Művészetismeret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23" office:value-type="string" calcext:value-type="string">
            <text:p><text:span text:style-name="T111">🟩</text:span><text:span text:style-name="T108"> </text:span>Idomítás, Lovaglás, Léglovaglás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9" office:value-type="string" calcext:value-type="string">
            <text:p>Lovag</text:p>
          </table:table-cell>
          <table:table-cell/>
          <table:table-cell table:style-name="ce262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1" office:value-type="string" calcext:value-type="string">
            <text:p><text:span text:style-name="T105">🟩 </text:span><text:span text:style-name="T106">Kézművesség;  </text:span><text:span text:style-name="T107">🟥 </text:span><text:span text:style-name="T106">Kvantikum, Csapdaállítás</text:span>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23" office:value-type="string" calcext:value-type="string">
            <text:p><text:span text:style-name="T102">🟥</text:span><text:span text:style-name="T108"> Befolyásolás</text:span>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9" office:value-type="string" calcext:value-type="string">
            <text:p>Nemes</text:p>
          </table:table-cell>
          <table:table-cell/>
          <table:table-cell table:style-name="ce262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span text:style-name="T99"><text:a xlink:href="https://github.com/kaktusztea/szilankrpg/blob/master/md/fortelyok.altalanos/osi_kulturkor.md" xlink:type="simple">Ősi kultúrkör</text:a></text:span><text:span text:style-name="T99"> </text:span><text:span text:style-name="T101">🔁</text:span></text:p>
          </table:table-cell>
          <table:table-cell table:style-name="ce2614"/>
          <table:table-cell office:value-type="string" calcext:value-type="string">
            <text:p><text:span text:style-name="T108">🟩 </text:span><text:span text:style-name="T109">Értékbecslés;  </text:span><text:span text:style-name="T110">🟥 </text:span><text:span text:style-name="T103">Lexikum</text:span>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23" office:value-type="string" calcext:value-type="string">
            <text:p><text:span text:style-name="T111">🟩 </text:span><text:span text:style-name="T108">Lexikum, </text:span>Nyomozás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9" office:value-type="string" calcext:value-type="string">
            <text:p>Polgár</text:p>
          </table:table-cell>
          <table:table-cell/>
          <table:table-cell table:style-name="ce262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14" office:value-type="float" office:value="2" calcext:value-type="float">
            <text:p>2</text:p>
          </table:table-cell>
          <table:table-cell office:value-type="string" calcext:value-type="string">
            <text:p><text:span text:style-name="T102">🟥 </text:span>Lexikum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23" office:value-type="string" calcext:value-type="string">
            <text:p>🟩 Lexikum</text:p>
          </table:table-cell>
          <table:table-cell/>
          <table:table-cell table:style-name="ce2599"/>
          <table:table-cell table:style-name="ce259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9" office:value-type="string" calcext:value-type="string">
            <text:p>Varázsló</text:p>
          </table:table-cell>
          <table:table-cell/>
          <table:table-cell table:style-name="ce262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613" office:value-type="float" office:value="0" calcext:value-type="float">
            <text:p>0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23" office:value-type="string" calcext:value-type="string">
            <text:p><text:span text:style-name="T102">🟥</text:span><text:span text:style-name="T108"> Előadóművészet, </text:span><text:span text:style-name="T115">🟩 </text:span>Művészetismeret</text:p>
          </table:table-cell>
          <table:table-cell/>
          <table:table-cell table:style-name="ce2634"/>
          <table:table-cell table:style-name="ce259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99" office:value-type="string" calcext:value-type="string">
            <text:p>Városlakó</text:p>
          </table:table-cell>
          <table:table-cell/>
          <table:table-cell table:style-name="ce262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37">
          <table:table-cell table:style-name="ce2599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23" office:value-type="string" calcext:value-type="string">
            <text:p><text:span text:style-name="T102">🟥</text:span><text:span text:style-name="T108"> Lexikum,</text:span><text:span text:style-name="T115"> </text:span>Nyomozás</text:p>
          </table:table-cell>
          <table:table-cell/>
          <table:table-cell table:style-name="Default"/>
          <table:table-cell table:style-name="ce259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39" office:value-type="string" calcext:value-type="string">
            <text:p><text:span text:style-name="T92">➖➖➖ Jellem, fóbiák, hobbik</text:span><text:span text:style-name="T120"> </text:span><text:span text:style-name="T121">➖➖➖ </text:span></text:p>
          </table:table-cell>
          <table:table-cell/>
          <table:table-cell table:style-name="ce262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37">
          <table:table-cell table:style-name="ce2599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23" office:value-type="string" calcext:value-type="string">
            <text:p><text:span text:style-name="T111">🟩</text:span><text:span text:style-name="T108"> </text:span>Művészetismeret;  <text:span text:style-name="T102">🟥 </text:span><text:span text:style-name="T108">Képzőművészet</text:span></text:p>
          </table:table-cell>
          <table:table-cell/>
          <table:table-cell table:style-name="Default"/>
          <table:table-cell table:style-name="ce259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39" office:value-type="string" calcext:value-type="string">
            <text:p>Élet</text:p>
          </table:table-cell>
          <table:table-cell/>
          <table:table-cell table:style-name="ce262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37">
          <table:table-cell table:style-name="ce2599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8" office:value-type="string" calcext:value-type="string">
            <text:p>Kultúrkörök</text:p>
          </table:table-cell>
          <table:table-cell table:style-name="ce259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39" office:value-type="string" calcext:value-type="string">
            <text:p>Rend</text:p>
          </table:table-cell>
          <table:table-cell/>
          <table:table-cell table:style-name="ce262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05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610" office:value-type="float" office:value="1" calcext:value-type="float">
            <text:p>1</text:p>
          </table:table-cell>
        </table:table-row>
        <table:table-row table:style-name="ro37">
          <table:table-cell table:style-name="ce25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23" office:value-type="string" calcext:value-type="string">
            <text:p>🟥 Kézművesség</text:p>
          </table:table-cell>
          <table:table-cell table:number-columns-repeated="2"/>
          <table:table-cell table:style-name="ce2637" office:value-type="string" calcext:value-type="string">
            <text:p><text:span text:style-name="T117">➖➖➖ Mágia</text:span><text:span text:style-name="T118"> </text:span><text:span text:style-name="T119">➖➖➖ </text:span></text:p>
          </table:table-cell>
          <table:table-cell table:style-name="ce2639" office:value-type="string" calcext:value-type="string">
            <text:p>Halál</text:p>
          </table:table-cell>
          <table:table-cell/>
          <table:table-cell table:style-name="ce262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37">
          <table:table-cell table:style-name="ce2599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4mund</text:p>
          </table:table-cell>
          <table:table-cell table:style-name="ce259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39" office:value-type="string" calcext:value-type="string">
            <text:p>Káosz</text:p>
          </table:table-cell>
          <table:table-cell/>
          <table:table-cell table:style-name="ce262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ce2622"/>
          <table:table-cell/>
          <table:table-cell table:style-name="ce2599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asz1sz</text:p>
          </table:table-cell>
          <table:table-cell table:style-name="ce259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99" office:value-type="string" calcext:value-type="string">
            <text:p>Alattomos</text:p>
          </table:table-cell>
          <table:table-cell/>
          <table:table-cell table:style-name="ce262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03" office:value-type="string" calcext:value-type="string">
            <text:p>➖➖➖ Általános ➖➖➖</text:p>
          </table:table-cell>
          <table:table-cell table:style-name="ce2613" office:value-type="float" office:value="0" calcext:value-type="float">
            <text:p>0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barbár</text:p>
          </table:table-cell>
          <table:table-cell table:style-name="ce935" table:formula="of:=COUNTA([.I5:.I23])-1" office:value-type="float" office:value="18" calcext:value-type="float">
            <text:p>18</text:p>
          </table:table-cell>
          <table:table-cell table:style-name="ce2599" office:value-type="string" calcext:value-type="string">
            <text:p>Álmodozó</text:p>
          </table:table-cell>
          <table:table-cell/>
          <table:table-cell table:style-name="ce262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bukán</text:p>
          </table:table-cell>
          <table:table-cell table:style-name="ce2630"/>
          <table:table-cell table:style-name="ce2599" office:value-type="string" calcext:value-type="string">
            <text:p>Autoriter</text:p>
          </table:table-cell>
          <table:table-cell/>
          <table:table-cell table:style-name="ce262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dw00n</text:p>
          </table:table-cell>
          <table:table-cell/>
          <table:table-cell table:style-name="ce2599" office:value-type="string" calcext:value-type="string">
            <text:p>Barátságos</text:p>
          </table:table-cell>
          <table:table-cell/>
          <table:table-cell table:style-name="ce262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23" office:value-type="string" calcext:value-type="string">
            <text:p><text:span text:style-name="T111">🟩</text:span><text:span text:style-name="T108"> </text:span>Befolyásolás, Emberismeret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dzs4d</text:p>
          </table:table-cell>
          <table:table-cell table:style-name="ce2631"/>
          <table:table-cell table:style-name="ce2599" office:value-type="string" calcext:value-type="string">
            <text:p>Cinikus</text:p>
          </table:table-cell>
          <table:table-cell/>
          <table:table-cell table:style-name="ce262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elar</text:p>
          </table:table-cell>
          <table:table-cell table:style-name="ce2631"/>
          <table:table-cell table:style-name="ce2599" office:value-type="string" calcext:value-type="string">
            <text:p>Gondoskodó</text:p>
          </table:table-cell>
          <table:table-cell/>
          <table:table-cell table:style-name="ce262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elf</text:p>
          </table:table-cell>
          <table:table-cell table:style-name="Default"/>
          <table:table-cell table:style-name="ce2599" office:value-type="string" calcext:value-type="string">
            <text:p>Gyáva</text:p>
          </table:table-cell>
          <table:table-cell/>
          <table:table-cell table:style-name="ce262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en0szukei</text:p>
          </table:table-cell>
          <table:table-cell table:style-name="ce2631"/>
          <table:table-cell table:style-name="ce2599" office:value-type="string" calcext:value-type="string">
            <text:p>Gyűjtögető</text:p>
          </table:table-cell>
          <table:table-cell/>
          <table:table-cell table:style-name="ce2627" office:value-type="string" calcext:value-type="string">
            <text:p><text:span text:style-name="T12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erv</text:p>
          </table:table-cell>
          <table:table-cell table:style-name="ce2631"/>
          <table:table-cell table:style-name="ce2599" office:value-type="string" calcext:value-type="string">
            <text:p>Hallgatag</text:p>
          </table:table-cell>
          <table:table-cell/>
          <table:table-cell table:style-name="ce2600" office:value-type="string" calcext:value-type="string">
            <text:p><text:span text:style-name="T92">➖➖➖ </text:span><text:span text:style-name="T122">Faj nyelvek </text:span><text:span text:style-name="T123">➖➖➖ </text:span>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gohr</text:p>
          </table:table-cell>
          <table:table-cell table:style-name="ce2631"/>
          <table:table-cell table:style-name="ce2599" office:value-type="string" calcext:value-type="string">
            <text:p>Hiszékeny</text:p>
          </table:table-cell>
          <table:table-cell/>
          <table:table-cell table:style-name="ce262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1">
          <table:table-cell table:style-name="ce2599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14" office:value-type="float" office:value="1" calcext:value-type="float">
            <text:p>1</text:p>
          </table:table-cell>
          <table:table-cell table:style-name="ce262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99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gorv1ki</text:p>
          </table:table-cell>
          <table:table-cell table:style-name="ce2631"/>
          <table:table-cell table:style-name="ce2599" office:value-type="string" calcext:value-type="string">
            <text:p>Idealista</text:p>
          </table:table-cell>
          <table:table-cell/>
          <table:table-cell table:style-name="ce262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2"/>
          <table:table-cell/>
          <table:table-cell table:style-name="ce2599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il4nori</text:p>
          </table:table-cell>
          <table:table-cell table:style-name="ce2638"/>
          <table:table-cell table:style-name="ce2599" office:value-type="string" calcext:value-type="string">
            <text:p>Kígyóiszonyos</text:p>
          </table:table-cell>
          <table:table-cell/>
          <table:table-cell table:style-name="ce262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23" office:value-type="string" calcext:value-type="string">
            <text:p><text:span text:style-name="T111">🟩 </text:span>Befolyásolás, Emberismeret, Nyomozás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khál</text:p>
          </table:table-cell>
          <table:table-cell table:style-name="ce2638"/>
          <table:table-cell table:style-name="ce2599" office:value-type="string" calcext:value-type="string">
            <text:p>Megfontolt</text:p>
          </table:table-cell>
          <table:table-cell/>
          <table:table-cell table:style-name="ce262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14" office:value-type="float" office:value="2" calcext:value-type="float">
            <text:p>2</text:p>
          </table:table-cell>
          <table:table-cell office:value-type="string" calcext:value-type="string">
            <text:p><text:span text:style-name="T111">🟩 </text:span>Észlelés, Természetjárás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kr4ni</text:p>
          </table:table-cell>
          <table:table-cell table:style-name="Default"/>
          <table:table-cell table:style-name="ce2599" office:value-type="string" calcext:value-type="string">
            <text:p>Megbízhatatlan</text:p>
          </table:table-cell>
          <table:table-cell/>
          <table:table-cell table:style-name="ce262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23" office:value-type="string" calcext:value-type="string">
            <text:p>🟩 Nyomozás; <text:s/>🟩 Emberismeret</text:p>
          </table:table-cell>
          <table:table-cell/>
          <table:table-cell table:style-name="ce2599" office:value-type="string" calcext:value-type="string">
            <text:p>mawini</text:p>
          </table:table-cell>
          <table:table-cell table:style-name="Default"/>
          <table:table-cell table:style-name="ce2599" office:value-type="string" calcext:value-type="string">
            <text:p>Megbízható</text:p>
          </table:table-cell>
          <table:table-cell/>
          <table:table-cell table:style-name="ce262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599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3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99" office:value-type="string" calcext:value-type="string">
            <text:p>ni4rei</text:p>
          </table:table-cell>
          <table:table-cell table:style-name="Default"/>
          <table:table-cell table:style-name="ce2599" office:value-type="string" calcext:value-type="string">
            <text:p>Meggondolatlan</text:p>
          </table:table-cell>
          <table:table-cell/>
          <table:table-cell table:style-name="ce262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🟥 Kézművesség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23" office:value-type="string" calcext:value-type="string">
            <text:p><text:span text:style-name="T111">🟥 </text:span><text:span text:style-name="T108">Kvantikum, </text:span>Nyomozás</text:p>
          </table:table-cell>
          <table:table-cell/>
          <table:table-cell table:style-name="ce2599" office:value-type="string" calcext:value-type="string">
            <text:p>nomád</text:p>
          </table:table-cell>
          <table:table-cell table:style-name="Default"/>
          <table:table-cell table:style-name="ce2599" office:value-type="string" calcext:value-type="string">
            <text:p>Naív</text:p>
          </table:table-cell>
          <table:table-cell/>
          <table:table-cell table:style-name="ce2627" office:value-type="string" calcext:value-type="string">
            <text:p><text:span text:style-name="T9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23" office:value-type="string" calcext:value-type="string">
            <text:p><text:span text:style-name="T111">🟩 </text:span><text:span text:style-name="T108">Kvantikum, </text:span>Nyomozás</text:p>
          </table:table-cell>
          <table:table-cell/>
          <table:table-cell table:style-name="ce2599" office:value-type="string" calcext:value-type="string">
            <text:p>pier</text:p>
          </table:table-cell>
          <table:table-cell table:style-name="Default"/>
          <table:table-cell table:style-name="ce2599" office:value-type="string" calcext:value-type="string">
            <text:p>Nagyképű</text:p>
          </table:table-cell>
          <table:table-cell/>
          <table:table-cell table:style-name="ce262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23" office:value-type="string" calcext:value-type="string">
            <text:p><text:span text:style-name="T111">🟩 </text:span>Lexikum, Hadászat</text:p>
          </table:table-cell>
          <table:table-cell/>
          <table:table-cell table:style-name="ce2599" office:value-type="string" calcext:value-type="string">
            <text:p>predoci, edorli</text:p>
          </table:table-cell>
          <table:table-cell table:style-name="Default"/>
          <table:table-cell table:style-name="ce2599" office:value-type="string" calcext:value-type="string">
            <text:p>Nárcisztikus</text:p>
          </table:table-cell>
          <table:table-cell/>
          <table:table-cell table:style-name="ce262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23" office:value-type="string" calcext:value-type="string">
            <text:p><text:span text:style-name="T111">🟩 </text:span>Befolyásolás, Emberismeret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23" office:value-type="string" calcext:value-type="string">
            <text:p><text:span text:style-name="T102">🟥 </text:span>Etikett</text:p>
          </table:table-cell>
          <table:table-cell table:style-name="Default"/>
          <table:table-cell table:style-name="ce2599" office:value-type="string" calcext:value-type="string">
            <text:p>py4r</text:p>
          </table:table-cell>
          <table:table-cell table:style-name="Default"/>
          <table:table-cell table:style-name="ce2599" office:value-type="string" calcext:value-type="string">
            <text:p>Pókiszonyos</text:p>
          </table:table-cell>
          <table:table-cell/>
          <table:table-cell table:style-name="ce2600" office:value-type="string" calcext:value-type="string">
            <text:p><text:span text:style-name="T92">➖➖➖ Kyr</text:span><text:span text:style-name="T122"> nyelvek </text:span><text:span text:style-name="T123">➖➖➖ </text:span>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23" office:value-type="string" calcext:value-type="string">
            <text:p><text:span text:style-name="T102">🟥</text:span><text:span text:style-name="T115"> </text:span><text:span text:style-name="T108">Előadóművészet, </text:span><text:span text:style-name="T115">🟩</text:span> Művészetismeret</text:p>
          </table:table-cell>
          <table:table-cell/>
          <table:table-cell table:style-name="ce2599" office:value-type="string" calcext:value-type="string">
            <text:p>ragnaroki</text:p>
          </table:table-cell>
          <table:table-cell table:style-name="Default"/>
          <table:table-cell table:style-name="ce2599" office:value-type="string" calcext:value-type="string">
            <text:p>Precíz</text:p>
          </table:table-cell>
          <table:table-cell/>
          <table:table-cell table:style-name="ce262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23" office:value-type="string" calcext:value-type="string">
            <text:p><text:span text:style-name="T111">🟩 </text:span><text:span text:style-name="T108">Művészetismeret, Értékebecslés;  </text:span><text:span text:style-name="T116">🟥 </text:span><text:span text:style-name="T108">Képzőművészet</text:span></text:p>
          </table:table-cell>
          <table:table-cell/>
          <table:table-cell table:style-name="ce2599" office:value-type="string" calcext:value-type="string">
            <text:p>sh4doni</text:p>
          </table:table-cell>
          <table:table-cell table:style-name="Default"/>
          <table:table-cell table:style-name="ce2599" office:value-type="string" calcext:value-type="string">
            <text:p>Szerény</text:p>
          </table:table-cell>
          <table:table-cell/>
          <table:table-cell table:style-name="ce262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14" office:value-type="float" office:value="2" calcext:value-type="float">
            <text:p>2</text:p>
          </table:table-cell>
          <table:table-cell office:value-type="string" calcext:value-type="string">
            <text:p><text:span text:style-name="T111">🟩 </text:span>Természetjárás</text:p>
          </table:table-cell>
          <table:table-cell/>
          <table:table-cell table:style-name="ce2605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23" office:value-type="string" calcext:value-type="string">
            <text:p><text:span text:style-name="T111">🟩 </text:span>Befolyásolás, Emberismeret</text:p>
          </table:table-cell>
          <table:table-cell/>
          <table:table-cell table:style-name="ce2599" office:value-type="string" calcext:value-type="string">
            <text:p>syburri</text:p>
          </table:table-cell>
          <table:table-cell table:style-name="Default"/>
          <table:table-cell table:style-name="ce2599" office:value-type="string" calcext:value-type="string">
            <text:p>Talpnyaló</text:p>
          </table:table-cell>
          <table:table-cell/>
          <table:table-cell table:style-name="ce262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23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ce2599" office:value-type="string" calcext:value-type="string">
            <text:p>tarran</text:p>
          </table:table-cell>
          <table:table-cell table:style-name="Default"/>
          <table:table-cell table:style-name="ce2599" office:value-type="string" calcext:value-type="string">
            <text:p>Tiszteletreméltó</text:p>
          </table:table-cell>
          <table:table-cell/>
          <table:table-cell table:style-name="ce262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23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ce2599" office:value-type="string" calcext:value-type="string">
            <text:p>ti4dlani</text:p>
          </table:table-cell>
          <table:table-cell table:style-name="Default"/>
          <table:table-cell table:style-name="ce2599" office:value-type="string" calcext:value-type="string">
            <text:p>Teszetosza</text:p>
          </table:table-cell>
          <table:table-cell/>
          <table:table-cell table:style-name="ce262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23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ce2599" office:value-type="string" calcext:value-type="string">
            <text:p>tongoriai</text:p>
          </table:table-cell>
          <table:table-cell table:style-name="Default"/>
          <table:table-cell table:style-name="ce2599" office:value-type="string" calcext:value-type="string">
            <text:p>Tériszonyos</text:p>
          </table:table-cell>
          <table:table-cell/>
          <table:table-cell table:style-name="ce2600" office:value-type="string" calcext:value-type="string">
            <text:p><text:span text:style-name="T92">➖➖➖ Speciális</text:span><text:span text:style-name="T122"> nyelvek </text:span><text:span text:style-name="T123">➖➖➖ </text:span>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23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ce2599" office:value-type="string" calcext:value-type="string">
            <text:p>t0r0ni</text:p>
          </table:table-cell>
          <table:table-cell table:style-name="Default"/>
          <table:table-cell table:style-name="ce2599" office:value-type="string" calcext:value-type="string">
            <text:p>Tudálékos</text:p>
          </table:table-cell>
          <table:table-cell/>
          <table:table-cell table:style-name="ce260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23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ce2599" office:value-type="string" calcext:value-type="string">
            <text:p>törpe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00" office:value-type="string" calcext:value-type="string">
            <text:p>Kendőnyelv</text:p>
          </table:table-cell>
          <table:table-cell table:number-columns-repeated="4"/>
        </table:table-row>
        <table:table-row table:style-name="ro37">
          <table:table-cell table:style-name="ce2599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23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39" office:value-type="string" calcext:value-type="string">
            <text:p><text:span text:style-name="T92">➖➖➖ </text:span><text:span text:style-name="T120">Küllem, fizikum </text:span><text:span text:style-name="T121">➖➖➖ </text:span></text:p>
          </table:table-cell>
          <table:table-cell/>
          <table:table-cell table:style-name="ce2600"/>
          <table:table-cell table:style-name="ce2636"/>
          <table:table-cell table:number-columns-repeated="3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23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Alacsony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23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Albínó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23" office:value-type="string" calcext:value-type="string">
            <text:p><text:span text:style-name="T111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Divatos</text:p>
          </table:table-cell>
          <table:table-cell table:number-columns-repeated="6"/>
        </table:table-row>
        <table:table-row table:style-name="ro1">
          <table:table-cell table:style-name="ce2603" office:value-type="string" calcext:value-type="string">
            <text:p>➖➖➖ Vezető ➖➖➖</text:p>
          </table:table-cell>
          <table:table-cell table:style-name="ce2613" office:value-type="float" office:value="0" calcext:value-type="float">
            <text:p>0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23" office:value-type="string" calcext:value-type="string">
            <text:p><text:span text:style-name="T102">🟥</text:span><text:span text:style-name="T115"> </text:span><text:span text:style-name="T108">Előadóművészet, </text:span><text:span text:style-name="T115">🟩 </text:span>Művészetismeret</text:p>
          </table:table-cell>
          <table:table-cell table:style-name="Default" table:number-columns-repeated="3"/>
          <table:table-cell table:style-name="ce2599" office:value-type="string" calcext:value-type="string">
            <text:p>Jóképű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623" office:value-type="string" calcext:value-type="string">
            <text:p><text:span text:style-name="T102">🟥 </text:span>Előadóművészet, Művészetismeret, Etikett</text:p>
          </table:table-cell>
          <table:table-cell table:style-name="Default" table:number-columns-repeated="3"/>
          <table:table-cell table:style-name="ce2599" office:value-type="string" calcext:value-type="string">
            <text:p>Kövér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23" office:value-type="string" calcext:value-type="string">
            <text:p><text:span text:style-name="T111">🟩 </text:span><text:span text:style-name="T108">Kvantikum, </text:span>Nyomozás, Hajózás</text:p>
          </table:table-cell>
          <table:table-cell table:style-name="Default" table:number-columns-repeated="3"/>
          <table:table-cell table:style-name="ce2599" office:value-type="string" calcext:value-type="string">
            <text:p>Magas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23" office:value-type="string" calcext:value-type="string">
            <text:p><text:span text:style-name="T111">🟩 </text:span><text:span text:style-name="T108">Nyomozás;   </text:span><text:span text:style-name="T116">🟥 </text:span><text:span text:style-name="T108">Városi jártasság, Etikett</text:span></text:p>
          </table:table-cell>
          <table:table-cell table:style-name="Default" table:number-columns-repeated="3"/>
          <table:table-cell table:style-name="ce259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599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23" office:value-type="string" calcext:value-type="string">
            <text:p><text:span text:style-name="T102">🟥</text:span><text:span text:style-name="T108"> Befolyásolás</text:span></text:p>
          </table:table-cell>
          <table:table-cell table:style-name="Default" table:number-columns-repeated="3"/>
          <table:table-cell table:style-name="ce259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23" office:value-type="string" calcext:value-type="string">
            <text:p><text:span text:style-name="T108">🟥 Előadóművészet, </text:span>🟩 Művészetismeret</text:p>
          </table:table-cell>
          <table:table-cell/>
          <table:table-cell table:style-name="Default"/>
          <table:table-cell table:style-name="ce2638"/>
          <table:table-cell table:style-name="ce259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ce2605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23" office:value-type="string" calcext:value-type="string">
            <text:p><text:span text:style-name="T108">🟥 Előadóművészet, </text:span>🟩 Művészetismeret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14"/>
          <table:table-cell table:style-name="ce2625"/>
          <table:table-cell/>
          <table:table-cell table:style-name="ce2605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23" office:value-type="string" calcext:value-type="string">
            <text:p><text:span text:style-name="T108">🟥 Előadóművészet, </text:span>🟩 Művészetismeret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4"/>
          <table:table-cell table:style-name="ce2625"/>
          <table:table-cell/>
          <table:table-cell table:style-name="ce2605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23" office:value-type="string" calcext:value-type="string">
            <text:p><text:span text:style-name="T108">🟥 </text:span>Előadóművészet</text:p>
          </table:table-cell>
          <table:table-cell/>
          <table:table-cell table:style-name="Default" table:number-columns-repeated="2"/>
          <table:table-cell table:style-name="ce2599" office:value-type="string" calcext:value-type="string">
            <text:p>Vékony</text:p>
          </table:table-cell>
          <table:table-cell table:number-columns-repeated="6"/>
        </table:table-row>
        <table:table-row table:style-name="ro37">
          <table:table-cell table:style-name="ce2601" office:value-type="string" calcext:value-type="string">
            <text:p>Harci fortélyok</text:p>
          </table:table-cell>
          <table:table-cell table:style-name="ce1014"/>
          <table:table-cell table:style-name="ce2625"/>
          <table:table-cell/>
          <table:table-cell table:style-name="ce2605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23" office:value-type="string" calcext:value-type="string">
            <text:p><text:span text:style-name="T108">🟥 </text:span>Előadóművészet</text:p>
          </table:table-cell>
          <table:table-cell/>
          <table:table-cell table:style-name="Default" table:number-columns-repeated="2"/>
          <table:table-cell table:style-name="ce2639" office:value-type="string" calcext:value-type="string">
            <text:p><text:span text:style-name="T92">➖➖➖ </text:span><text:span text:style-name="T120">Viszony </text:span><text:span text:style-name="T121">➖➖➖ </text:span></text:p>
          </table:table-cell>
          <table:table-cell table:number-columns-repeated="6"/>
        </table:table-row>
        <table:table-row table:style-name="ro1">
          <table:table-cell table:style-name="ce2604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/>
          <table:table-cell table:style-name="Default" table:number-columns-repeated="2"/>
          <table:table-cell table:style-name="ce2628" table:formula="of:=COUNTA([.E5:.E64])" office:value-type="float" office:value="60" calcext:value-type="float">
            <text:p>60</text:p>
          </table:table-cell>
          <table:table-cell table:style-name="ce2623"/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14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616" office:value-type="float" office:value="4" calcext:value-type="float">
            <text:p>4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263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6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01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01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014" office:value-type="float" office:value="1" calcext:value-type="float">
            <text:p>1</text:p>
          </table:table-cell>
          <table:table-cell table:style-name="ce26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014" office:value-type="float" office:value="1" calcext:value-type="float">
            <text:p>1</text:p>
          </table:table-cell>
          <table:table-cell table:style-name="ce26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14" office:value-type="float" office:value="2" calcext:value-type="float">
            <text:p>2</text:p>
          </table:table-cell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/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07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3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111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111">🟩 </text:span>Hadászat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111">🟩 </text:span>Hadászat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111">🟩 </text:span>Hadászat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111">🟩 </text:span>Hadászat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14" office:value-type="float" office:value="2" calcext:value-type="float">
            <text:p>2</text:p>
          </table:table-cell>
          <table:table-cell table:style-name="ce2623" office:value-type="string" calcext:value-type="string">
            <text:p><text:span text:style-name="T111">🟩 </text:span>Hadásza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22"/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615" office:value-type="float" office:value="3" calcext:value-type="float">
            <text:p>3</text:p>
          </table:table-cell>
          <table:table-cell table:style-name="ce2625"/>
          <table:table-cell table:number-columns-repeated="13"/>
        </table:table-row>
        <table:table-row table:style-name="ro3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3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601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3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04" office:value-type="string" calcext:value-type="string">
            <text:p><text:span text:style-name="T95">➖➖ Harci mágia</text:span><text:span text:style-name="T96"> </text:span><text:span text:style-name="T97">➖➖</text:span></text:p>
          </table:table-cell>
          <table:table-cell table:style-name="ce2600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6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99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604" office:value-type="string" calcext:value-type="string">
            <text:p><text:span text:style-name="T95">➖➖ Misztikus képességek</text:span><text:span text:style-name="T96"> </text:span><text:span text:style-name="T9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04" office:value-type="string" calcext:value-type="string">
            <text:p><text:span text:style-name="T95">➖➖ Lényismeretek</text:span><text:span text:style-name="T96"> </text:span><text:span text:style-name="T97">➖➖</text:span></text:p>
          </table:table-cell>
          <table:table-cell table:number-columns-repeated="15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1">
          <table:table-cell table:style-name="ce2605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2">🟥 </text:span>Lexikum</text:p>
          </table:table-cell>
          <table:table-cell table:number-columns-repeated="13"/>
        </table:table-row>
        <table:table-row table:style-name="ro3" table:number-rows-repeated="1048428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zabályok" table:style-name="ta5" table:print="false">
        <table:table-column table:style-name="co98" table:default-cell-style-name="ce980"/>
        <table:table-column table:style-name="co99" table:default-cell-style-name="ce980"/>
        <table:table-column table:style-name="co41" table:number-columns-repeated="254"/>
        <table:table-column table:style-name="co14" table:number-columns-repeated="16128"/>
        <table:table-row table:style-name="ro3">
          <table:table-cell table:style-name="ce2640" office:value-type="string" calcext:value-type="string">
            <text:p>Karakter pontok (KP) elosztása </text:p>
          </table:table-cell>
          <table:table-cell table:style-name="ce2640"/>
          <table:table-cell table:style-name="ce980" table:number-columns-repeated="16382"/>
        </table:table-row>
        <table:table-row table:style-name="ro25">
          <table:table-cell/>
          <table:table-cell table:style-name="ce2641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641"/>
          <table:table-cell table:style-name="ce980" table:number-columns-repeated="16382"/>
        </table:table-row>
        <table:table-row table:style-name="ro26">
          <table:table-cell/>
          <table:table-cell table:style-name="ce2641" office:value-type="string" calcext:value-type="string">
            <text:p>→Egy primer képzettség értéke legfeljebb (Tapasztalati Szint) lehet</text:p>
            <text:p><text:span text:style-name="T9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641"/>
          <table:table-cell table:style-name="ce980" table:number-columns-repeated="16382"/>
        </table:table-row>
        <table:table-row table:style-name="ro27">
          <table:table-cell/>
          <table:table-cell table:style-name="ce26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3">
          <table:table-cell/>
          <table:table-cell table:style-name="ce2641"/>
          <table:table-cell table:style-name="ce980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641"/>
          <table:table-cell table:style-name="ce980" table:number-columns-repeated="16382"/>
        </table:table-row>
        <table:table-row table:style-name="ro26">
          <table:table-cell/>
          <table:table-cell table:style-name="ce2641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3">
          <table:table-cell/>
          <table:table-cell table:style-name="ce2641"/>
          <table:table-cell table:style-name="ce980" table:number-columns-repeated="16382"/>
        </table:table-row>
        <table:table-row table:style-name="ro25">
          <table:table-cell table:style-name="ce2640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8">
          <table:table-cell/>
          <table:table-cell table:style-name="ce26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5">
          <table:table-cell table:style-name="ce2641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41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3">
          <table:table-cell table:number-columns-repeated="2"/>
          <table:table-cell table:style-name="ce980" table:number-columns-repeated="16382"/>
        </table:table-row>
        <table:table-row table:style-name="ro29">
          <table:table-cell table:number-columns-repeated="2"/>
          <table:table-cell table:style-name="ce980" table:number-columns-repeated="16382"/>
        </table:table-row>
        <table:table-row table:style-name="ro3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8">
          <table:table-cell/>
          <table:table-cell table:style-name="ce264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3" table:number-rows-repeated="1048557">
          <table:table-cell table:number-columns-repeated="2"/>
          <table:table-cell table:style-name="ce980" table:number-columns-repeated="16382"/>
        </table:table-row>
        <table:table-row table:style-name="ro3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4" table:default-cell-style-name="ce501"/>
        <table:table-row table:style-name="ro1">
          <table:table-cell table:style-name="ce2038" office:value-type="string" calcext:value-type="string">
            <text:p>V9.2.1</text:p>
          </table:table-cell>
        </table:table-row>
        <table:table-row table:style-name="ro3">
          <table:table-cell table:style-name="ce2039" office:value-type="string" calcext:value-type="string">
            <text:p>* Lovas íjászat fortély átnevezve: Lövés hátasról</text:p>
          </table:table-cell>
        </table:table-row>
        <table:table-row table:style-name="ro3">
          <table:table-cell table:style-name="ce2039" office:value-type="string" calcext:value-type="string">
            <text:p>* Vezető: Vajákmester fortély megszűnt</text:p>
          </table:table-cell>
        </table:table-row>
        <table:table-row table:style-name="ro3">
          <table:table-cell table:style-name="ce2039" office:value-type="string" calcext:value-type="string">
            <text:p>* Új Leíró Hátterek: Apród, Fejvadász, Gladiátor, Harcművész, Lovag, Varázsló</text:p>
          </table:table-cell>
        </table:table-row>
        <table:table-row table:style-name="ro3">
          <table:table-cell table:style-name="ce2039" office:value-type="string" calcext:value-type="string">
            <text:p>* Új fajok</text:p>
          </table:table-cell>
        </table:table-row>
        <table:table-row table:style-name="ro3">
          <table:table-cell table:style-name="ce2039" office:value-type="string" calcext:value-type="string">
            <text:p>* Automatikus faj-arkánum kiválasztása Misztikus fülön</text:p>
          </table:table-cell>
        </table:table-row>
        <table:table-row table:style-name="ro3">
          <table:table-cell table:style-name="ce2039" office:value-type="string" calcext:value-type="string">
            <text:p>* Új érzék fortély: Irányérzék</text:p>
          </table:table-cell>
        </table:table-row>
        <table:table-row table:style-name="ro3">
          <table:table-cell table:style-name="ce2039" office:value-type="string" calcext:value-type="string">
            <text:p>* Új fajok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9.2.0</text:p>
          </table:table-cell>
        </table:table-row>
        <table:table-row table:style-name="ro3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91">* Új Szabad Fortélyok: Háziállatok idomítása, </text:span>Vadállat idomítása</text:p>
          </table:table-cell>
        </table:table-row>
        <table:table-row table:style-name="ro3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3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3">
          <table:table-cell table:style-name="Default" office:value-type="string" calcext:value-type="string">
            <text:p>* "Fejlett hallás/látás/szaglás" átnevezve: "Emberentúli hallás/látás/szaglás"</text:p>
          </table:table-cell>
        </table:table-row>
        <table:table-row table:style-name="ro3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3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3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3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3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3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3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3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3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3">
          <table:table-cell table:style-name="Default" office:value-type="string" calcext:value-type="string">
            <text:p>* Új tájtípus szabad fortélyok: barlangi, jégmezők, mocsaras, puszta, tengeri</text:p>
          </table:table-cell>
        </table:table-row>
        <table:table-row table:style-name="ro3">
          <table:table-cell table:style-name="Default"/>
        </table:table-row>
        <table:table-row table:style-name="ro1">
          <table:table-cell table:style-name="ce2158" office:value-type="string" calcext:value-type="string">
            <text:p>V9.1.2</text:p>
          </table:table-cell>
        </table:table-row>
        <table:table-row table:style-name="ro3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3">
          <table:table-cell table:style-name="Default" office:value-type="string" calcext:value-type="string">
            <text:p>* Új fortély: Műhelymester</text:p>
          </table:table-cell>
        </table:table-row>
        <table:table-row table:style-name="ro3">
          <table:table-cell table:style-name="Default" office:value-type="string" calcext:value-type="string">
            <text:p>* Írástudó fortély megszűnt</text:p>
          </table:table-cell>
        </table:table-row>
        <table:table-row table:style-name="ro3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3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3">
          <table:table-cell table:style-name="Default"/>
        </table:table-row>
        <table:table-row table:style-name="ro1">
          <table:table-cell table:style-name="ce2158" office:value-type="string" calcext:value-type="string">
            <text:p>V9.1.0</text:p>
          </table:table-cell>
        </table:table-row>
        <table:table-row table:style-name="ro3">
          <table:table-cell table:style-name="ce2159" office:value-type="string" calcext:value-type="string">
            <text:p>* Aprítás harcmodor átnevezve: Rombolás</text:p>
          </table:table-cell>
        </table:table-row>
        <table:table-row table:style-name="ro3">
          <table:table-cell table:style-name="ce2159" office:value-type="string" calcext:value-type="string">
            <text:p>* Alabárd harcértékek frissítve</text:p>
          </table:table-cell>
        </table:table-row>
        <table:table-row table:style-name="ro3">
          <table:table-cell table:style-name="ce2159" office:value-type="string" calcext:value-type="string">
            <text:p>* Új fegyver: Vívóbot</text:p>
          </table:table-cell>
        </table:table-row>
        <table:table-row table:style-name="ro3">
          <table:table-cell table:style-name="ce2159" office:value-type="string" calcext:value-type="string">
            <text:p>* Kézműves Szabad fortélyok</text:p>
          </table:table-cell>
        </table:table-row>
        <table:table-row table:style-name="ro3">
          <table:table-cell table:style-name="ce2159" office:value-type="string" calcext:value-type="string">
            <text:p>* Harci iskola Szabad fortélyok</text:p>
          </table:table-cell>
        </table:table-row>
        <table:table-row table:style-name="ro3">
          <table:table-cell table:style-name="ce2159" office:value-type="string" calcext:value-type="string">
            <text:p>* Fortélyok kiterjesztéseinek frissítése</text:p>
          </table:table-cell>
        </table:table-row>
        <table:table-row table:style-name="ro3">
          <table:table-cell table:style-name="ce2159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9.0.2</text:p>
          </table:table-cell>
        </table:table-row>
        <table:table-row table:style-name="ro3">
          <table:table-cell table:style-name="ce2159" office:value-type="string" calcext:value-type="string">
            <text:p>* Könnyűvértek helyett Hajlékonyvértek; Nehézvértek helyett Merevvértek</text:p>
          </table:table-cell>
        </table:table-row>
        <table:table-row table:style-name="ro3">
          <table:table-cell table:style-name="ce2159" office:value-type="string" calcext:value-type="string">
            <text:p>* Nehézvértviselet fortély átnevezve: Merevvértviselet</text:p>
          </table:table-cell>
        </table:table-row>
        <table:table-row table:style-name="ro3">
          <table:table-cell table:style-name="ce2159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3">
          <table:table-cell table:style-name="ce2159" office:value-type="string" calcext:value-type="string">
            <text:p>* Zúzás harcmodor átnevezve: Aprítás</text:p>
          </table:table-cell>
        </table:table-row>
        <table:table-row table:style-name="ro3">
          <table:table-cell table:style-name="ce2159" office:value-type="string" calcext:value-type="string">
            <text:p>* Faj Hátterek és Faj misztérium képzettségek</text:p>
          </table:table-cell>
        </table:table-row>
        <table:table-row table:style-name="ro3">
          <table:table-cell table:style-name="ce2159" office:value-type="string" calcext:value-type="string">
            <text:p>* Távolsági harc fegyverek CÉ értékének hangolása</text:p>
          </table:table-cell>
        </table:table-row>
        <table:table-row table:style-name="ro3">
          <table:table-cell table:style-name="ce2159" office:value-type="string" calcext:value-type="string">
            <text:p>* Távolsági harc fegyverek Osztó értéke nőtt 1 ponttal</text:p>
          </table:table-cell>
        </table:table-row>
        <table:table-row table:style-name="ro3">
          <table:table-cell table:style-name="ce2159" office:value-type="string" calcext:value-type="string">
            <text:p>* Távolsági fegyverek közé bekerült az „Alkalmatlan tárgy”</text:p>
          </table:table-cell>
        </table:table-row>
        <table:table-row table:style-name="ro3">
          <table:table-cell table:style-name="ce2159" office:value-type="string" calcext:value-type="string">
            <text:p>* Alkímia és Tájtípus Szabad Fortélyok kapcsolata</text:p>
          </table:table-cell>
        </table:table-row>
        <table:table-row table:style-name="ro3">
          <table:table-cell table:style-name="ce2159" office:value-type="string" calcext:value-type="string">
            <text:p>* Új fortély: Méregálló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9.0.1</text:p>
          </table:table-cell>
        </table:table-row>
        <table:table-row table:style-name="ro3">
          <table:table-cell table:style-name="ce2159" office:value-type="string" calcext:value-type="string">
            <text:p>* CÉ Alap: -15 (-10 helyett)</text:p>
          </table:table-cell>
        </table:table-row>
        <table:table-row table:style-name="ro3">
          <table:table-cell table:style-name="ce2159" office:value-type="string" calcext:value-type="string">
            <text:p>* Mozgás Szorzó értékek mind 1 ponttal csökkentek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9.0.0</text:p>
          </table:table-cell>
        </table:table-row>
        <table:table-row table:style-name="ro3">
          <table:table-cell table:style-name="ce2159" office:value-type="string" calcext:value-type="string">
            <text:p>* Új MGT modell implementálva</text:p>
          </table:table-cell>
        </table:table-row>
        <table:table-row table:style-name="ro3">
          <table:table-cell table:style-name="ce2159" office:value-type="string" calcext:value-type="string">
            <text:p>* MGT: kisebb felbontás</text:p>
          </table:table-cell>
        </table:table-row>
        <table:table-row table:style-name="ro3">
          <table:table-cell table:style-name="ce2159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3">
          <table:table-cell table:style-name="ce2159" office:value-type="string" calcext:value-type="string">
            <text:p>* MGT Harckeret levonása kalkulálva</text:p>
          </table:table-cell>
        </table:table-row>
        <table:table-row table:style-name="ro3">
          <table:table-cell table:style-name="ce2159" office:value-type="string" calcext:value-type="string">
            <text:p>* Nehézvértek TÉ levonása kalkulálva</text:p>
          </table:table-cell>
        </table:table-row>
        <table:table-row table:style-name="ro3">
          <table:table-cell table:style-name="ce2159" office:value-type="string" calcext:value-type="string">
            <text:p>* Nehézvértek VÉ bónusza 3.fokú Nehézvértviseletnél kalkulálva</text:p>
          </table:table-cell>
        </table:table-row>
        <table:table-row table:style-name="ro3">
          <table:table-cell table:style-name="ce2159" office:value-type="string" calcext:value-type="string">
            <text:p>* Gyors Kezdeményezés bónuszai változtak: 2, 4, 6 </text:p>
          </table:table-cell>
        </table:table-row>
        <table:table-row table:style-name="ro3">
          <table:table-cell table:style-name="ce2159" office:value-type="string" calcext:value-type="string">
            <text:p>* Szekunder fortélyok fok ellenőrzése javítva</text:p>
          </table:table-cell>
        </table:table-row>
        <table:table-row table:style-name="ro3">
          <table:table-cell table:style-name="ce2159" office:value-type="string" calcext:value-type="string">
            <text:p>* Csatabárdok: Vágó sebzés, Csákány: Szúró sebzés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8.9.8</text:p>
          </table:table-cell>
        </table:table-row>
        <table:table-row table:style-name="ro1">
          <table:table-cell table:style-name="ce216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6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6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6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6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6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160" office:value-type="string" calcext:value-type="string">
            <text:p>* Mágikus lövedék I, II, III, IV bekerült lőfegyverek alá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7</text:p>
          </table:table-cell>
        </table:table-row>
        <table:table-row table:style-name="ro1">
          <table:table-cell table:style-name="ce216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60" office:value-type="string" calcext:value-type="string">
            <text:p>* Harcos elme leírása változott</text:p>
          </table:table-cell>
        </table:table-row>
        <table:table-row table:style-name="ro1">
          <table:table-cell table:style-name="ce2160" office:value-type="string" calcext:value-type="string">
            <text:p>* Gyors kezdeményezés: 4 KÉ / fok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1" office:value-type="string" calcext:value-type="string">
            <text:p>V8.9.6 – k20 innentől</text:p>
          </table:table-cell>
        </table:table-row>
        <table:table-row table:style-name="ro1">
          <table:table-cell table:style-name="ce216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6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6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6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6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5 – k100 utolsó</text:p>
          </table:table-cell>
        </table:table-row>
        <table:table-row table:style-name="ro1">
          <table:table-cell table:style-name="ce216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60" office:value-type="string" calcext:value-type="string">
            <text:p>* Karma Hátterek bővültek</text:p>
          </table:table-cell>
        </table:table-row>
        <table:table-row table:style-name="ro1">
          <table:table-cell table:style-name="ce216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62" office:value-type="string" calcext:value-type="string">
            <text:p><text:span text:style-name="T92">* Távharc VÉ kalkulátor</text:span> táblázat javítva (Osztó érték kiolvasása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4</text:p>
          </table:table-cell>
        </table:table-row>
        <table:table-row table:style-name="ro1">
          <table:table-cell table:style-name="ce216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6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6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6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6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6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6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60" office:value-type="string" calcext:value-type="string">
            <text:p>* Kopja fegyver bekerült (Lándzsavívó fegyverek közé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3</text:p>
          </table:table-cell>
        </table:table-row>
        <table:table-row table:style-name="ro1">
          <table:table-cell table:style-name="ce216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6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60" office:value-type="string" calcext:value-type="string">
            <text:p>* Varázslás KÉ számítása Misztikus fülön</text:p>
          </table:table-cell>
        </table:table-row>
        <table:table-row table:style-name="ro3">
          <table:table-cell table:style-name="ce2158"/>
        </table:table-row>
        <table:table-row table:style-name="ro1">
          <table:table-cell table:style-name="ce2158" office:value-type="string" calcext:value-type="string">
            <text:p>V8.9.2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6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6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60" office:value-type="string" calcext:value-type="string">
            <text:p>* Státuszok legördülő menüből választhatóak (Alapértékek fül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1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 javítás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0</text:p>
          </table:table-cell>
        </table:table-row>
        <table:table-row table:style-name="ro1">
          <table:table-cell table:style-name="ce216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6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6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6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60" office:value-type="string" calcext:value-type="string">
            <text:p>* Pajzshasználat 3.fok: +5 VÉ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9</text:p>
          </table:table-cell>
        </table:table-row>
        <table:table-row table:style-name="ro1">
          <table:table-cell table:style-name="ce2160" office:value-type="string" calcext:value-type="string">
            <text:p>* Ostorharc harcmodor bekerült</text:p>
          </table:table-cell>
        </table:table-row>
        <table:table-row table:style-name="ro1">
          <table:table-cell table:style-name="ce216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60" office:value-type="string" calcext:value-type="string">
            <text:p>* Manőver Pont kikerült az Alapértékek fülről, a Harcértékek fülön is megvan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8</text:p>
          </table:table-cell>
        </table:table-row>
        <table:table-row table:style-name="ro1">
          <table:table-cell table:style-name="ce216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6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6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60" office:value-type="string" calcext:value-type="string">
            <text:p>* Pajzshasználat: 3 fokú lett (2-ből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7</text:p>
          </table:table-cell>
        </table:table-row>
        <table:table-row table:style-name="ro1">
          <table:table-cell table:style-name="ce216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6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6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60" office:value-type="string" calcext:value-type="string">
            <text:p>* Kézifegyverek értékei: Effektív Erőbónusz maximumok számítás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6</text:p>
          </table:table-cell>
        </table:table-row>
        <table:table-row table:style-name="ro1">
          <table:table-cell table:style-name="ce2160" office:value-type="string" calcext:value-type="string">
            <text:p>* Vezető fortélyok bekerültek</text:p>
          </table:table-cell>
        </table:table-row>
        <table:table-row table:style-name="ro1">
          <table:table-cell table:style-name="ce216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6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60" office:value-type="string" calcext:value-type="string">
            <text:p>* „Harc helyhez kötve” fortély: 2 fokú lett (1 helyett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5</text:p>
          </table:table-cell>
        </table:table-row>
        <table:table-row table:style-name="ro1">
          <table:table-cell table:style-name="ce216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6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6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60" office:value-type="string" calcext:value-type="string">
            <text:p>* Pajzsok egyéni harcértékei bekerültek</text:p>
          </table:table-cell>
        </table:table-row>
        <table:table-row table:style-name="ro3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3">
          <table:table-cell table:style-name="Default" office:value-type="string" calcext:value-type="string">
            <text:p>* Aura mezők javítás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4</text:p>
          </table:table-cell>
        </table:table-row>
        <table:table-row table:style-name="ro1">
          <table:table-cell table:style-name="ce2160" office:value-type="string" calcext:value-type="string">
            <text:p>* Új: Alakzatharc képzettség</text:p>
          </table:table-cell>
        </table:table-row>
        <table:table-row table:style-name="ro1">
          <table:table-cell table:style-name="ce2160" office:value-type="string" calcext:value-type="string">
            <text:p>* Új: Alakzat: támadó fortély</text:p>
          </table:table-cell>
        </table:table-row>
        <table:table-row table:style-name="ro1">
          <table:table-cell table:style-name="ce2160" office:value-type="string" calcext:value-type="string">
            <text:p>* Új: Alakzat: védekező fortély</text:p>
          </table:table-cell>
        </table:table-row>
        <table:table-row table:style-name="ro1">
          <table:table-cell table:style-name="ce2160" office:value-type="string" calcext:value-type="string">
            <text:p>* Új: Parancsnok fortély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3</text:p>
          </table:table-cell>
        </table:table-row>
        <table:table-row table:style-name="ro1">
          <table:table-cell table:style-name="ce216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6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60" office:value-type="string" calcext:value-type="string">
            <text:p>* Új: Harckeret növelés fortély</text:p>
          </table:table-cell>
        </table:table-row>
        <table:table-row table:style-name="ro1">
          <table:table-cell table:style-name="ce2160" office:value-type="string" calcext:value-type="string">
            <text:p>* Új: Koordinátor fortély</text:p>
          </table:table-cell>
        </table:table-row>
        <table:table-row table:style-name="ro1">
          <table:table-cell table:style-name="ce2160" office:value-type="string" calcext:value-type="string">
            <text:p>* Új: Daráló fortély</text:p>
          </table:table-cell>
        </table:table-row>
        <table:table-row table:style-name="ro1">
          <table:table-cell table:style-name="ce2160" office:value-type="string" calcext:value-type="string">
            <text:p>* Taktika: Falanx megszűn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2</text:p>
          </table:table-cell>
        </table:table-row>
        <table:table-row table:style-name="ro3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60" office:value-type="string" calcext:value-type="string">
            <text:p>* Ősi kultúrkör fortély kiterjesztései frissítv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1</text:p>
          </table:table-cell>
        </table:table-row>
        <table:table-row table:style-name="ro1">
          <table:table-cell table:style-name="ce216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6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60" office:value-type="string" calcext:value-type="string">
            <text:p>* Új: Elpusztíthatatlan fortély</text:p>
          </table:table-cell>
        </table:table-row>
        <table:table-row table:style-name="ro1">
          <table:table-cell table:style-name="ce2160" office:value-type="string" calcext:value-type="string">
            <text:p>* Új: Gladiátor bestiái fortély</text:p>
          </table:table-cell>
        </table:table-row>
        <table:table-row table:style-name="ro1">
          <table:table-cell table:style-name="ce216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6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60" office:value-type="string" calcext:value-type="string">
            <text:p>* Aura Alap beolvasztva az AuraErő értékekb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0</text:p>
          </table:table-cell>
        </table:table-row>
        <table:table-row table:style-name="ro1">
          <table:table-cell table:style-name="ce216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6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60" office:value-type="string" calcext:value-type="string">
            <text:p><text:span text:style-name="T92">* Új fortély: Ősi kultkúrkör </text:span><text:span text:style-name="T125">🔁</text:span></text:p>
          </table:table-cell>
        </table:table-row>
        <table:table-row table:style-name="ro1">
          <table:table-cell table:style-name="ce2160" office:value-type="string" calcext:value-type="string">
            <text:p>* Szilánk pontértéknek cella</text:p>
          </table:table-cell>
        </table:table-row>
        <table:table-row table:style-name="ro1">
          <table:table-cell table:style-name="ce2160" office:value-type="string" calcext:value-type="string">
            <text:p>* Felszerelés keret képlet 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9</text:p>
          </table:table-cell>
        </table:table-row>
        <table:table-row table:style-name="ro1">
          <table:table-cell table:style-name="ce216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6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6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60" office:value-type="string" calcext:value-type="string">
            <text:p>* Szabad Fortélyok hint szövegek frissít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8</text:p>
          </table:table-cell>
        </table:table-row>
        <table:table-row table:style-name="ro1">
          <table:table-cell table:style-name="ce216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6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60" office:value-type="string" calcext:value-type="string">
            <text:p><text:span text:style-name="T92">* SzF_Hátterek fül visszanevezve: „</text:span>Speciális”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7</text:p>
          </table:table-cell>
        </table:table-row>
        <table:table-row table:style-name="ro1">
          <table:table-cell table:style-name="ce2160" office:value-type="string" calcext:value-type="string">
            <text:p>* Új Szabad Fortély: Kihallgatás</text:p>
          </table:table-cell>
        </table:table-row>
        <table:table-row table:style-name="ro1">
          <table:table-cell table:style-name="ce2160" office:value-type="string" calcext:value-type="string">
            <text:p>* Speciális fül átnevezve: SzF_Hátterek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6</text:p>
          </table:table-cell>
        </table:table-row>
        <table:table-row table:style-name="ro1">
          <table:table-cell table:style-name="ce216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6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6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60" office:value-type="string" calcext:value-type="string">
            <text:p>* Kínzás képzettség megszün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5</text:p>
          </table:table-cell>
        </table:table-row>
        <table:table-row table:style-name="ro1">
          <table:table-cell table:style-name="ce216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6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60" office:value-type="string" calcext:value-type="string">
            <text:p>* Szabad Fortélyok: 1 fok / Tsz ingyenes, utána ugyanúgy 6 KP / fok</text:p>
          </table:table-cell>
        </table:table-row>
        <table:table-row table:style-name="ro3">
          <table:table-cell table:style-name="ce2163"/>
        </table:table-row>
        <table:table-row table:style-name="ro1">
          <table:table-cell table:style-name="ce2163" office:value-type="string" calcext:value-type="string">
            <text:p>V8.7.4</text:p>
          </table:table-cell>
        </table:table-row>
        <table:table-row table:style-name="ro1">
          <table:table-cell table:style-name="ce216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6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6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6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64" office:value-type="string" calcext:value-type="string">
            <text:p>* <text:span text:style-name="T126">Számtan</text:span> képzettség új neve: Kvantikum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3</text:p>
          </table:table-cell>
        </table:table-row>
        <table:table-row table:style-name="ro1">
          <table:table-cell table:style-name="ce216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6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6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60" office:value-type="string" calcext:value-type="string">
            <text:p>* Szabad Hátterek kiterjesztéseinek frissít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2</text:p>
          </table:table-cell>
        </table:table-row>
        <table:table-row table:style-name="ro1">
          <table:table-cell table:style-name="ce216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60" office:value-type="string" calcext:value-type="string">
            <text:p>* Slan harci fortélyok harci fortély listáb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1</text:p>
          </table:table-cell>
        </table:table-row>
        <table:table-row table:style-name="ro1">
          <table:table-cell table:style-name="ce216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60" office:value-type="string" calcext:value-type="string">
            <text:p>* Új Max HM képlet: 3x(SUM(harci fortély fokok) + SUM(Harcmodor szintek)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0</text:p>
          </table:table-cell>
        </table:table-row>
        <table:table-row table:style-name="ro1">
          <table:table-cell table:style-name="ce216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6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6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6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60" office:value-type="string" calcext:value-type="string">
            <text:p>* Mágia módszerek külön táblázatba</text:p>
          </table:table-cell>
        </table:table-row>
        <table:table-row table:style-name="ro3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3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3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3">
          <table:table-cell table:style-name="Default" office:value-type="string" calcext:value-type="string">
            <text:p>* Szabályok fül frissítve</text:p>
          </table:table-cell>
        </table:table-row>
        <table:table-row table:style-name="ro3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3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9</text:p>
          </table:table-cell>
        </table:table-row>
        <table:table-row table:style-name="ro1">
          <table:table-cell table:style-name="ce216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6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6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60" office:value-type="string" calcext:value-type="string">
            <text:p>* Városi jártasság képzettség valamiért kimarad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8</text:p>
          </table:table-cell>
        </table:table-row>
        <table:table-row table:style-name="ro1">
          <table:table-cell table:style-name="ce216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6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6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6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6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60" office:value-type="string" calcext:value-type="string">
            <text:p>* Slan Chi Harc képzettségek bekerültek. Választhatóak a Szféra/Arkánum listában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7</text:p>
          </table:table-cell>
        </table:table-row>
        <table:table-row table:style-name="ro1">
          <table:table-cell table:style-name="ce216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6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6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60" office:value-type="string" calcext:value-type="string">
            <text:p>* Tradíció lista frissítve</text:p>
          </table:table-cell>
        </table:table-row>
        <table:table-row table:style-name="ro1">
          <table:table-cell table:style-name="ce2160" office:value-type="string" calcext:value-type="string">
            <text:p>* Szférák, Arkánumok listájának frissít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6</text:p>
          </table:table-cell>
        </table:table-row>
        <table:table-row table:style-name="ro1">
          <table:table-cell table:style-name="ce2160" office:value-type="string" calcext:value-type="string">
            <text:p>* Bugfix: Max HM/Szint (Kétszer számolta bele az Ügyességet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5</text:p>
          </table:table-cell>
        </table:table-row>
        <table:table-row table:style-name="ro1">
          <table:table-cell table:style-name="ce216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60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6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60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4</text:p>
          </table:table-cell>
        </table:table-row>
        <table:table-row table:style-name="ro1">
          <table:table-cell table:style-name="ce2160" office:value-type="string" calcext:value-type="string">
            <text:p>* KP Alap megszűnt</text:p>
          </table:table-cell>
        </table:table-row>
        <table:table-row table:style-name="ro1">
          <table:table-cell table:style-name="ce2160" office:value-type="string" calcext:value-type="string">
            <text:p>* KP / Szint: 50 + Intelligencia</text:p>
          </table:table-cell>
        </table:table-row>
        <table:table-row table:style-name="ro1">
          <table:table-cell table:style-name="ce216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60" office:value-type="string" calcext:value-type="string">
            <text:p>* Új Leíró Hátterek</text:p>
          </table:table-cell>
        </table:table-row>
        <table:table-row table:style-name="ro1">
          <table:table-cell table:style-name="ce2160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3</text:p>
          </table:table-cell>
        </table:table-row>
        <table:table-row table:style-name="ro1">
          <table:table-cell table:style-name="ce2160" office:value-type="string" calcext:value-type="string">
            <text:p>* Helyismeret db számláló</text:p>
          </table:table-cell>
        </table:table-row>
        <table:table-row table:style-name="ro1">
          <table:table-cell table:style-name="ce216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60" office:value-type="string" calcext:value-type="string">
            <text:p>* Hadvezetés átnevezve: Hadászat</text:p>
          </table:table-cell>
        </table:table-row>
        <table:table-row table:style-name="ro1">
          <table:table-cell table:style-name="ce216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60" office:value-type="string" calcext:value-type="string">
            <text:p>* Leíró Hátterek bekerültek</text:p>
          </table:table-cell>
        </table:table-row>
        <table:table-row table:style-name="ro1">
          <table:table-cell table:style-name="ce2160" office:value-type="string" calcext:value-type="string">
            <text:p>* Vadember fortély bekerül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2</text:p>
          </table:table-cell>
        </table:table-row>
        <table:table-row table:style-name="ro1">
          <table:table-cell table:style-name="ce216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6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60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6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6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60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1</text:p>
          </table:table-cell>
        </table:table-row>
        <table:table-row table:style-name="ro1">
          <table:table-cell table:style-name="ce216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6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6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6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6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60" office:value-type="string" calcext:value-type="string">
            <text:p>* rengeteg apró javítás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0</text:p>
          </table:table-cell>
        </table:table-row>
        <table:table-row table:style-name="ro1">
          <table:table-cell table:style-name="ce216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60" office:value-type="string" calcext:value-type="string">
            <text:p>* Data fül teljes átrendez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5.1</text:p>
          </table:table-cell>
        </table:table-row>
        <table:table-row table:style-name="ro1">
          <table:table-cell table:style-name="ce216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6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6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60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5.0 – 1K</text:p>
          </table:table-cell>
        </table:table-row>
        <table:table-row table:style-name="ro1">
          <table:table-cell table:style-name="ce216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6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6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6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60" office:value-type="string" calcext:value-type="string">
            <text:p>* SFÉ számítása automatikus</text:p>
          </table:table-cell>
        </table:table-row>
        <table:table-row table:style-name="ro1">
          <table:table-cell table:style-name="ce216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6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6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6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60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3.2</text:p>
          </table:table-cell>
        </table:table-row>
        <table:table-row table:style-name="ro1">
          <table:table-cell table:style-name="ce216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6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60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3.1</text:p>
          </table:table-cell>
        </table:table-row>
        <table:table-row table:style-name="ro1">
          <table:table-cell table:style-name="ce216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6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6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6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60" office:value-type="string" calcext:value-type="string">
            <text:p>* Hamisítás képzettség bekötve</text:p>
          </table:table-cell>
        </table:table-row>
        <table:table-row table:style-name="ro42">
          <table:table-cell table:style-name="ce2160" office:value-type="string" calcext:value-type="string">
            <text:p>* Szakma lista</text:p>
          </table:table-cell>
        </table:table-row>
        <table:table-row table:style-name="ro42">
          <table:table-cell table:style-name="ce2160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2160"/>
        </table:table-row>
        <table:table-row table:style-name="ro42">
          <table:table-cell table:style-name="ce2163" office:value-type="string" calcext:value-type="string">
            <text:p>V8.3.0</text:p>
          </table:table-cell>
        </table:table-row>
        <table:table-row table:style-name="ro43">
          <table:table-cell table:style-name="ce2160" office:value-type="string" calcext:value-type="string">
            <text:p>* Történelemismeret: Átfogó</text:p>
          </table:table-cell>
        </table:table-row>
        <table:table-row table:style-name="ro43">
          <table:table-cell table:style-name="ce2160" office:value-type="string" calcext:value-type="string">
            <text:p>* Műveltség: Átlagos (új)</text:p>
          </table:table-cell>
        </table:table-row>
        <table:table-row table:style-name="ro43">
          <table:table-cell table:style-name="ce2160" office:value-type="string" calcext:value-type="string">
            <text:p>* Irodalom-ismeret megszűnt</text:p>
          </table:table-cell>
        </table:table-row>
        <table:table-row table:style-name="ro43">
          <table:table-cell table:style-name="ce2160" office:value-type="string" calcext:value-type="string">
            <text:p>* SP táblázat bekerült a Harcértékek fülre</text:p>
          </table:table-cell>
        </table:table-row>
        <table:table-row table:style-name="ro43">
          <table:table-cell table:style-name="ce2160" office:value-type="string" calcext:value-type="string">
            <text:p>* Könnyű képzettségek megszűntek</text:p>
          </table:table-cell>
        </table:table-row>
        <table:table-row table:style-name="ro43">
          <table:table-cell table:style-name="ce2160" office:value-type="string" calcext:value-type="string">
            <text:p>* Nyelvismeret (ingyenes) táblázat bekerült - választhatóak legördülő menüből</text:p>
          </table:table-cell>
        </table:table-row>
        <table:table-row table:style-name="ro43">
          <table:table-cell table:style-name="ce2160" office:value-type="string" calcext:value-type="string">
            <text:p>* Nyelvek választhatóak legördülő menüből</text:p>
          </table:table-cell>
        </table:table-row>
        <table:table-row table:style-name="ro43">
          <table:table-cell table:style-name="ce2160" office:value-type="string" calcext:value-type="string">
            <text:p>* Fortélylista fülre nyelvek, hátterek listája</text:p>
          </table:table-cell>
        </table:table-row>
        <table:table-row table:style-name="ro43">
          <table:table-cell table:style-name="ce216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216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3">
          <table:table-cell table:style-name="ce216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2160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2160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2160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2160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2.6</text:p>
          </table:table-cell>
        </table:table-row>
        <table:table-row table:style-name="ro3">
          <table:table-cell table:style-name="ce2160" office:value-type="string" calcext:value-type="string">
            <text:p>* Zenelés Könnyű képzettség lett</text:p>
          </table:table-cell>
        </table:table-row>
        <table:table-row table:style-name="ro3">
          <table:table-cell table:style-name="ce2160" office:value-type="string" calcext:value-type="string">
            <text:p>* Helyismeret Bónusz háttér lett</text:p>
          </table:table-cell>
        </table:table-row>
        <table:table-row table:style-name="ro3">
          <table:table-cell table:style-name="ce2160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2160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2160" office:value-type="string" calcext:value-type="string">
            <text:p>* Pszí-iskola képzettség Átfogó</text:p>
          </table:table-cell>
        </table:table-row>
        <table:table-row table:style-name="ro3">
          <table:table-cell table:style-name="ce2160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2160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2160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216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2160"/>
        </table:table-row>
        <table:table-row table:style-name="ro43">
          <table:table-cell table:style-name="ce2163" office:value-type="string" calcext:value-type="string">
            <text:p>V8.2.4</text:p>
          </table:table-cell>
        </table:table-row>
        <table:table-row table:style-name="ro43">
          <table:table-cell table:style-name="ce2160" office:value-type="string" calcext:value-type="string">
            <text:p>* Fülek átnevezése, színezése</text:p>
          </table:table-cell>
        </table:table-row>
        <table:table-row table:style-name="ro43">
          <table:table-cell table:style-name="ce2160" office:value-type="string" calcext:value-type="string">
            <text:p>* Cellák betűméretének növelése</text:p>
          </table:table-cell>
        </table:table-row>
        <table:table-row table:style-name="ro3">
          <table:table-cell table:style-name="ce2160"/>
        </table:table-row>
        <table:table-row table:style-name="ro43">
          <table:table-cell table:style-name="ce2163" office:value-type="string" calcext:value-type="string">
            <text:p>V8.2.3</text:p>
          </table:table-cell>
        </table:table-row>
        <table:table-row table:style-name="ro43">
          <table:table-cell table:style-name="ce2160" office:value-type="string" calcext:value-type="string">
            <text:p>* Szekunder fortélyok legördülő listából választhatóak</text:p>
          </table:table-cell>
        </table:table-row>
        <table:table-row table:style-name="ro43">
          <table:table-cell table:style-name="ce2160" office:value-type="string" calcext:value-type="string">
            <text:p>* Új fül: Fortélyok</text:p>
          </table:table-cell>
        </table:table-row>
        <table:table-row table:style-name="ro3">
          <table:table-cell table:style-name="ce2163"/>
        </table:table-row>
        <table:table-row table:style-name="ro43">
          <table:table-cell table:style-name="ce2163" office:value-type="string" calcext:value-type="string">
            <text:p>V8.2.2</text:p>
          </table:table-cell>
        </table:table-row>
        <table:table-row table:style-name="ro43">
          <table:table-cell table:style-name="ce2160" office:value-type="string" calcext:value-type="string">
            <text:p>* Új betűtípus: Avenir</text:p>
          </table:table-cell>
        </table:table-row>
        <table:table-row table:style-name="ro3">
          <table:table-cell table:style-name="ce2160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2160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2160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2.0</text:p>
          </table:table-cell>
        </table:table-row>
        <table:table-row table:style-name="ro3">
          <table:table-cell table:style-name="ce2160" office:value-type="string" calcext:value-type="string">
            <text:p>* Vértviselet bekerült a fix fortélyok közé</text:p>
          </table:table-cell>
        </table:table-row>
        <table:table-row table:style-name="ro43">
          <table:table-cell table:style-name="ce2160" office:value-type="string" calcext:value-type="string">
            <text:p>* Erőbónusz ismét beszámolva a fegyverek értékeibe</text:p>
          </table:table-cell>
        </table:table-row>
        <table:table-row table:style-name="ro43">
          <table:table-cell table:style-name="ce2160" office:value-type="string" calcext:value-type="string">
            <text:p>* ÉP táblázat: automatikus kiszürkítés ÉP számától függően</text:p>
          </table:table-cell>
        </table:table-row>
        <table:table-row table:style-name="ro43">
          <table:table-cell table:style-name="ce2160" office:value-type="string" calcext:value-type="string">
            <text:p>* Kétkezes harc táblázat</text:p>
          </table:table-cell>
        </table:table-row>
        <table:table-row table:style-name="ro43">
          <table:table-cell table:style-name="ce2160" office:value-type="string" calcext:value-type="string">
            <text:p>* Páncélok, vértek táblázat</text:p>
          </table:table-cell>
        </table:table-row>
        <table:table-row table:style-name="ro3">
          <table:table-cell table:style-name="ce2160"/>
        </table:table-row>
        <table:table-row table:style-name="ro43">
          <table:table-cell table:style-name="ce2163" office:value-type="string" calcext:value-type="string">
            <text:p>V8.1.1</text:p>
          </table:table-cell>
        </table:table-row>
        <table:table-row table:style-name="ro43">
          <table:table-cell table:style-name="ce2160" office:value-type="string" calcext:value-type="string">
            <text:p>* Max szint: 21</text:p>
          </table:table-cell>
        </table:table-row>
        <table:table-row table:style-name="ro43">
          <table:table-cell table:style-name="ce2160" office:value-type="string" calcext:value-type="string">
            <text:p>* KP Alap: 150</text:p>
          </table:table-cell>
        </table:table-row>
        <table:table-row table:style-name="ro43">
          <table:table-cell table:style-name="ce2160" office:value-type="string" calcext:value-type="string">
            <text:p>* KP/Szint: 100 + (2x Intelligencia)</text:p>
          </table:table-cell>
        </table:table-row>
        <table:table-row table:style-name="ro43">
          <table:table-cell table:style-name="ce2160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1.0</text:p>
          </table:table-cell>
        </table:table-row>
        <table:table-row table:style-name="ro3">
          <table:table-cell table:style-name="ce216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2160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2160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2160" office:value-type="string" calcext:value-type="string">
            <text:p>* Hátterek átkerült a „Tartalék” lapra</text:p>
          </table:table-cell>
        </table:table-row>
        <table:table-row table:style-name="ro43">
          <table:table-cell table:style-name="ce2160" office:value-type="string" calcext:value-type="string">
            <text:p>* Fegyverek táblázatban a fegyver kommenteket is beszúrja</text:p>
          </table:table-cell>
        </table:table-row>
        <table:table-row table:style-name="ro43">
          <table:table-cell table:style-name="ce2160" office:value-type="string" calcext:value-type="string">
            <text:p>* Távolsági fegyvereknél: hatótáv; + fegyver komment</text:p>
          </table:table-cell>
        </table:table-row>
        <table:table-row table:style-name="ro43">
          <table:table-cell table:style-name="ce2160" office:value-type="string" calcext:value-type="string">
            <text:p>* Elsődleges nyelv és másodlagos nyelv (Pyarroni és második helyett).</text:p>
          </table:table-cell>
        </table:table-row>
        <table:table-row table:style-name="ro43">
          <table:table-cell table:style-name="ce2160" office:value-type="string" calcext:value-type="string">
            <text:p>* Az 1.nyelvre: +6 bónusz; 2.nyelvre: +3 bónusz.</text:p>
          </table:table-cell>
        </table:table-row>
        <table:table-row table:style-name="ro43">
          <table:table-cell table:style-name="ce216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3">
          <table:table-cell table:style-name="ce2160" office:value-type="string" calcext:value-type="string">
            <text:p>* Plusz egy sor az Életerő táblázatba</text:p>
          </table:table-cell>
        </table:table-row>
        <table:table-row table:style-name="ro43">
          <table:table-cell table:style-name="ce2160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0.5</text:p>
          </table:table-cell>
        </table:table-row>
        <table:table-row table:style-name="ro3">
          <table:table-cell table:style-name="ce2160" office:value-type="string" calcext:value-type="string">
            <text:p>* KP/szint: 100-ra csökkent 120-ról</text:p>
          </table:table-cell>
        </table:table-row>
        <table:table-row table:style-name="ro3">
          <table:table-cell table:style-name="ce2160" office:value-type="string" calcext:value-type="string">
            <text:p>* KP maradt warning formázás</text:p>
          </table:table-cell>
        </table:table-row>
        <table:table-row table:style-name="ro3">
          <table:table-cell table:style-name="ce2160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216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2160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2160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2160" office:value-type="string" calcext:value-type="string">
            <text:p>* Fix: Primer túllépés formázás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0.1</text:p>
          </table:table-cell>
        </table:table-row>
        <table:table-row table:style-name="ro3">
          <table:table-cell table:style-name="ce2160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216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0.0</text:p>
          </table:table-cell>
        </table:table-row>
        <table:table-row table:style-name="ro3">
          <table:table-cell table:style-name="ce2160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2160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216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60" office:value-type="string" calcext:value-type="string">
            <text:p>* Szekunder képzettségek maximuma: (szint x <text:span text:style-name="T113">6</text:span>)</text:p>
          </table:table-cell>
        </table:table-row>
        <table:table-row table:style-name="ro3">
          <table:table-cell table:style-name="ce2160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7.9.3</text:p>
          </table:table-cell>
        </table:table-row>
        <table:table-row table:style-name="ro3">
          <table:table-cell table:style-name="ce2160" office:value-type="string" calcext:value-type="string">
            <text:p>* Új érték: Aura (3.fül)</text:p>
          </table:table-cell>
        </table:table-row>
        <table:table-row table:style-name="ro3">
          <table:table-cell table:style-name="ce2160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2160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2160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7.9.2</text:p>
          </table:table-cell>
        </table:table-row>
        <table:table-row table:style-name="ro43">
          <table:table-cell table:style-name="ce2160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2160"/>
        </table:table-row>
        <table:table-row table:style-name="ro43">
          <table:table-cell table:style-name="ce2163" office:value-type="string" calcext:value-type="string">
            <text:p>V7.9.1</text:p>
          </table:table-cell>
        </table:table-row>
        <table:table-row table:style-name="ro43">
          <table:table-cell table:style-name="ce2160" office:value-type="string" calcext:value-type="string">
            <text:p>* Új Primer képzettségek: Akrobatika, Lopakodás/rejtőzés, Aurafejlesztés</text:p>
          </table:table-cell>
        </table:table-row>
        <table:table-row table:style-name="ro43">
          <table:table-cell table:style-name="ce2160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7.9</text:p>
          </table:table-cell>
        </table:table-row>
        <table:table-row table:style-name="ro3">
          <table:table-cell table:style-name="ce2165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2165" office:value-type="string" calcext:value-type="string">
            <text:p>* Háttér táblázatok összevonv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8</text:p>
          </table:table-cell>
        </table:table-row>
        <table:table-row table:style-name="ro3">
          <table:table-cell table:style-name="ce2165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216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2165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7.7.1</text:p>
          </table:table-cell>
        </table:table-row>
        <table:table-row table:style-name="ro3">
          <table:table-cell table:style-name="ce216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7</text:p>
          </table:table-cell>
        </table:table-row>
        <table:table-row table:style-name="ro3">
          <table:table-cell table:style-name="ce2165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2165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2165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2165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7.6.1</text:p>
          </table:table-cell>
        </table:table-row>
        <table:table-row table:style-name="ro3">
          <table:table-cell table:style-name="ce2168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6</text:p>
          </table:table-cell>
        </table:table-row>
        <table:table-row table:style-name="ro3">
          <table:table-cell table:style-name="ce2165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2169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2169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5</text:p>
          </table:table-cell>
        </table:table-row>
        <table:table-row table:style-name="ro3">
          <table:table-cell table:style-name="ce2169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2169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4</text:p>
          </table:table-cell>
        </table:table-row>
        <table:table-row table:style-name="ro3">
          <table:table-cell table:style-name="ce2169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2169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2170"/>
        </table:table-row>
        <table:table-row table:style-name="ro3">
          <table:table-cell table:style-name="ce2166" office:value-type="string" calcext:value-type="string">
            <text:p>V7.3</text:p>
          </table:table-cell>
        </table:table-row>
        <table:table-row table:style-name="ro3">
          <table:table-cell table:style-name="ce216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2165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2</text:p>
          </table:table-cell>
        </table:table-row>
        <table:table-row table:style-name="ro3">
          <table:table-cell table:style-name="ce2165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7.1</text:p>
          </table:table-cell>
        </table:table-row>
        <table:table-row table:style-name="ro3">
          <table:table-cell table:style-name="ce2165" office:value-type="string" calcext:value-type="string">
            <text:p>* Buzogány harcértékek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0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:</text:span><text:span text:style-name="T127"> Tartós sérülés: +10-50 KP (kézzel beírandó, hozzáadódik a max KP-khoz)</text:span></text:p>
          </table:table-cell>
        </table:table-row>
        <table:table-row table:style-name="ro1">
          <table:table-cell table:style-name="ce216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9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127"> Kiegészítő KP / Szint: (</text:span><text:span text:style-name="T128">20</text:span><text:span text:style-name="T127">+Emlékezet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127"> 1 HM = 4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127"> Érzékek KP értéke változott! Összevonásra kerültek.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127"> Vakság: 45KP, Süketség: 35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127"> Mágikus célzás: új harcmodor (Ostromlövészet átment a tartalék oldalra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127"> Erőbónusz: Erő +2 feletti része 1:1-ben</text:span>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8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Erőbónusz beszámít: (Erő/2) <text:span text:style-name="T129">→ </text:span><text:span text:style-name="T130">lefelé</text:span><text:span text:style-name="T129"> kerekítve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129">→</text:span> A harci és misztikus képzettségek szintje legfeljebb (szint+3) lehet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129">→</text:span> A többi képzettség értéke pedig legfeljebb (szint+8) lehe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127"> Manőver ismeretek fokai csak +2-t adnak az Ellenpróbánál</text:span>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7</text:p>
          </table:table-cell>
        </table:table-row>
        <table:table-row table:style-name="ro3">
          <table:table-cell table:style-name="ce2165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2171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2165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216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216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216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6</text:p>
          </table:table-cell>
        </table:table-row>
        <table:table-row table:style-name="ro3">
          <table:table-cell table:style-name="ce2165" office:value-type="string" calcext:value-type="string">
            <text:p>* Akrobatika bekerült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5</text:p>
          </table:table-cell>
        </table:table-row>
        <table:table-row table:style-name="ro3">
          <table:table-cell table:style-name="ce2165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2165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2165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6.4</text:p>
          </table:table-cell>
        </table:table-row>
        <table:table-row table:style-name="ro3">
          <table:table-cell table:style-name="ce21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2165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2165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2165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2165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216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216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3</text:p>
          </table:table-cell>
        </table:table-row>
        <table:table-row table:style-name="ro3">
          <table:table-cell table:style-name="ce2165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2165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2165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216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2165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2165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2165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6.2</text:p>
          </table:table-cell>
        </table:table-row>
        <table:table-row table:style-name="ro3">
          <table:table-cell table:style-name="ce216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216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2165" office:value-type="string" calcext:value-type="string">
            <text:p>* Licenc szöveg módosult kicsit</text:p>
          </table:table-cell>
        </table:table-row>
        <table:table-row table:style-name="ro3">
          <table:table-cell table:style-name="ce2165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2165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2165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216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216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2165" office:value-type="string" calcext:value-type="string">
            <text:p>* Mágia tradíciókhoz infobox</text:p>
          </table:table-cell>
        </table:table-row>
        <table:table-row table:style-name="ro3">
          <table:table-cell table:style-name="ce2165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216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2165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1</text:p>
          </table:table-cell>
        </table:table-row>
        <table:table-row table:style-name="ro3">
          <table:table-cell table:style-name="ce2165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6.0</text:p>
          </table:table-cell>
        </table:table-row>
        <table:table-row table:style-name="ro3">
          <table:table-cell table:style-name="ce2165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2165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2165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9</text:p>
          </table:table-cell>
        </table:table-row>
        <table:table-row table:style-name="ro3">
          <table:table-cell table:style-name="ce2165" office:value-type="string" calcext:value-type="string">
            <text:p>* Kis javítások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8</text:p>
          </table:table-cell>
        </table:table-row>
        <table:table-row table:style-name="ro3">
          <table:table-cell table:style-name="ce2165" office:value-type="string" calcext:value-type="string">
            <text:p>* CC licenc bekerült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7</text:p>
          </table:table-cell>
        </table:table-row>
        <table:table-row table:style-name="ro3">
          <table:table-cell table:style-name="ce216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2165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2165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2165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2165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6</text:p>
          </table:table-cell>
        </table:table-row>
        <table:table-row table:style-name="ro3">
          <table:table-cell table:style-name="ce2165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216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5.5</text:p>
          </table:table-cell>
        </table:table-row>
        <table:table-row table:style-name="ro3">
          <table:table-cell table:style-name="ce217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4">
          <table:table-cell table:style-name="ce21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2165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2172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2169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2172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2169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2172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2169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1"> </text:span><text:span text:style-name="T132">→</text:span><text:span text:style-name="T13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1">  </text:span><text:span text:style-name="T132">→</text:span><text:span text:style-name="T13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1">  </text:span><text:span text:style-name="T132">→</text:span><text:span text:style-name="T13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1">  </text:span><text:span text:style-name="T132">→</text:span><text:span text:style-name="T131"> Külső</text:span>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5.4</text:p>
          </table:table-cell>
        </table:table-row>
        <table:table-row table:style-name="ro3">
          <table:table-cell table:style-name="ce2165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2165" office:value-type="string" calcext:value-type="string">
            <text:p>* 1HM=5KP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3</text:p>
          </table:table-cell>
        </table:table-row>
        <table:table-row table:style-name="ro3">
          <table:table-cell table:style-name="ce2168" office:value-type="string" calcext:value-type="string">
            <text:p>* Szabályok lapon Pszí javítása</text:p>
          </table:table-cell>
        </table:table-row>
        <table:table-row table:style-name="ro3">
          <table:table-cell table:style-name="ce2168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2</text:p>
          </table:table-cell>
        </table:table-row>
        <table:table-row table:style-name="ro3">
          <table:table-cell table:style-name="ce2165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2165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2165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2165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2165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2165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1</text:p>
          </table:table-cell>
        </table:table-row>
        <table:table-row table:style-name="ro3">
          <table:table-cell table:style-name="ce2168" office:value-type="string" calcext:value-type="string">
            <text:p>* Könnyű KP oszlop javítása</text:p>
          </table:table-cell>
        </table:table-row>
        <table:table-row table:style-name="ro3">
          <table:table-cell table:style-name="ce2168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2168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0</text:p>
          </table:table-cell>
        </table:table-row>
        <table:table-row table:style-name="ro3">
          <table:table-cell table:style-name="ce2168" office:value-type="string" calcext:value-type="string">
            <text:p>*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9</text:p>
          </table:table-cell>
        </table:table-row>
        <table:table-row table:style-name="ro44">
          <table:table-cell table:style-name="ce21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2168" office:value-type="string" calcext:value-type="string">
            <text:p>* CHM egyszerűbb neve: CM</text:p>
          </table:table-cell>
        </table:table-row>
        <table:table-row table:style-name="ro3">
          <table:table-cell table:style-name="ce2168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2168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2168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2168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2168" office:value-type="string" calcext:value-type="string">
            <text:p>* Pszí és mágia fortélyok külön</text:p>
          </table:table-cell>
        </table:table-row>
        <table:table-row table:style-name="ro3">
          <table:table-cell table:style-name="ce2168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4.8</text:p>
          </table:table-cell>
        </table:table-row>
        <table:table-row table:style-name="ro3">
          <table:table-cell table:style-name="ce2168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7</text:p>
          </table:table-cell>
        </table:table-row>
        <table:table-row table:style-name="ro3">
          <table:table-cell table:style-name="ce2168" office:value-type="string" calcext:value-type="string">
            <text:p>* Mana korlát eltörlése</text:p>
          </table:table-cell>
        </table:table-row>
        <table:table-row table:style-name="ro3">
          <table:table-cell table:style-name="ce2168" office:value-type="string" calcext:value-type="string">
            <text:p>* Mágia tradíciók: 50KP</text:p>
          </table:table-cell>
        </table:table-row>
        <table:table-row table:style-name="ro3">
          <table:table-cell table:style-name="ce2168" office:value-type="string" calcext:value-type="string">
            <text:p>* KÉ-be ismét beszámít a TSZ</text:p>
          </table:table-cell>
        </table:table-row>
        <table:table-row table:style-name="ro3">
          <table:table-cell table:style-name="ce2168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2168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2168" office:value-type="string" calcext:value-type="string">
            <text:p>* KP/szint: 80KP (eddig 70 volt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6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5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4</text:p>
          </table:table-cell>
        </table:table-row>
        <table:table-row table:style-name="ro3">
          <table:table-cell table:style-name="ce2168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3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4.2</text:p>
          </table:table-cell>
        </table:table-row>
        <table:table-row table:style-name="ro3">
          <table:table-cell table:style-name="ce2168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2168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2168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2168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2168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2168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1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0</text:p>
          </table:table-cell>
        </table:table-row>
        <table:table-row table:style-name="ro3">
          <table:table-cell table:style-name="ce2168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2168" office:value-type="string" calcext:value-type="string">
            <text:p>* Belharc harcmodor törölve</text:p>
          </table:table-cell>
        </table:table-row>
        <table:table-row table:style-name="ro3">
          <table:table-cell table:style-name="ce2168" office:value-type="string" calcext:value-type="string">
            <text:p>* Fortély cellák átalakítása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9</text:p>
          </table:table-cell>
        </table:table-row>
        <table:table-row table:style-name="ro3">
          <table:table-cell table:style-name="ce2168" office:value-type="string" calcext:value-type="string">
            <text:p>* KP/Szint = 70 + Intelligencia</text:p>
          </table:table-cell>
        </table:table-row>
        <table:table-row table:style-name="ro3">
          <table:table-cell table:style-name="ce2168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8</text:p>
          </table:table-cell>
        </table:table-row>
        <table:table-row table:style-name="ro3">
          <table:table-cell table:style-name="ce2168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7</text:p>
          </table:table-cell>
        </table:table-row>
        <table:table-row table:style-name="ro3">
          <table:table-cell table:style-name="ce2168" office:value-type="string" calcext:value-type="string">
            <text:p>* Max egyfajta HM hiba jav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6</text:p>
          </table:table-cell>
        </table:table-row>
        <table:table-row table:style-name="ro3">
          <table:table-cell table:style-name="ce2168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3.5</text:p>
          </table:table-cell>
        </table:table-row>
        <table:table-row table:style-name="ro3">
          <table:table-cell table:style-name="ce2173" office:value-type="string" calcext:value-type="string">
            <text:p>* 1ψP = 2KP</text:p>
          </table:table-cell>
        </table:table-row>
        <table:table-row table:style-name="ro3">
          <table:table-cell table:style-name="ce2173" office:value-type="string" calcext:value-type="string">
            <text:p>* 1 MP = 3KP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3.4</text:p>
          </table:table-cell>
        </table:table-row>
        <table:table-row table:style-name="ro3">
          <table:table-cell table:style-name="ce2168" office:value-type="string" calcext:value-type="string">
            <text:p>* Apró javítások</text:p>
          </table:table-cell>
        </table:table-row>
        <table:table-row table:style-name="ro3">
          <table:table-cell table:style-name="ce2168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3.3</text:p>
          </table:table-cell>
        </table:table-row>
        <table:table-row table:style-name="ro3">
          <table:table-cell table:style-name="ce2173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2173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2173" office:value-type="string" calcext:value-type="string">
            <text:p>* 1 CHM = 4KP</text:p>
          </table:table-cell>
        </table:table-row>
        <table:table-row table:style-name="ro3">
          <table:table-cell table:style-name="ce2173" office:value-type="string" calcext:value-type="string">
            <text:p>* Egy harcérték alapra max 5/szint</text:p>
          </table:table-cell>
        </table:table-row>
        <table:table-row table:style-name="ro3">
          <table:table-cell table:style-name="ce2173" office:value-type="string" calcext:value-type="string">
            <text:p>* 5HM-&gt;3HM másra</text:p>
          </table:table-cell>
        </table:table-row>
        <table:table-row table:style-name="ro3">
          <table:table-cell table:style-name="ce2173" office:value-type="string" calcext:value-type="string">
            <text:p>* 4HM-&gt;2HM másra</text:p>
          </table:table-cell>
        </table:table-row>
        <table:table-row table:style-name="ro3">
          <table:table-cell table:style-name="ce2173" office:value-type="string" calcext:value-type="string">
            <text:p>* 3HM-&gt;1HM másra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3.1</text:p>
          </table:table-cell>
        </table:table-row>
        <table:table-row table:style-name="ro3">
          <table:table-cell table:style-name="ce2173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2.8, V2.9</text:p>
          </table:table-cell>
        </table:table-row>
        <table:table-row table:style-name="ro3">
          <table:table-cell table:style-name="ce2173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2.7</text:p>
          </table:table-cell>
        </table:table-row>
        <table:table-row table:style-name="ro3">
          <table:table-cell table:style-name="ce2173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2173" office:value-type="string" calcext:value-type="string">
            <text:p>* Életerő táblázat bekerült</text:p>
          </table:table-cell>
        </table:table-row>
        <table:table-row table:style-name="ro3">
          <table:table-cell table:style-name="ce2173" office:value-type="string" calcext:value-type="string">
            <text:p>* Pajzsok, vértek, SFÉ táblázat</text:p>
          </table:table-cell>
        </table:table-row>
        <table:table-row table:style-name="ro3">
          <table:table-cell table:style-name="ce2173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2173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2.6</text:p>
          </table:table-cell>
        </table:table-row>
        <table:table-row table:style-name="ro3">
          <table:table-cell table:style-name="ce2168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2173" office:value-type="string" calcext:value-type="string">
            <text:p>sehol a nyomtatási képből</text:p>
          </table:table-cell>
        </table:table-row>
        <table:table-row table:style-name="ro3">
          <table:table-cell table:style-name="ce2166" office:value-type="string" calcext:value-type="string">
            <text:p>v2.5</text:p>
          </table:table-cell>
        </table:table-row>
        <table:table-row table:style-name="ro3">
          <table:table-cell table:style-name="ce2168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2166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2166" office:value-type="string" calcext:value-type="string">
            <text:p>v2.3</text:p>
          </table:table-cell>
        </table:table-row>
        <table:table-row table:style-name="ro4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7818">
          <table:table-cell/>
        </table:table-row>
        <table:table-row table:style-name="ro3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5" table:default-cell-style-name="ce2600"/>
        <table:table-column table:style-name="co136" table:default-cell-style-name="ce2776"/>
        <table:table-column table:style-name="co49" table:default-cell-style-name="ce2600"/>
        <table:table-column table:style-name="co137" table:default-cell-style-name="ce2600"/>
        <table:table-column table:style-name="co138" table:default-cell-style-name="ce2600"/>
        <table:table-column table:style-name="co49" table:default-cell-style-name="ce2600"/>
        <table:table-column table:style-name="co139" table:default-cell-style-name="ce2600"/>
        <table:table-column table:style-name="co140" table:default-cell-style-name="ce2600"/>
        <table:table-column table:style-name="co141" table:default-cell-style-name="ce2600"/>
        <table:table-column table:style-name="co142" table:default-cell-style-name="ce2600"/>
        <table:table-column table:style-name="co143" table:default-cell-style-name="ce2600"/>
        <table:table-column table:style-name="co144" table:default-cell-style-name="ce2600"/>
        <table:table-column table:style-name="co145" table:default-cell-style-name="ce2600"/>
        <table:table-column table:style-name="co146" table:default-cell-style-name="ce2600"/>
        <table:table-column table:style-name="co147" table:default-cell-style-name="ce2600"/>
        <table:table-column table:style-name="co148" table:default-cell-style-name="ce2600"/>
        <table:table-column table:style-name="co149" table:default-cell-style-name="ce980"/>
        <table:table-column table:style-name="co150" table:default-cell-style-name="ce980"/>
        <table:table-column table:style-name="co151" table:default-cell-style-name="ce980"/>
        <table:table-column table:style-name="co152" table:number-columns-repeated="2" table:default-cell-style-name="ce641"/>
        <table:table-column table:style-name="co152" table:default-cell-style-name="ce980"/>
        <table:table-column table:style-name="co41" table:number-columns-repeated="2" table:default-cell-style-name="ce980"/>
        <table:table-column table:style-name="co88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3">
          <table:table-cell table:number-columns-repeated="33"/>
          <table:table-cell table:style-name="ce980" table:number-columns-repeated="16351"/>
        </table:table-row>
        <table:table-row table:style-name="ro3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35"/>
          <table:covered-table-cell table:style-name="ce2745"/>
          <table:covered-table-cell table:number-columns-repeated="6" table:style-name="ce2735"/>
          <table:covered-table-cell table:number-columns-repeated="3" table:style-name="ce2834"/>
          <table:covered-table-cell table:style-name="ce2735"/>
          <table:table-cell table:number-columns-repeated="17"/>
          <table:table-cell table:style-name="ce980" table:number-columns-repeated="16351"/>
        </table:table-row>
        <table:table-row table:style-name="ro3">
          <table:table-cell table:style-name="ce2769"/>
          <table:table-cell table:style-name="ce2778"/>
          <table:table-cell table:style-name="ce2810"/>
          <table:table-cell table:style-name="ce2846"/>
          <table:table-cell table:style-name="ce2735"/>
          <table:table-cell table:style-name="ce2745"/>
          <table:table-cell table:style-name="ce2735" table:number-columns-repeated="2"/>
          <table:table-cell table:style-name="ce2872"/>
          <table:table-cell table:style-name="ce2735" table:number-columns-repeated="3"/>
          <table:table-cell table:style-name="ce2834" table:number-columns-repeated="3"/>
          <table:table-cell table:style-name="ce2735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4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08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96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17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45">
          <table:table-cell table:style-name="ce2774"/>
          <table:table-cell table:style-name="ce2780"/>
          <table:table-cell table:style-name="ce2608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760" office:value-type="string" calcext:value-type="string">
            <text:p>Szint</text:p>
          </table:table-cell>
          <table:table-cell table:style-name="ce2760" office:value-type="string" calcext:value-type="string" table:number-columns-spanned="2" table:number-rows-spanned="1">
            <text:p>KP</text:p>
          </table:table-cell>
          <table:covered-table-cell table:style-name="ce2760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717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133">S1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3">S2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3">S3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3">S4</text:span></text:p>
            <text:p><text:span text:style-name="T74">(ÉP/4)</text:span></text:p>
          </table:table-cell>
          <table:table-cell/>
          <table:table-cell table:style-name="ce2957" office:value-type="string" calcext:value-type="string">
            <text:p><text:span text:style-name="T133">S1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3">S2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3">S3</text:span></text:p>
            <text:p><text:span text:style-name="T74">(ÉP/4)</text:span></text:p>
          </table:table-cell>
          <table:table-cell table:style-name="ce2957" office:value-type="string" calcext:value-type="string">
            <text:p><text:span text:style-name="T133">S4</text:span></text:p>
            <text:p><text:span text:style-name="T74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1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717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2" table:number-columns-repeated="4"/>
          <table:table-cell/>
          <table:table-cell table:style-name="ce998" office:value-type="string" calcext:value-type="string">
            <text:p>V1</text:p>
          </table:table-cell>
          <table:table-cell table:style-name="ce998" office:value-type="string" calcext:value-type="string">
            <text:p>Z2</text:p>
          </table:table-cell>
          <table:table-cell table:style-name="ce998" office:value-type="string" calcext:value-type="string">
            <text:p>S3</text:p>
          </table:table-cell>
          <table:table-cell table:style-name="ce998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1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600" table:number-columns-repeated="5"/>
          <table:table-cell table:number-columns-repeated="2"/>
          <table:table-cell table:style-name="ce982" table:number-columns-repeated="4"/>
          <table:table-cell/>
          <table:table-cell table:style-name="ce998" office:value-type="string" calcext:value-type="string">
            <text:p>V2</text:p>
          </table:table-cell>
          <table:table-cell table:style-name="ce998" office:value-type="string" calcext:value-type="string">
            <text:p>Z2</text:p>
          </table:table-cell>
          <table:table-cell table:style-name="ce998" office:value-type="string" calcext:value-type="string">
            <text:p>S3</text:p>
          </table:table-cell>
          <table:table-cell table:style-name="ce998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3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1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6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17"/>
          <table:table-cell table:number-columns-repeated="2"/>
          <table:table-cell table:style-name="ce982" table:number-columns-repeated="4"/>
          <table:table-cell/>
          <table:table-cell table:style-name="ce998" office:value-type="string" calcext:value-type="string">
            <text:p>V1</text:p>
          </table:table-cell>
          <table:table-cell table:style-name="ce998" office:value-type="string" calcext:value-type="string">
            <text:p>S3</text:p>
          </table:table-cell>
          <table:table-cell table:style-name="ce998" office:value-type="string" calcext:value-type="string">
            <text:p>FP</text:p>
          </table:table-cell>
          <table:table-cell table:style-name="ce998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1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969" office:value-type="string" calcext:value-type="string">
            <text:p>Fok</text:p>
          </table:table-cell>
          <table:table-cell table:style-name="ce296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2" table:number-columns-repeated="4"/>
          <table:table-cell/>
          <table:table-cell table:style-name="ce998" office:value-type="string" calcext:value-type="string">
            <text:p>Z2</text:p>
          </table:table-cell>
          <table:table-cell table:style-name="ce998" office:value-type="string" calcext:value-type="string">
            <text:p>S3</text:p>
          </table:table-cell>
          <table:table-cell table:style-name="ce998" office:value-type="string" calcext:value-type="string">
            <text:p>FP</text:p>
          </table:table-cell>
          <table:table-cell table:style-name="ce998"/>
          <table:table-cell table:style-name="ce980" table:number-columns-repeated="16351"/>
        </table:table-row>
        <table:table-row table:style-name="ro3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1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4"/>
          <table:table-cell table:number-columns-repeated="2"/>
          <table:table-cell table:style-name="ce982"/>
          <table:table-cell table:style-name="ce2963" table:number-columns-repeated="3"/>
          <table:table-cell/>
          <table:table-cell table:style-name="ce998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1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4"/>
          <table:table-cell table:number-columns-repeated="11"/>
          <table:table-cell table:style-name="ce980" table:number-columns-repeated="16351"/>
        </table:table-row>
        <table:table-row table:style-name="ro3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1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17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3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1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17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36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1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993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3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1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694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93"/>
          <table:table-cell table:number-columns-repeated="12"/>
          <table:table-cell table:style-name="ce980" table:number-columns-repeated="16351"/>
        </table:table-row>
        <table:table-row table:style-name="ro31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1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96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93" table:content-validation-name="val5"/>
          <table:table-cell table:number-columns-repeated="12"/>
          <table:table-cell table:style-name="ce980" table:number-columns-repeated="16351"/>
        </table:table-row>
        <table:table-row table:style-name="ro3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1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93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3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1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93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3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1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93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3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1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93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3">
          <table:table-cell table:style-name="ce980"/>
          <table:table-cell table:style-name="ce2679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1121" table:number-columns-repeated="3"/>
          <table:table-cell table:style-name="ce2993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3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21"/>
          <table:table-cell table:style-name="ce2993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3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741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98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20"/>
          <table:table-cell table:style-name="ce980"/>
          <table:table-cell table:style-name="ce267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969" table:content-validation-name="val225" office:value-type="string" calcext:value-type="string">
            <text:p>Fok</text:p>
          </table:table-cell>
          <table:table-cell table:style-name="ce2969" table:content-validation-name="val225" office:value-type="string" calcext:value-type="string">
            <text:p>Bónusz</text:p>
          </table:table-cell>
          <table:table-cell table:style-name="ce1226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30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26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92" office:value-type="string" calcext:value-type="string" table:number-columns-spanned="2" table:number-rows-spanned="1">
            <text:p>Nyelvtanulás zero szint</text:p>
          </table:table-cell>
          <table:covered-table-cell table:style-name="ce2492"/>
          <table:table-cell table:style-name="ce998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17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26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92" office:value-type="string" calcext:value-type="string" table:number-columns-spanned="2" table:number-rows-spanned="1">
            <text:p>Nyelvtanulás pont/szint</text:p>
          </table:table-cell>
          <table:covered-table-cell table:style-name="ce2492"/>
          <table:table-cell table:style-name="ce998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1226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26" table:content-validation-name="val5"/>
          <table:table-cell table:style-name="ce1226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36">
          <table:table-cell table:style-name="ce980"/>
          <table:table-cell table:style-name="ce169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96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26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67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86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26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26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3">
          <table:table-cell table:style-name="ce980"/>
          <table:table-cell table:style-name="ce2679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1226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3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26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3">
          <table:table-cell table:style-name="ce980"/>
          <table:table-cell table:style-name="ce267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26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3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3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3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41" office:value-type="string" calcext:value-type="string">
            <text:p>Harckeret növ fok bónusz</text:p>
          </table:table-cell>
          <table:table-cell table:style-name="ce998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3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3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3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3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4"/>
          <table:table-cell table:style-name="ce1534"/>
          <table:table-cell table:style-name="ce1624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8">
          <table:table-cell table:style-name="ce980"/>
          <table:table-cell table:style-name="ce240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24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4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352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24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4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352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24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4"/>
          <table:table-cell table:style-name="ce980"/>
          <table:table-cell table:style-name="ce1624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352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24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4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352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24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4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 table:number-columns-repeated="5"/>
          <table:table-cell table:style-name="ce998" office:value-type="float" office:value="2" calcext:value-type="float">
            <text:p>2</text:p>
          </table:table-cell>
          <table:table-cell table:style-name="ce2531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24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4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 table:number-columns-repeated="12"/>
          <table:table-cell table:style-name="ce1624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4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17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24" office:value-type="float" office:value="8" calcext:value-type="float">
            <text:p>8</text:p>
          </table:table-cell>
          <table:table-cell table:style-name="ce1695" table:number-columns-repeated="2"/>
          <table:table-cell table:style-name="ce1534" table:content-validation-name="val5"/>
          <table:table-cell table:style-name="ce1624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21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24" office:value-type="float" office:value="9" calcext:value-type="float">
            <text:p>9</text:p>
          </table:table-cell>
          <table:table-cell table:style-name="ce2259" office:value-type="string" calcext:value-type="string" table:number-columns-spanned="3" table:number-rows-spanned="1">
            <text:p>Szorzó lövész mozgás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352" table:content-validation-name="val5" office:value-type="float" office:value="0" calcext:value-type="float">
            <text:p>0</text:p>
          </table:table-cell>
          <table:table-cell table:number-columns-repeated="2" table:style-name="ce2719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24" office:value-type="float" office:value="10" calcext:value-type="float">
            <text:p>10</text:p>
          </table:table-cell>
          <table:table-cell table:style-name="ce1695" office:value-type="string" calcext:value-type="string">
            <text:p>Mozdulatlan/álló lövész</text:p>
          </table:table-cell>
          <table:table-cell table:style-name="ce169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352" table:content-validation-name="val5" office:value-type="float" office:value="1" calcext:value-type="float">
            <text:p>1</text:p>
          </table:table-cell>
          <table:table-cell table:style-name="ce2719" table:content-validation-name="val5" office:value-type="float" office:value="5" calcext:value-type="float">
            <text:p>5</text:p>
          </table:table-cell>
          <table:table-cell table:style-name="ce2719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24" office:value-type="float" office:value="12" calcext:value-type="float">
            <text:p>12</text:p>
          </table:table-cell>
          <table:table-cell table:style-name="ce1695" office:value-type="string" calcext:value-type="string">
            <text:p>A lövész lassan egyenletesen sétál</text:p>
          </table:table-cell>
          <table:table-cell table:style-name="ce169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352" table:content-validation-name="val5" office:value-type="float" office:value="2" calcext:value-type="float">
            <text:p>2</text:p>
          </table:table-cell>
          <table:table-cell table:style-name="ce2719" table:content-validation-name="val5" office:value-type="float" office:value="10" calcext:value-type="float">
            <text:p>10</text:p>
          </table:table-cell>
          <table:table-cell table:style-name="ce2719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10" table:content-validation-name="val5"/>
          <table:table-cell table:style-name="ce980" table:number-columns-repeated="3"/>
          <table:table-cell table:style-name="ce1624" office:value-type="float" office:value="14" calcext:value-type="float">
            <text:p>14</text:p>
          </table:table-cell>
          <table:table-cell table:style-name="ce1695" office:value-type="string" calcext:value-type="string">
            <text:p>A lövész lassan fut</text:p>
          </table:table-cell>
          <table:table-cell table:style-name="ce169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352" table:content-validation-name="val5" office:value-type="float" office:value="3" calcext:value-type="float">
            <text:p>3</text:p>
          </table:table-cell>
          <table:table-cell table:style-name="ce2719" table:content-validation-name="val5" office:value-type="float" office:value="15" calcext:value-type="float">
            <text:p>15</text:p>
          </table:table-cell>
          <table:table-cell table:style-name="ce2719" table:content-validation-name="val5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253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2"/>
          <table:table-cell table:style-name="ce980" table:number-columns-repeated="4"/>
          <table:table-cell table:style-name="ce1624" office:value-type="float" office:value="15" calcext:value-type="float">
            <text:p>15</text:p>
          </table:table-cell>
          <table:table-cell table:style-name="ce1695" office:value-type="string" calcext:value-type="string">
            <text:p>A lövész rohan</text:p>
          </table:table-cell>
          <table:table-cell table:style-name="ce169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686" table:content-validation-name="val5"/>
          <table:table-cell table:style-name="ce2720" table:content-validation-name="val5" table:number-columns-repeated="2"/>
          <table:table-cell table:style-name="ce2610" table:content-validation-name="val5"/>
          <table:table-cell table:style-name="ce2748" table:content-validation-name="val5"/>
          <table:table-cell table:style-name="ce2610" table:content-validation-name="val5" table:number-columns-repeated="3"/>
          <table:table-cell table:style-name="ce980" table:number-columns-repeated="3"/>
          <table:table-cell table:style-name="ce1624" office:value-type="float" office:value="17" calcext:value-type="float">
            <text:p>17</text:p>
          </table:table-cell>
          <table:table-cell table:style-name="ce1695" table:number-columns-repeated="3"/>
          <table:table-cell table:style-name="ce1624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0"/>
          <table:table-cell table:style-name="ce1624" office:value-type="float" office:value="20" calcext:value-type="float">
            <text:p>20</text:p>
          </table:table-cell>
          <table:table-cell table:style-name="ce2259" office:value-type="string" calcext:value-type="string" table:number-columns-spanned="3" table:number-rows-spanned="1">
            <text:p>Szorzó méret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21" table:content-validation-name="val5"/>
          <table:covered-table-cell table:style-name="ce1226" table:content-validation-name="val5"/>
          <table:covered-table-cell table:number-columns-repeated="3" table:style-name="ce980"/>
          <table:table-cell table:style-name="ce1624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68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2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24" table:content-validation-name="val5"/>
          <table:table-cell table:style-name="ce2724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508"/>
          <table:covered-table-cell table:number-columns-repeated="2" table:style-name="ce982"/>
          <table:table-cell table:style-name="ce1624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69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24" table:content-validation-name="val5" office:value-type="string" calcext:value-type="string">
            <text:p>Szúró</text:p>
          </table:table-cell>
          <table:table-cell table:style-name="ce2724" table:content-validation-name="val5" office:value-type="string" calcext:value-type="string">
            <text:p>Vágó</text:p>
          </table:table-cell>
          <table:table-cell table:style-name="ce2724" table:content-validation-name="val5" office:value-type="string" calcext:value-type="string">
            <text:p>Zúzó</text:p>
          </table:table-cell>
          <table:table-cell table:style-name="ce2724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98" table:content-validation-name="val224" office:value-type="string" calcext:value-type="string">
            <text:p>Pocsék</text:p>
          </table:table-cell>
          <table:table-cell table:style-name="ce998" table:content-validation-name="val224" office:value-type="string" calcext:value-type="string">
            <text:p>Átlagos</text:p>
          </table:table-cell>
          <table:table-cell table:style-name="ce2691" table:content-validation-name="val224" office:value-type="string" calcext:value-type="string">
            <text:p>Mesteri</text:p>
          </table:table-cell>
          <table:table-cell table:style-name="ce1624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69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98" office:value-type="float" office:value="0" calcext:value-type="float">
            <text:p>0</text:p>
          </table:table-cell>
          <table:table-cell table:style-name="ce1624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69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9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98" office:value-type="float" office:value="0" calcext:value-type="float">
            <text:p>0</text:p>
          </table:table-cell>
          <table:table-cell table:style-name="ce1624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69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9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98" office:value-type="float" office:value="0" calcext:value-type="float">
            <text:p>0</text:p>
          </table:table-cell>
          <table:table-cell table:style-name="ce1624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69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9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8" office:value-type="float" office:value="0.25" calcext:value-type="float">
            <text:p>0,25</text:p>
          </table:table-cell>
          <table:table-cell table:style-name="ce1624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69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8" office:value-type="float" office:value="0.25" calcext:value-type="float">
            <text:p>0,25</text:p>
          </table:table-cell>
          <table:table-cell table:style-name="ce1624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69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1624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69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9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8" office:value-type="float" office:value="1" calcext:value-type="float">
            <text:p>1</text:p>
          </table:table-cell>
          <table:table-cell table:style-name="ce1624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69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0"/>
          <table:table-cell table:style-name="ce1624" office:value-type="float" office:value="110" calcext:value-type="float">
            <text:p>110</text:p>
          </table:table-cell>
          <table:table-cell table:style-name="ce1695" table:number-columns-repeated="3"/>
          <table:table-cell table:style-name="ce1624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0"/>
          <table:table-cell table:style-name="ce1624" office:value-type="float" office:value="120" calcext:value-type="float">
            <text:p>120</text:p>
          </table:table-cell>
          <table:table-cell table:style-name="ce1695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688" table:content-validation-name="val5" office:value-type="string" calcext:value-type="string">
            <text:p>Fémalapanyag</text:p>
          </table:table-cell>
          <table:table-cell table:style-name="ce2724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24" office:value-type="float" office:value="130" calcext:value-type="float">
            <text:p>130</text:p>
          </table:table-cell>
          <table:table-cell table:style-name="ce1695" table:number-columns-repeated="3"/>
          <table:table-cell table:style-name="ce1624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691" office:value-type="string" calcext:value-type="string">
            <text:p>Acél</text:p>
          </table:table-cell>
          <table:table-cell table:style-name="ce998" office:value-type="float" office:value="0" calcext:value-type="float">
            <text:p>0</text:p>
          </table:table-cell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24" office:value-type="float" office:value="140" calcext:value-type="float">
            <text:p>140</text:p>
          </table:table-cell>
          <table:table-cell table:style-name="ce1695" table:number-columns-repeated="3"/>
          <table:table-cell table:style-name="ce1624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691" office:value-type="string" calcext:value-type="string">
            <text:p>Bronz</text:p>
          </table:table-cell>
          <table:table-cell table:style-name="ce998" office:value-type="float" office:value="-5" calcext:value-type="float">
            <text:p>-5</text:p>
          </table:table-cell>
          <table:table-cell table:style-name="ce998" office:value-type="float" office:value="0.5" calcext:value-type="float">
            <text:p>0,5</text:p>
          </table:table-cell>
          <table:table-cell table:style-name="ce998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2"/>
          <table:table-cell table:style-name="ce980"/>
          <table:table-cell table:style-name="ce1624" office:value-type="float" office:value="150" calcext:value-type="float">
            <text:p>150</text:p>
          </table:table-cell>
          <table:table-cell table:style-name="ce2259" office:value-type="string" calcext:value-type="string" table:number-columns-spanned="3" table:number-rows-spanned="1">
            <text:p>Szorzó Észlelhetőség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691" office:value-type="string" calcext:value-type="string">
            <text:p>Abbitacél</text:p>
          </table:table-cell>
          <table:table-cell table:style-name="ce998" office:value-type="float" office:value="5" calcext:value-type="float">
            <text:p>5</text:p>
          </table:table-cell>
          <table:table-cell table:style-name="ce998" office:value-type="float" office:value="10" calcext:value-type="float">
            <text:p>10</text:p>
          </table:table-cell>
          <table:table-cell table:style-name="ce998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2"/>
          <table:table-cell table:style-name="ce980"/>
          <table:table-cell table:style-name="ce1624" office:value-type="float" office:value="160" calcext:value-type="float">
            <text:p>160</text:p>
          </table:table-cell>
          <table:table-cell table:style-name="ce1695" office:value-type="string" calcext:value-type="string">
            <text:p>Jól kivehető kontúr</text:p>
          </table:table-cell>
          <table:table-cell table:style-name="ce169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691" office:value-type="string" calcext:value-type="string">
            <text:p>Mithrill</text:p>
          </table:table-cell>
          <table:table-cell table:style-name="ce998" office:value-type="float" office:value="10" calcext:value-type="float">
            <text:p>10</text:p>
          </table:table-cell>
          <table:table-cell table:style-name="ce998" office:value-type="float" office:value="100" calcext:value-type="float">
            <text:p>100</text:p>
          </table:table-cell>
          <table:table-cell table:style-name="ce998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2"/>
          <table:table-cell table:style-name="ce980"/>
          <table:table-cell table:style-name="ce1624" office:value-type="float" office:value="170" calcext:value-type="float">
            <text:p>170</text:p>
          </table:table-cell>
          <table:table-cell table:style-name="ce1695" office:value-type="string" calcext:value-type="string">
            <text:p>Szürkületben</text:p>
          </table:table-cell>
          <table:table-cell table:style-name="ce169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691" office:value-type="string" calcext:value-type="string">
            <text:p>Lunír</text:p>
          </table:table-cell>
          <table:table-cell table:style-name="ce998" office:value-type="float" office:value="20" calcext:value-type="float">
            <text:p>20</text:p>
          </table:table-cell>
          <table:table-cell table:style-name="ce998" office:value-type="float" office:value="1000" calcext:value-type="float">
            <text:p>1000</text:p>
          </table:table-cell>
          <table:table-cell table:style-name="ce998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2"/>
          <table:table-cell table:style-name="ce980"/>
          <table:table-cell table:style-name="ce1624" office:value-type="float" office:value="180" calcext:value-type="float">
            <text:p>180</text:p>
          </table:table-cell>
          <table:table-cell table:style-name="ce1695" office:value-type="string" calcext:value-type="string">
            <text:p>Homályos kontúr</text:p>
          </table:table-cell>
          <table:table-cell table:style-name="ce1695" table:number-columns-repeated="2"/>
          <table:table-cell table:style-name="ce1624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2"/>
          <table:table-cell table:style-name="ce980"/>
          <table:table-cell table:style-name="ce1624" office:value-type="float" office:value="190" calcext:value-type="float">
            <text:p>190</text:p>
          </table:table-cell>
          <table:table-cell table:style-name="ce1695" office:value-type="string" calcext:value-type="string">
            <text:p>Éppen kivehető kontúr – zajos</text:p>
          </table:table-cell>
          <table:table-cell table:style-name="ce1695" table:number-columns-repeated="2"/>
          <table:table-cell table:style-name="ce1624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2"/>
          <table:table-cell table:style-name="ce980"/>
          <table:table-cell table:style-name="ce1624" office:value-type="float" office:value="200" calcext:value-type="float">
            <text:p>200</text:p>
          </table:table-cell>
          <table:table-cell table:style-name="ce1695" office:value-type="string" calcext:value-type="string">
            <text:p>Éppen kivehető kontúr – csendes</text:p>
          </table:table-cell>
          <table:table-cell table:style-name="ce1695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2"/>
          <table:table-cell table:style-name="ce980"/>
          <table:table-cell table:style-name="ce1695"/>
          <table:table-cell table:style-name="ce1695" office:value-type="string" calcext:value-type="string">
            <text:p>Háttérrel egybeolvadó kontúr – zajos</text:p>
          </table:table-cell>
          <table:table-cell table:style-name="ce1695" table:number-columns-repeated="2"/>
          <table:table-cell table:style-name="ce162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 table:number-columns-repeated="6"/>
          <table:table-cell table:style-name="ce1036"/>
          <table:table-cell table:style-name="ce980" table:number-columns-repeated="5"/>
          <table:table-cell table:style-name="ce1624"/>
          <table:table-cell table:style-name="ce1695" office:value-type="string" calcext:value-type="string">
            <text:p>Háttérrel egybeolvadó kontúr – csendes</text:p>
          </table:table-cell>
          <table:table-cell table:style-name="ce169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2"/>
          <table:table-cell table:style-name="ce1036" table:number-columns-repeated="2"/>
          <table:table-cell table:style-name="ce980" table:number-columns-repeated="5"/>
          <table:table-cell table:style-name="ce1695" table:number-columns-repeated="4"/>
          <table:table-cell table:style-name="ce1624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34" table:content-validation-name="val222" office:value-type="string" calcext:value-type="string">
            <text:p>TÉ</text:p>
          </table:table-cell>
          <table:table-cell table:style-name="ce2744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259" office:value-type="string" calcext:value-type="string" table:number-columns-spanned="3" table:number-rows-spanned="1">
            <text:p>Szorzó Szél</text:p>
          </table:table-cell>
          <table:covered-table-cell table:style-name="ce1624"/>
          <table:covered-table-cell table:style-name="ce1534"/>
          <table:table-cell table:style-name="ce1624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751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29" table:content-validation-name="val222" table:formula="of:=VLOOKUP([.$C81];harcmodorok;2)" office:value-type="float" office:value="-9" calcext:value-type="float">
            <text:p>-9</text:p>
          </table:table-cell>
          <table:table-cell table:style-name="ce2729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410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751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29" table:content-validation-name="val222" table:formula="of:=VLOOKUP([.$C82];harcmodorok;2)" office:value-type="float" office:value="3" calcext:value-type="float">
            <text:p>3</text:p>
          </table:table-cell>
          <table:table-cell table:style-name="ce2729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751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29" table:content-validation-name="val222" table:formula="of:=VLOOKUP([.$C83];harcmodorok;2)" office:value-type="float" office:value="6" calcext:value-type="float">
            <text:p>6</text:p>
          </table:table-cell>
          <table:table-cell table:style-name="ce2729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69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751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29" table:content-validation-name="val222" table:formula="of:=VLOOKUP([.$C84];harcmodorok;2)" office:value-type="float" office:value="9" calcext:value-type="float">
            <text:p>9</text:p>
          </table:table-cell>
          <table:table-cell table:style-name="ce2729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69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69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1"/>
          <table:table-cell table:style-name="ce1695" table:number-columns-repeated="3"/>
          <table:table-cell table:style-name="ce1624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69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695" table:number-columns-repeated="3"/>
          <table:table-cell table:style-name="ce1624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34" table:content-validation-name="val105" office:value-type="string" calcext:value-type="string">
            <text:p>TÉ</text:p>
          </table:table-cell>
          <table:table-cell table:style-name="ce2744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695" table:number-columns-repeated="3"/>
          <table:table-cell table:style-name="ce1624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751" office:value-type="float" office:value="0" calcext:value-type="float">
            <text:p>0</text:p>
          </table:table-cell>
          <table:table-cell table:style-name="ce2729" office:value-type="float" office:value="0" calcext:value-type="float">
            <text:p>0</text:p>
          </table:table-cell>
          <table:table-cell table:number-columns-repeated="2" table:style-name="ce2729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695" table:number-columns-repeated="3"/>
          <table:table-cell table:style-name="ce1624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751" office:value-type="float" office:value="1" calcext:value-type="float">
            <text:p>1</text:p>
          </table:table-cell>
          <table:table-cell table:style-name="ce2729" office:value-type="float" office:value="6" calcext:value-type="float">
            <text:p>6</text:p>
          </table:table-cell>
          <table:table-cell table:number-columns-repeated="2" table:style-name="ce2729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751" office:value-type="float" office:value="2" calcext:value-type="float">
            <text:p>2</text:p>
          </table:table-cell>
          <table:table-cell table:style-name="ce2729" office:value-type="float" office:value="9" calcext:value-type="float">
            <text:p>9</text:p>
          </table:table-cell>
          <table:table-cell table:number-columns-repeated="2" table:style-name="ce2729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Default" table:number-columns-repeated="8"/>
          <table:table-cell table:style-name="ce980" table:number-columns-repeated="7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3" table:number-rows-repeated="2">
          <table:table-cell table:style-name="ce980"/>
          <table:table-cell table:style-name="ce169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3">
          <table:table-cell table:style-name="ce980"/>
          <table:table-cell table:style-name="ce169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3" table:number-rows-repeated="35">
          <table:table-cell table:style-name="ce980"/>
          <table:table-cell table:style-name="ce169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3">
          <table:table-cell table:style-name="ce2775"/>
          <table:table-cell table:style-name="ce169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3">
          <table:table-cell table:style-name="ce2775"/>
          <table:table-cell table:style-name="ce1695"/>
          <table:table-cell table:style-name="ce980" table:number-columns-repeated="3"/>
          <table:table-cell table:style-name="ce2748"/>
          <table:table-cell table:style-name="ce2610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3">
          <table:table-cell table:style-name="ce2775"/>
          <table:table-cell table:style-name="ce2686"/>
          <table:table-cell table:style-name="ce2720" table:number-columns-repeated="2"/>
          <table:table-cell table:style-name="ce2610"/>
          <table:table-cell table:style-name="ce2748"/>
          <table:table-cell table:style-name="ce2610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3" table:number-rows-repeated="9">
          <table:table-cell table:style-name="ce2775"/>
          <table:table-cell table:style-name="ce2686"/>
          <table:table-cell table:style-name="ce2720" table:number-columns-repeated="2"/>
          <table:table-cell table:style-name="ce2610"/>
          <table:table-cell table:style-name="ce2748"/>
          <table:table-cell table:style-name="ce2610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3" table:number-rows-repeated="65295">
          <table:table-cell table:style-name="ce2775"/>
          <table:table-cell table:style-name="ce2686"/>
          <table:table-cell table:style-name="ce2720" table:number-columns-repeated="2"/>
          <table:table-cell table:style-name="ce2610"/>
          <table:table-cell table:style-name="ce2748"/>
          <table:table-cell table:style-name="ce2610" table:number-columns-repeated="6"/>
          <table:table-cell table:style-name="ce2908"/>
          <table:table-cell table:style-name="ce2412" table:number-columns-repeated="2"/>
          <table:table-cell table:style-name="ce2610"/>
          <table:table-cell table:number-columns-repeated="17"/>
          <table:table-cell table:style-name="ce980" table:number-columns-repeated="16351"/>
        </table:table-row>
        <table:table-row table:style-name="ro3">
          <table:table-cell table:style-name="ce2775"/>
          <table:table-cell table:style-name="ce2686"/>
          <table:table-cell table:style-name="ce2720" table:number-columns-repeated="2"/>
          <table:table-cell table:style-name="ce2610"/>
          <table:table-cell table:number-columns-repeated="4"/>
          <table:table-cell table:style-name="ce2610" table:number-columns-repeated="3"/>
          <table:table-cell table:style-name="ce2908"/>
          <table:table-cell table:style-name="ce2412" table:number-columns-repeated="2"/>
          <table:table-cell table:style-name="ce2610"/>
          <table:table-cell table:number-columns-repeated="17"/>
          <table:table-cell table:style-name="ce980" table:number-columns-repeated="16351"/>
        </table:table-row>
        <table:table-row table:style-name="ro3" table:number-rows-repeated="2">
          <table:table-cell table:number-columns-repeated="9"/>
          <table:table-cell table:style-name="ce2610" table:number-columns-repeated="3"/>
          <table:table-cell table:style-name="ce2908"/>
          <table:table-cell table:style-name="ce2412" table:number-columns-repeated="2"/>
          <table:table-cell table:style-name="ce2610"/>
          <table:table-cell table:number-columns-repeated="17"/>
          <table:table-cell table:style-name="ce980" table:number-columns-repeated="16351"/>
        </table:table-row>
        <table:table-row table:style-name="ro3">
          <table:table-cell table:number-columns-repeated="9"/>
          <table:table-cell table:style-name="ce2610" table:number-columns-repeated="3"/>
          <table:table-cell/>
          <table:table-cell table:style-name="ce2412" table:number-columns-repeated="2"/>
          <table:table-cell table:style-name="ce2610"/>
          <table:table-cell table:number-columns-repeated="17"/>
          <table:table-cell table:style-name="ce980" table:number-columns-repeated="16351"/>
        </table:table-row>
        <table:table-row table:style-name="ro3" table:number-rows-repeated="9">
          <table:table-cell table:number-columns-repeated="13"/>
          <table:table-cell table:style-name="ce2412" table:number-columns-repeated="2"/>
          <table:table-cell table:style-name="ce2610"/>
          <table:table-cell table:number-columns-repeated="17"/>
          <table:table-cell table:style-name="ce980" table:number-columns-repeated="16351"/>
        </table:table-row>
        <table:table-row table:style-name="ro3" table:number-rows-repeated="983089">
          <table:table-cell table:number-columns-repeated="33"/>
          <table:table-cell table:style-name="ce980" table:number-columns-repeated="16351"/>
        </table:table-row>
        <table:table-row table:style-name="ro3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19" table:default-cell-style-name="ce980"/>
        <table:table-row table:style-name="ro3">
          <table:table-cell office:value-type="string" calcext:value-type="string">
            <text:p>Karakteralkotó a Szilánk RPG nonprofit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5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64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3" table:number-rows-repeated="1048570">
          <table:table-cell/>
        </table:table-row>
        <table:table-row table:style-name="ro3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00.00.00</text:date>, <text:time style:data-style-name="N2" text:time-value="22:37:14.54186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2-20T23:27:22.019479000</dc:date>
    <meta:editing-cycles>1386</meta:editing-cycles>
    <meta:editing-duration>P12DT8H2M57S</meta:editing-duration>
    <meta:document-statistic meta:table-count="11" meta:cell-count="507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